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D000000AC15F9F62A858E83B4.jpg" manifest:media-type="image/jpeg"/>
  <manifest:file-entry manifest:full-path="Pictures/TablePreview1.svm" manifest:media-type=""/>
  <manifest:file-entry manifest:full-path="Pictures/1000020100000762000002114368B3B06D152B0F.png" manifest:media-type="image/png"/>
  <manifest:file-entry manifest:full-path="Pictures/10000201000006210000027DA4CB64A5DCCC4C6E.png" manifest:media-type="image/png"/>
  <manifest:file-entry manifest:full-path="Pictures/10000201000009AA000001947961A2D336B2115C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1f407a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f9cb9c" draw:opacity="31%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97ff00" draw:opacity="34%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97ff00" draw:opacity="34%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375cm" fo:padding-bottom="0cm" fo:padding-left="0cm" fo:padding-right="0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.15cm" fo:padding-right="0cm" fo:wrap-option="wrap"/>
    </style:style>
    <style:style style:name="pr4" style:family="presentation" style:parent-style-name="TITLE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ontent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.15cm" fo:padding-left="0cm" fo:padding-right="0cm" fo:wrap-option="wrap"/>
    </style:style>
    <style:style style:name="pr6" style:family="presentation" style:parent-style-name="Content-outline1">
      <style:graphic-properties draw:stroke="none" svg:stroke-width="0cm" draw:fill="none" draw:textarea-vertical-align="top" draw:auto-grow-height="false" draw:fit-to-size="false" style:shrink-to-fit="false" fo:min-height="8.036cm" fo:padding-top="0.12cm" fo:padding-bottom="0.095cm" fo:padding-left="0cm" fo:padding-right="0cm" fo:wrap-option="wrap"/>
    </style:style>
    <style:style style:name="pr7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.15cm" fo:padding-right="0cm" fo:wrap-option="wrap"/>
    </style:style>
    <style:style style:name="pr8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Conten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0.054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075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3" style:family="paragraph">
      <style:paragraph-properties fo:margin-left="0cm" fo:margin-right="0cm" fo:margin-top="0.07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71cm" fo:margin-bottom="0.07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paragraph-properties fo:margin-left="0cm" fo:margin-right="0cm" fo:margin-top="0.10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7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5.08cm" fo:margin-right="0cm" fo:margin-top="0.176cm" fo:margin-bottom="0.17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P17" style:family="paragraph">
      <style:paragraph-properties fo:margin-left="0cm" fo:margin-right="0cm" fo:margin-top="0.176cm" fo:margin-bottom="0.17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solid" draw:fill-color="#f9cb9c" draw:opacity="31%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97ff00" draw:opacity="34%"/>
      <style:paragraph-properties fo:text-align="start" style:font-independent-line-spacing="true"/>
      <style:text-properties fo:font-size="14pt"/>
    </style:style>
    <style:style style:name="P28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06cm" fo:margin-bottom="0cm" fo:line-height="100%" fo:text-align="start" fo:text-indent="0cm" style:writing-mode="lr-tb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style:paragraph-properties fo:margin-left="1.27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1.27cm" fo:margin-right="0cm" fo:margin-top="0.176cm" fo:margin-bottom="0.176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1.27cm" fo:margin-right="0cm" fo:margin-top="0.176cm" fo:margin-bottom="0.176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1.27cm" fo:margin-right="0cm" fo:margin-top="0.176cm" fo:margin-bottom="0.17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1.27cm" fo:margin-right="0cm" fo:margin-top="0.176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2.54cm" fo:margin-right="0cm" fo:margin-top="0.176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1.27cm" fo:margin-right="0cm" fo:margin-top="0.10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1.27cm" fo:margin-right="0cm" fo:margin-top="0.17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2.54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1.27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176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176cm" fo:margin-bottom="0.176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3.81cm" fo:margin-right="0cm" fo:margin-top="0.176cm" fo:margin-bottom="0.17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5.08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3.81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3.81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176cm" fo:margin-bottom="0cm" fo:line-height="100%" fo:text-align="center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3f3f3f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a60b16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3f3f3f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 Mono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10pt" fo:letter-spacing="normal" fo:font-style="italic" style:text-underline-style="none" fo:font-weight="normal" style:font-name-asian="Consolas" style:font-size-asian="10pt" style:font-style-asian="italic" style:font-weight-asian="normal" style:font-name-complex="Consolas" style:font-size-complex="10pt" style:font-style-complex="italic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" fo:font-size="11pt" fo:letter-spacing="normal" fo:font-style="italic" style:text-underline-style="none" fo:font-weight="normal" style:font-name-asian="Consolas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4" style:family="text">
      <style:text-properties fo:font-variant="normal" fo:text-transform="none" fo:color="#09885a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5" style:family="text">
      <style:text-properties fo:font-variant="normal" fo:text-transform="none" fo:color="#4864aa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6" style:family="text">
      <style:text-properties fo:font-variant="normal" fo:text-transform="none" fo:color="#008080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7" style:family="text">
      <style:text-properties fo:font-variant="normal" fo:text-transform="none" fo:color="#3030c0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Roboto Mono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Consolas" fo:font-size="10pt" fo:letter-spacing="normal" fo:font-style="italic" style:text-underline-style="none" fo:font-weight="normal" style:font-name-asian="Consolas" style:font-size-asian="10pt" style:font-style-asian="italic" style:font-weight-asian="normal" style:font-name-complex="Consolas" style:font-size-complex="10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Consolas" fo:font-size="11pt" fo:letter-spacing="normal" fo:font-style="normal" style:text-underline-style="none" fo:font-weight="bold" style:font-name-asian="Consolas" style:font-size-asian="11pt" style:font-style-asian="normal" style:font-weight-asian="bold" style:font-name-complex="Consolas" style:font-size-complex="11pt" style:font-style-complex="normal" style:font-weight-complex="bold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8pt" fo:letter-spacing="normal" fo:font-style="italic" style:text-underline-style="none" fo:font-weight="normal" style:font-name-asian="Consolas" style:font-size-asian="8pt" style:font-style-asian="italic" style:font-weight-asian="normal" style:font-name-complex="Consolas" style:font-size-complex="8pt" style:font-style-complex="italic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onsolas" fo:font-size="8pt" fo:letter-spacing="normal" fo:font-style="normal" style:text-underline-style="none" fo:font-weight="normal" style:font-name-asian="Consolas" style:font-size-asian="8pt" style:font-style-asian="normal" style:font-weight-asian="normal" style:font-name-complex="Consolas" style:font-size-complex="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8pt" fo:letter-spacing="normal" fo:font-style="normal" style:text-underline-style="none" fo:font-weight="normal" style:font-name-asian="Consolas" style:font-size-asian="8pt" style:font-style-asian="normal" style:font-weight-asian="normal" style:font-name-complex="Consolas" style:font-size-complex="8pt" style:font-style-complex="normal" style:font-weight-complex="normal"/>
    </style:style>
    <style:style style:name="T27" style:family="text">
      <style:text-properties fo:font-variant="normal" fo:text-transform="none" fo:color="#4864aa" style:text-line-through-style="none" style:text-line-through-type="none" style:text-position="0% 100%" style:font-name="Consolas" fo:font-size="8pt" fo:letter-spacing="normal" fo:font-style="normal" style:text-underline-style="none" fo:font-weight="normal" style:font-name-asian="Consolas" style:font-size-asian="8pt" style:font-style-asian="normal" style:font-weight-asian="normal" style:font-name-complex="Consolas" style:font-size-complex="8pt" style:font-style-complex="normal" style:font-weight-complex="normal"/>
    </style:style>
    <style:style style:name="T28" style:family="text">
      <style:text-properties fo:font-variant="normal" fo:text-transform="none" fo:color="#008080" style:text-line-through-style="none" style:text-line-through-type="none" style:text-position="0% 100%" style:font-name="Consolas" fo:font-size="8pt" fo:letter-spacing="normal" fo:font-style="normal" style:text-underline-style="none" fo:font-weight="normal" style:font-name-asian="Consolas" style:font-size-asian="8pt" style:font-style-asian="normal" style:font-weight-asian="normal" style:font-name-complex="Consolas" style:font-size-complex="8pt" style:font-style-complex="normal" style:font-weight-complex="normal"/>
    </style:style>
    <style:style style:name="T29" style:family="text">
      <style:text-properties fo:font-variant="normal" fo:text-transform="none" fo:color="#09885a" style:text-line-through-style="none" style:text-line-through-type="none" style:text-position="0% 100%" style:font-name="Consolas" fo:font-size="8pt" fo:letter-spacing="normal" fo:font-style="normal" style:text-underline-style="none" fo:font-weight="normal" style:font-name-asian="Consolas" style:font-size-asian="8pt" style:font-style-asian="normal" style:font-weight-asian="normal" style:font-name-complex="Consolas" style:font-size-complex="8pt" style:font-style-complex="normal" style:font-weight-complex="normal"/>
    </style:style>
    <style:style style:name="T30" style:family="text">
      <style:text-properties fo:font-variant="normal" fo:text-transform="none" fo:color="#3030c0" style:text-line-through-style="none" style:text-line-through-type="none" style:text-position="0% 100%" style:font-name="Consolas" fo:font-size="8pt" fo:letter-spacing="normal" fo:font-style="normal" style:text-underline-style="none" fo:font-weight="normal" style:font-name-asian="Consolas" style:font-size-asian="8pt" style:font-style-asian="normal" style:font-weight-asian="normal" style:font-name-complex="Consolas" style:font-size-complex="8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6pt" fo:letter-spacing="normal" fo:font-style="italic" style:text-underline-style="none" fo:font-weight="normal" style:font-name-asian="Consolas" style:font-size-asian="6pt" style:font-style-asian="italic" style:font-weight-asian="normal" style:font-name-complex="Consolas" style:font-size-complex="6pt" style:font-style-complex="italic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34" style:family="text">
      <style:text-properties fo:font-variant="normal" fo:text-transform="none" fo:color="#4864aa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35" style:family="text">
      <style:text-properties fo:font-variant="normal" fo:text-transform="none" fo:color="#008080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36" style:family="text">
      <style:text-properties fo:font-variant="normal" fo:text-transform="none" fo:color="#09885a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37" style:family="text">
      <style:text-properties fo:font-variant="normal" fo:text-transform="none" fo:color="#3030c0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9" style:family="text">
      <style:text-properties fo:font-variant="normal" fo:text-transform="none" fo:color="#a31515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41" style:family="text">
      <style:text-properties fo:font-variant="normal" fo:text-transform="none" fo:color="#9900ff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43" style:family="text">
      <style:text-properties fo:font-variant="normal" fo:text-transform="none" fo:color="#9900ff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nsolas" fo:font-size="10pt" fo:letter-spacing="normal" fo:font-style="italic" style:text-underline-style="none" fo:font-weight="normal" style:font-name-asian="Consolas" style:font-size-asian="10pt" style:font-style-asian="italic" style:font-weight-asian="normal" style:font-name-complex="Consolas" style:font-size-complex="10pt" style:font-style-complex="italic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47" style:family="text">
      <style:text-properties fo:font-variant="normal" fo:text-transform="none" fo:color="#4864aa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48" style:family="text">
      <style:text-properties fo:font-variant="normal" fo:text-transform="none" fo:color="#008080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49" style:family="text">
      <style:text-properties fo:font-variant="normal" fo:text-transform="none" fo:color="#09885a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50" style:family="text">
      <style:text-properties fo:font-variant="normal" fo:text-transform="none" fo:color="#3030c0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51" style:family="text">
      <style:text-properties fo:font-variant="normal" fo:text-transform="none" fo:color="#cc4125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53" style:family="text">
      <style:text-properties fo:font-variant="normal" fo:text-transform="none" fo:color="#a31515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6" style:family="text">
      <style:text-properties fo:font-variant="normal" fo:text-transform="none" fo:color="#274e13" style:text-line-through-style="none" style:text-line-through-type="none" style:text-position="0% 100%" style:font-name="Consolas" fo:font-size="14pt" fo:letter-spacing="normal" fo:font-style="normal" style:text-underline-style="none" fo:font-weight="bold" style:font-name-asian="Consolas" style:font-size-asian="14pt" style:font-style-asian="normal" style:font-weight-asian="bold" style:font-name-complex="Consolas" style:font-size-complex="14pt" style:font-style-complex="normal" style:font-weight-complex="bold"/>
    </style:style>
    <style:style style:name="T57" style:family="text">
      <style:text-properties fo:font-variant="normal" fo:text-transform="none" fo:color="#a60b16" style:text-line-through-style="none" style:text-line-through-type="none" style:text-position="0% 100%" style:font-name="Consolas" fo:font-size="18pt" fo:letter-spacing="normal" fo:font-style="normal" style:text-underline-style="solid" style:text-underline-width="auto" style:text-underline-color="font-color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30% 58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30% 58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1" style:family="text">
      <style:text-properties fo:font-variant="normal" fo:text-transform="none" fo:color="#000000" style:text-line-through-style="solid" style:text-line-through-type="singl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63" style:family="text">
      <style:text-properties fo:font-variant="normal" fo:text-transform="none" fo:color="#38761d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64" style:family="text">
      <style:text-properties fo:font-variant="normal" fo:text-transform="none" fo:color="#3f3f3f" style:text-line-through-style="none" style:text-line-through-type="none" style:text-position="0% 100%" style:font-name="Consolas" fo:font-size="20pt" fo:letter-spacing="normal" fo:font-style="normal" style:text-underline-style="none" fo:font-weight="bold" style:font-name-asian="Consolas" style:font-size-asian="20pt" style:font-style-asian="normal" style:font-weight-asian="bold" style:font-name-complex="Consolas" style:font-size-complex="20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italic" style:text-underline-style="none" fo:font-weight="normal" style:font-name-asian="Consolas" style:font-size-asian="18pt" style:font-style-asian="italic" style:font-weight-asian="normal" style:font-name-complex="Consolas" style:font-size-complex="18pt" style:font-style-complex="italic" style:font-weight-complex="normal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7" style:family="text">
      <style:text-properties fo:font-variant="normal" fo:text-transform="none" fo:color="#0000ff" style:text-line-through-style="none" style:text-line-through-type="none" style:text-position="0% 100%" style:font-name="Consolas" fo:font-size="14pt" fo:letter-spacing="normal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68" style:family="text">
      <style:text-properties fo:font-variant="normal" fo:text-transform="none" fo:color="#0000ff" style:text-line-through-style="none" style:text-line-through-type="none" style:text-position="0% 100%" style:font-name="Consolas" fo:font-size="14pt" fo:letter-spacing="normal" fo:font-style="italic" style:text-underline-style="none" fo:font-weight="normal" style:font-name-asian="Consolas" style:font-size-asian="14pt" style:font-style-asian="italic" style:font-weight-asian="normal" style:font-name-complex="Consolas" style:font-size-complex="14pt" style:font-style-complex="italic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nsolas" fo:font-size="14pt" fo:letter-spacing="normal" fo:font-style="italic" style:text-underline-style="none" fo:font-weight="normal" style:font-name-asian="Consolas" style:font-size-asian="14pt" style:font-style-asian="italic" style:font-weight-asian="normal" style:font-name-complex="Consolas" style:font-size-complex="14pt" style:font-style-complex="italic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71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72" style:family="text">
      <style:text-properties fo:font-variant="normal" fo:text-transform="none" fo:color="#38761d" style:text-line-through-style="none" style:text-line-through-type="none" style:text-position="0% 100%" style:font-name="Consolas" fo:font-size="10pt" fo:letter-spacing="normal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4" style:family="text">
      <style:text-properties fo:font-variant="normal" fo:text-transform="none" fo:color="#38761d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75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6" style:family="text">
      <style:text-properties fo:font-variant="normal" fo:text-transform="none" fo:color="#a31515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onsolas" fo:font-size="9pt" fo:letter-spacing="normal" fo:font-style="normal" style:text-underline-style="none" fo:font-weight="bold" style:font-name-asian="Consolas" style:font-size-asian="9pt" style:font-style-asian="normal" style:font-weight-asian="bold" style:font-name-complex="Consolas" style:font-size-complex="9pt" style:font-style-complex="normal" style:font-weight-complex="bold"/>
    </style:style>
    <style:style style:name="T78" style:family="text">
      <style:text-properties fo:font-variant="normal" fo:text-transform="none" fo:color="#38761d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79" style:family="text">
      <style:text-properties fo:font-variant="normal" fo:text-transform="none" fo:color="#274e13" style:text-line-through-style="none" style:text-line-through-type="none" style:text-position="0% 100%" style:font-name="Consolas" fo:font-size="9pt" fo:letter-spacing="normal" fo:font-style="normal" style:text-underline-style="none" fo:font-weight="normal" style:font-name-asian="Consolas" style:font-size-asian="9pt" style:font-style-asian="normal" style:font-weight-asian="normal" style:font-name-complex="Consolas" style:font-size-complex="9pt" style:font-style-complex="normal" style:font-weight-complex="normal"/>
    </style:style>
    <style:style style:name="T80" style:family="text">
      <style:text-properties fo:font-variant="normal" fo:text-transform="none" fo:color="#0000ff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81" style:family="text">
      <style:text-properties fo:font-variant="normal" fo:text-transform="none" fo:color="#38761d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Consolas" fo:font-size="10pt" fo:letter-spacing="normal" fo:font-style="normal" style:text-underline-style="none" fo:font-weight="bold" style:font-name-asian="Consolas" style:font-size-asian="10pt" style:font-style-asian="normal" style:font-weight-asian="bold" style:font-name-complex="Consolas" style:font-size-complex="1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3f3f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60b1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f3f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a60b1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4.199cm" text:min-label-width="0.881cm"/>
        <style:text-properties fo:font-family="'Noto Sans Symbols'" fo:color="#a60b1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4.199cm" text:min-label-width="0.881cm"/>
        <style:text-properties fo:color="#a60b1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89cm" text:min-label-width="0.881cm"/>
        <style:text-properties fo:color="#a60b1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fo:font-family="'Noto Sans Symbols'" fo:color="#a60b1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89cm" text:min-label-width="0.881cm"/>
        <style:text-properties fo:color="#a60b1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1.659cm" text:min-label-width="0.881cm"/>
        <style:text-properties fo:font-family="'Noto Sans Symbols'" fo:color="#00f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1.659cm" text:min-label-width="0.881cm"/>
        <style:text-properties fo:color="#a60b1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1.659cm" text:min-label-width="0.881cm"/>
        <style:text-properties fo:font-family="'Noto Sans Symbols'" fo:color="#cc412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⁉">
        <style:list-level-properties text:space-before="1.659cm" text:min-label-width="0.881cm"/>
        <style:text-properties style:font-name="Consolas" fo:color="#ff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." style:num-format="1">
        <style:list-level-properties text:space-before="1.659cm" text:min-label-width="0.881cm"/>
        <style:text-properties fo:color="#a60b1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1.659cm" text:min-label-width="0.881cm"/>
        <style:text-properties fo:font-family="'Noto Sans Symbols'" fo:color="#a60b1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1.65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89cm" text:min-label-width="0.881cm"/>
        <style:text-properties fo:font-family="'Noto Sans Symbols'" fo:color="#a60b1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2;p11" presentation:style-name="pr1" draw:text-style-name="P2" draw:layer="layout" svg:width="23.6cm" svg:height="2.248cm" svg:x="0.9cm" svg:y="7.144cm" presentation:class="title" presentation:user-transformed="true">
          <draw:text-box>
            <text:p text:style-name="P1"><text:span text:style-name="T1">Advanced C++ for HPC: Making a SIMD library</text:span></text:p>
          </draw:text-box>
        </draw:frame>
        <draw:frame draw:name="Google Shape;73;p11" presentation:style-name="pr2" draw:text-style-name="P5" draw:layer="layout" svg:width="23.6cm" svg:height="4.5cm" svg:x="0.9cm" svg:y="9.393cm" presentation:class="subtitle" presentation:user-transformed="true">
          <draw:text-box>
            <text:p text:style-name="P1"><text:span text:style-name="T2"/></text:p>
            <text:p text:style-name="P3"><text:span text:style-name="T2">Sam Yates, CSCS (</text:span><text:span text:style-name="T3"><text:a xlink:href="mailto:yates@cscs.ch" xlink:type="simple">yates@cscs.ch</text:a></text:span><text:span text:style-name="T2">)</text:span></text:p>
            <text:p text:style-name="P3"><text:span text:style-name="T2">14–16 October 2019</text:span></text:p>
            <text:p text:style-name="P3"><text:span text:style-name="T2"/></text:p>
            <text:p text:style-name="P4"><text:span text:style-name="T2"/></text:p>
          </draw:text-box>
        </draw:frame>
        <draw:frame draw:name="Google Shape;74;p11" presentation:style-name="pr3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presentation:notes draw:style-name="dp2">
          <draw:page-thumbnail draw:name="Google Shape;69;p:notes" draw:style-name="gr1" draw:layer="layout" svg:width="16.933cm" svg:height="9.524cm" svg:x="1.059cm" svg:y="1.905cm" draw:page-number="1" presentation:class="page"/>
          <draw:frame draw:name="Google Shape;70;p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" draw:style-name="dp1" draw:master-page-name="Content">
        <draw:frame draw:name="Google Shape;79;p12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Outline</text:span></text:p>
          </draw:text-box>
        </draw:frame>
        <draw:frame draw:name="Google Shape;80;p12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6">Why?</text:span></text:p>
            <text:p text:style-name="P11"><text:span text:style-name="T7"/></text:p>
            <text:list text:style-name="L6">
              <text:list-item>
                <text:p text:style-name="P12"><text:span text:style-name="T7">Vectorization.</text:span></text:p>
              </text:list-item>
              <text:list-item>
                <text:p text:style-name="P1"><text:span text:style-name="T7">SIMD intrinsics.</text:span></text:p>
              </text:list-item>
              <text:list-item>
                <text:p text:style-name="P1"><text:span text:style-name="T7">Alternatives.</text:span></text:p>
              </text:list-item>
            </text:list>
            <text:p text:style-name="P11"><text:span text:style-name="T6">How?</text:span></text:p>
            <text:p text:style-name="P11"><text:span text:style-name="T7"/></text:p>
            <text:list text:continue-numbering="true" text:style-name="L6">
              <text:list-item>
                <text:p text:style-name="P12"><text:span text:style-name="T7">Design constraints.</text:span></text:p>
              </text:list-item>
              <text:list-item>
                <text:p text:style-name="P1"><text:span text:style-name="T7">Representing ABIs: type maps.</text:span></text:p>
              </text:list-item>
              <text:list-item>
                <text:p text:style-name="P1"><text:span text:style-name="T7">CRTP for fun and profit.</text:span></text:p>
              </text:list-item>
              <text:list-item>
                <text:p text:style-name="P1"><text:span text:style-name="T7">Front-end interface.</text:span></text:p>
              </text:list-item>
            </text:list>
            <text:p text:style-name="P13"><text:span text:style-name="T7"/></text:p>
          </draw:text-box>
        </draw:frame>
        <draw:frame draw:name="Google Shape;81;p12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76;g6219565945_0_63:notes" draw:style-name="gr1" draw:layer="layout" svg:width="16.932cm" svg:height="9.524cm" svg:x="1.059cm" svg:y="1.905cm" draw:page-number="2" presentation:class="page"/>
          <draw:frame draw:name="Google Shape;77;g6219565945_0_63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ctorization" draw:style-name="dp1" draw:master-page-name="Content">
        <draw:frame draw:name="Google Shape;86;p13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CPU SIMD instructions: do more with less.</text:span></text:p>
            <text:p text:style-name="P17"><text:span text:style-name="T7"/></text:p>
          </draw:text-box>
        </draw:frame>
        <draw:frame draw:name="Google Shape;87;p13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Vectorization</text:span></text:p>
          </draw:text-box>
        </draw:frame>
        <draw:custom-shape draw:name="Google Shape;88;p13" draw:style-name="gr2" draw:text-style-name="P18" draw:layer="layout" svg:width="10.712cm" svg:height="7.861cm" svg:x="1.987cm" svg:y="4.262cm"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3" draw:style-name="gr3" draw:text-style-name="P18" draw:layer="layout" svg:width="11.405cm" svg:height="9.332cm" svg:x="0.893cm" svg:y="3.642cm">
          <text:p text:style-name="P1"><text:span text:style-name="T9">#define N 32768</text:span></text:p>
          <text:p text:style-name="P1"><text:span text:style-name="T9"/></text:p>
          <text:p text:style-name="P1"><text:span text:style-name="T9">// c = k*a + b</text:span></text:p>
          <text:p text:style-name="P1"><text:span text:style-name="T9">void sma(double* c, double k,</text:span><text:span text:style-name="T9"><text:line-break/></text:span><text:span text:style-name="T9"><text:tab/></text:span><text:span text:style-name="T9"> <text:s text:c="2"/>const double* a, const double* b)</text:span></text:p>
          <text:p text:style-name="P1"><text:span text:style-name="T9">{</text:span></text:p>
          <text:p text:style-name="P1"><text:span text:style-name="T9"><text:tab/></text:span><text:span text:style-name="T9">for (unsigned i = 0; i&lt;N; ++i) {</text:span></text:p>
          <text:p text:style-name="P1"><text:span text:style-name="T9"><text:tab/></text:span><text:span text:style-name="T9"><text:tab/></text:span><text:span text:style-name="T9">c[i] = k*a[i] + b[i];</text:span></text:p>
          <text:p text:style-name="P19"><text:span text:style-name="T9">}</text:span></text:p>
          <text:p text:style-name="P1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3" draw:style-name="gr3" draw:text-style-name="P18" draw:layer="layout" svg:width="11.405cm" svg:height="9.332cm" svg:x="13.095cm" svg:y="3.642cm">
          <text:p text:style-name="P20"><text:span text:style-name="T10">g++-9.2 -fno-unroll-loops -O3 -mno-sse</text:span></text:p>
          <text:p text:style-name="P20"><text:span text:style-name="T11"/></text:p>
          <text:p text:style-name="P21"><text:span text:style-name="T12">fldl</text:span><text:span text:style-name="T13"> </text:span><text:span text:style-name="T14">8</text:span><text:span text:style-name="T13">(</text:span><text:span text:style-name="T15">%rsp</text:span><text:span text:style-name="T13">)</text:span></text:p>
          <text:p text:style-name="P21"><text:span text:style-name="T12">xorl</text:span><text:span text:style-name="T13"> </text:span><text:span text:style-name="T15">%eax</text:span><text:span text:style-name="T13">, </text:span><text:span text:style-name="T15">%eax</text:span></text:p>
          <text:p text:style-name="P1"><text:span text:style-name="T16">.L2:</text:span></text:p>
          <text:p text:style-name="P21"><text:span text:style-name="T12">fldl</text:span><text:span text:style-name="T13"> (</text:span><text:span text:style-name="T15">%rsi</text:span><text:span text:style-name="T13">,</text:span><text:span text:style-name="T15">%rax</text:span><text:span text:style-name="T13">)</text:span></text:p>
          <text:p text:style-name="P21"><text:span text:style-name="T12">fmul</text:span><text:span text:style-name="T13"> </text:span><text:span text:style-name="T16">%st</text:span><text:span text:style-name="T13">(</text:span><text:span text:style-name="T14">1</text:span><text:span text:style-name="T13">), </text:span><text:span text:style-name="T16">%st</text:span></text:p>
          <text:p text:style-name="P21"><text:span text:style-name="T12">faddl</text:span><text:span text:style-name="T13"> (</text:span><text:span text:style-name="T15">%rdx</text:span><text:span text:style-name="T13">,</text:span><text:span text:style-name="T15">%rax</text:span><text:span text:style-name="T13">)</text:span></text:p>
          <text:p text:style-name="P21"><text:span text:style-name="T12">fstpl</text:span><text:span text:style-name="T13"> (</text:span><text:span text:style-name="T15">%rdi</text:span><text:span text:style-name="T13">,</text:span><text:span text:style-name="T15">%rax</text:span><text:span text:style-name="T13">)</text:span></text:p>
          <text:p text:style-name="P21"><text:span text:style-name="T12">addq</text:span><text:span text:style-name="T13"> </text:span><text:span text:style-name="T17">$8</text:span><text:span text:style-name="T13">, </text:span><text:span text:style-name="T15">%rax</text:span></text:p>
          <text:p text:style-name="P21"><text:span text:style-name="T12">cmpq</text:span><text:span text:style-name="T13"> </text:span><text:span text:style-name="T17">$262144</text:span><text:span text:style-name="T13">, </text:span><text:span text:style-name="T15">%rax</text:span></text:p>
          <text:p text:style-name="P21"><text:span text:style-name="T12">jne</text:span><text:span text:style-name="T13"> </text:span><text:span text:style-name="T16">.L2</text:span></text:p>
          <text:p text:style-name="P21"><text:span text:style-name="T12">fstp</text:span><text:span text:style-name="T13"> </text:span><text:span text:style-name="T16">%st</text:span><text:span text:style-name="T13">(</text:span><text:span text:style-name="T14">0</text:span><text:span text:style-name="T13">)</text:span></text:p>
          <text:p text:style-name="P21"><text:span text:style-name="T12">Ret</text:span></text:p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3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83;g6219565945_0_68:notes" draw:style-name="gr1" draw:layer="layout" svg:width="16.932cm" svg:height="9.524cm" svg:x="1.059cm" svg:y="1.905cm" draw:page-number="3" presentation:class="page"/>
          <draw:frame draw:name="Google Shape;84;g6219565945_0_68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ctorization" draw:style-name="dp1" draw:master-page-name="Content">
        <draw:frame draw:name="Google Shape;96;p14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CPU SIMD instructions: do more with less.</text:span></text:p>
            <text:p text:style-name="P17"><text:span text:style-name="T7"/></text:p>
          </draw:text-box>
        </draw:frame>
        <draw:frame draw:name="Google Shape;97;p14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Vectorization</text:span></text:p>
          </draw:text-box>
        </draw:frame>
        <draw:custom-shape draw:name="Google Shape;98;p14" draw:style-name="gr2" draw:text-style-name="P18" draw:layer="layout" svg:width="10.712cm" svg:height="7.861cm" svg:x="1.987cm" svg:y="4.262cm"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4" draw:style-name="gr3" draw:text-style-name="P18" draw:layer="layout" svg:width="11.405cm" svg:height="9.332cm" svg:x="0.893cm" svg:y="3.642cm">
          <text:p text:style-name="P1"><text:span text:style-name="T9">#define N 32768</text:span></text:p>
          <text:p text:style-name="P1"><text:span text:style-name="T9"/></text:p>
          <text:p text:style-name="P1"><text:span text:style-name="T9">// c = k*a + b</text:span></text:p>
          <text:p text:style-name="P1"><text:span text:style-name="T9">void sma(double* </text:span><text:span text:style-name="T18">__restrict</text:span><text:span text:style-name="T9"> c, double k,</text:span><text:span text:style-name="T9"><text:line-break/></text:span><text:span text:style-name="T9"><text:tab/></text:span><text:span text:style-name="T9"> <text:s text:c="2"/>const double* a, const double* b)</text:span></text:p>
          <text:p text:style-name="P1"><text:span text:style-name="T9">{</text:span></text:p>
          <text:p text:style-name="P1"><text:span text:style-name="T9"><text:tab/></text:span><text:span text:style-name="T9">for (unsigned i = 0; i&lt;N; ++i) {</text:span></text:p>
          <text:p text:style-name="P1"><text:span text:style-name="T9"><text:tab/></text:span><text:span text:style-name="T9"><text:tab/></text:span><text:span text:style-name="T9">c[i] = k*a[i] + b[i];</text:span></text:p>
          <text:p text:style-name="P19"><text:span text:style-name="T9">}</text:span></text:p>
          <text:p text:style-name="P1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4" draw:style-name="gr3" draw:text-style-name="P18" draw:layer="layout" svg:width="11.405cm" svg:height="9.332cm" svg:x="13.095cm" svg:y="3.642cm">
          <text:p text:style-name="P20"><text:span text:style-name="T10">g++-9.2 -O3 </text:span><text:span text:style-name="T19">-ffp-contract=off</text:span><text:span text:style-name="T10"> -march=skylake-avx512</text:span></text:p>
          <text:p text:style-name="P20"><text:span text:style-name="T11"/></text:p>
          <text:p text:style-name="P21"><text:span text:style-name="T12">vbroadcastsd</text:span><text:span text:style-name="T13"> </text:span><text:span text:style-name="T15">%xmm0</text:span><text:span text:style-name="T13">, </text:span><text:span text:style-name="T15">%ymm1</text:span></text:p>
          <text:p text:style-name="P21"><text:span text:style-name="T12">xorl</text:span><text:span text:style-name="T13"> </text:span><text:span text:style-name="T15">%eax</text:span><text:span text:style-name="T13">, </text:span><text:span text:style-name="T15">%eax</text:span></text:p>
          <text:p text:style-name="P1"><text:span text:style-name="T16">.L2:</text:span></text:p>
          <text:p text:style-name="P21"><text:span text:style-name="T12">vmulpd</text:span><text:span text:style-name="T13"> (</text:span><text:span text:style-name="T15">%rsi</text:span><text:span text:style-name="T13">,</text:span><text:span text:style-name="T15">%rax</text:span><text:span text:style-name="T13">), </text:span><text:span text:style-name="T15">%ymm1</text:span><text:span text:style-name="T13">, </text:span><text:span text:style-name="T15">%ymm0</text:span></text:p>
          <text:p text:style-name="P21"><text:span text:style-name="T12">vaddpd</text:span><text:span text:style-name="T13"> (</text:span><text:span text:style-name="T15">%rdx</text:span><text:span text:style-name="T13">,</text:span><text:span text:style-name="T15">%rax</text:span><text:span text:style-name="T13">), </text:span><text:span text:style-name="T15">%ymm0</text:span><text:span text:style-name="T13">, </text:span><text:span text:style-name="T15">%ymm0</text:span></text:p>
          <text:p text:style-name="P21"><text:span text:style-name="T12">vmovupd</text:span><text:span text:style-name="T13"> </text:span><text:span text:style-name="T15">%ymm0</text:span><text:span text:style-name="T13">, (</text:span><text:span text:style-name="T15">%rdi</text:span><text:span text:style-name="T13">,</text:span><text:span text:style-name="T15">%rax</text:span><text:span text:style-name="T13">)</text:span></text:p>
          <text:p text:style-name="P21"><text:span text:style-name="T12">addq</text:span><text:span text:style-name="T13"> </text:span><text:span text:style-name="T17">$32</text:span><text:span text:style-name="T13">, </text:span><text:span text:style-name="T15">%rax</text:span></text:p>
          <text:p text:style-name="P21"><text:span text:style-name="T12">cmpq</text:span><text:span text:style-name="T13"> </text:span><text:span text:style-name="T17">$262144</text:span><text:span text:style-name="T13">, </text:span><text:span text:style-name="T15">%rax</text:span></text:p>
          <text:p text:style-name="P21"><text:span text:style-name="T12">jne</text:span><text:span text:style-name="T13"> </text:span><text:span text:style-name="T16">.L2</text:span></text:p>
          <text:p text:style-name="P21"><text:span text:style-name="T12">vzeroupper</text:span></text:p>
          <text:p text:style-name="P21"><text:span text:style-name="T12">ret</text:span></text:p>
          <text:p text:style-name="P2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14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93;g6219565945_0_85:notes" draw:style-name="gr1" draw:layer="layout" svg:width="16.932cm" svg:height="9.524cm" svg:x="1.059cm" svg:y="1.905cm" draw:page-number="4" presentation:class="page"/>
          <draw:frame draw:name="Google Shape;94;g6219565945_0_85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ctorization" draw:style-name="dp1" draw:master-page-name="Content">
        <draw:frame draw:name="Google Shape;106;p15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CPU SIMD instructions: do more with less.</text:span></text:p>
            <text:p text:style-name="P17"><text:span text:style-name="T7"/></text:p>
          </draw:text-box>
        </draw:frame>
        <draw:frame draw:name="Google Shape;107;p15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Vectorization</text:span></text:p>
          </draw:text-box>
        </draw:frame>
        <draw:custom-shape draw:name="Google Shape;108;p15" draw:style-name="gr2" draw:text-style-name="P18" draw:layer="layout" svg:width="10.712cm" svg:height="7.861cm" svg:x="1.987cm" svg:y="4.262cm"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5" draw:style-name="gr3" draw:text-style-name="P18" draw:layer="layout" svg:width="11.405cm" svg:height="9.332cm" svg:x="0.893cm" svg:y="3.642cm">
          <text:p text:style-name="P1"><text:span text:style-name="T20">vbroadcastsd</text:span><text:span text:style-name="T21"> — fill target register with single double-precision value.</text:span></text:p>
          <text:p text:style-name="P1"><text:span text:style-name="T21"/></text:p>
          <text:p text:style-name="P1"><text:span text:style-name="T20">xorl %eax, %eax</text:span><text:span text:style-name="T21"> — set eax/rax to zero.</text:span></text:p>
          <text:p text:style-name="P1"><text:span text:style-name="T21"/></text:p>
          <text:p text:style-name="P1"><text:span text:style-name="T20">vmulpd </text:span><text:span text:style-name="T21">— multiply packed SIMD double-precision values.</text:span></text:p>
          <text:p text:style-name="P1"><text:span text:style-name="T21"/></text:p>
          <text:p text:style-name="P1"><text:span text:style-name="T20">(%rsi, %rax)</text:span><text:span text:style-name="T21"> — indirect/indexed addressing: contents of address rsi+rax</text:span></text:p>
          <text:p text:style-name="P1"><text:span text:style-name="T21"/></text:p>
          <text:p text:style-name="P1"><text:span text:style-name="T20">xmm</text:span><text:span text:style-name="T22">n</text:span><text:span text:style-name="T21">: first 128 bits of nth SIMD register</text:span></text:p>
          <text:p text:style-name="P1"><text:span text:style-name="T20">ymm</text:span><text:span text:style-name="T22">n</text:span><text:span text:style-name="T21">: first 256 bits of nth SIMD register [AVX]</text:span></text:p>
          <text:p text:style-name="P1"><text:span text:style-name="T20">zmm</text:span><text:span text:style-name="T22">n</text:span><text:span text:style-name="T21">: all 512 bits of nth SIMD register [AVX512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5" draw:style-name="gr3" draw:text-style-name="P18" draw:layer="layout" svg:width="11.405cm" svg:height="9.332cm" svg:x="13.095cm" svg:y="3.642cm">
          <text:p text:style-name="P20"><text:span text:style-name="T10"/></text:p>
          <text:p text:style-name="P20"><text:span text:style-name="T11"/></text:p>
          <text:p text:style-name="P21"><text:span text:style-name="T12">vbroadcastsd</text:span><text:span text:style-name="T13"> </text:span><text:span text:style-name="T15">%xmm0</text:span><text:span text:style-name="T13">, </text:span><text:span text:style-name="T15">%ymm1</text:span></text:p>
          <text:p text:style-name="P21"><text:span text:style-name="T12">xorl</text:span><text:span text:style-name="T13"> </text:span><text:span text:style-name="T15">%eax</text:span><text:span text:style-name="T13">, </text:span><text:span text:style-name="T15">%eax</text:span></text:p>
          <text:p text:style-name="P1"><text:span text:style-name="T16">.L2:</text:span></text:p>
          <text:p text:style-name="P21"><text:span text:style-name="T12">vmulpd</text:span><text:span text:style-name="T13"> (</text:span><text:span text:style-name="T15">%rsi</text:span><text:span text:style-name="T13">,</text:span><text:span text:style-name="T15">%rax</text:span><text:span text:style-name="T13">), </text:span><text:span text:style-name="T15">%ymm1</text:span><text:span text:style-name="T13">, </text:span><text:span text:style-name="T15">%ymm0</text:span></text:p>
          <text:p text:style-name="P21"><text:span text:style-name="T12">vaddpd</text:span><text:span text:style-name="T13"> (</text:span><text:span text:style-name="T15">%rdx</text:span><text:span text:style-name="T13">,</text:span><text:span text:style-name="T15">%rax</text:span><text:span text:style-name="T13">), </text:span><text:span text:style-name="T15">%ymm0</text:span><text:span text:style-name="T13">, </text:span><text:span text:style-name="T15">%ymm0</text:span></text:p>
          <text:p text:style-name="P21"><text:span text:style-name="T12">vmovupd</text:span><text:span text:style-name="T13"> </text:span><text:span text:style-name="T15">%ymm0</text:span><text:span text:style-name="T13">, (</text:span><text:span text:style-name="T15">%rdi</text:span><text:span text:style-name="T13">,</text:span><text:span text:style-name="T15">%rax</text:span><text:span text:style-name="T13">)</text:span></text:p>
          <text:p text:style-name="P21"><text:span text:style-name="T12">addq</text:span><text:span text:style-name="T13"> </text:span><text:span text:style-name="T17">$32</text:span><text:span text:style-name="T13">, </text:span><text:span text:style-name="T15">%rax</text:span></text:p>
          <text:p text:style-name="P21"><text:span text:style-name="T12">cmpq</text:span><text:span text:style-name="T13"> </text:span><text:span text:style-name="T17">$262144</text:span><text:span text:style-name="T13">, </text:span><text:span text:style-name="T15">%rax</text:span></text:p>
          <text:p text:style-name="P21"><text:span text:style-name="T12">jne</text:span><text:span text:style-name="T13"> </text:span><text:span text:style-name="T16">.L2</text:span></text:p>
          <text:p text:style-name="P21"><text:span text:style-name="T12">vzeroupper</text:span></text:p>
          <text:p text:style-name="P21"><text:span text:style-name="T12">ret</text:span></text:p>
          <text:p text:style-name="P2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15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custom-shape draw:name="Google Shape;112;p15" draw:style-name="gr3" draw:text-style-name="P18" draw:layer="layout" svg:width="4.086cm" svg:height="1.041cm" svg:x="20.598cm" svg:y="5.151cm">
          <text:p text:style-name="P1"><text:span text:style-name="T21">256-bit regi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5" draw:style-name="gr3" draw:text-style-name="P18" draw:layer="layout" svg:width="4.086cm" svg:height="1.041cm" svg:x="20.598cm" svg:y="3.415cm">
          <text:p text:style-name="P1"><text:span text:style-name="T21">128-bit regi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5" draw:style-name="gr4" draw:text-style-name="P22" draw:layer="layout" svg:width="2.386cm" svg:height="0.739cm" svg:x="18.211cm" svg:y="3.9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5;p15" draw:style-name="gr4" draw:text-style-name="P22" draw:layer="layout" svg:width="0.947cm" svg:height="0.309cm" draw:transform="rotate (-3.14159265358979) translate (20.598cm 5.672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03;g6237c56498_0_53:notes" draw:style-name="gr1" draw:layer="layout" svg:width="16.932cm" svg:height="9.524cm" svg:x="1.059cm" svg:y="1.905cm" draw:page-number="5" presentation:class="page"/>
          <draw:frame draw:name="Google Shape;104;g6237c56498_0_53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ctorization" draw:style-name="dp1" draw:master-page-name="Content">
        <draw:frame draw:name="Google Shape;120;p16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Wait, why is this only 4-wide?</text:span></text:p>
            <text:p text:style-name="P17"><text:span text:style-name="T7"/></text:p>
          </draw:text-box>
        </draw:frame>
        <draw:frame draw:name="Google Shape;121;p16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Vectorization</text:span></text:p>
          </draw:text-box>
        </draw:frame>
        <draw:custom-shape draw:name="Google Shape;122;p16" draw:style-name="gr2" draw:text-style-name="P18" draw:layer="layout" svg:width="10.712cm" svg:height="7.861cm" svg:x="1.987cm" svg:y="4.262cm"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6" draw:style-name="gr3" draw:text-style-name="P18" draw:layer="layout" svg:width="11.405cm" svg:height="9.332cm" svg:x="0.893cm" svg:y="3.642cm">
          <text:p text:style-name="P1"><text:span text:style-name="T9">#define N 32768</text:span></text:p>
          <text:p text:style-name="P1"><text:span text:style-name="T9"/></text:p>
          <text:p text:style-name="P1"><text:span text:style-name="T9">// c = k*a + b</text:span></text:p>
          <text:p text:style-name="P1"><text:span text:style-name="T9">void sma(double* __restrict c, double k,</text:span><text:span text:style-name="T9"><text:line-break/></text:span><text:span text:style-name="T9"><text:tab/></text:span><text:span text:style-name="T9"> <text:s text:c="2"/>const double* a, const double* b)</text:span></text:p>
          <text:p text:style-name="P1"><text:span text:style-name="T9">{</text:span></text:p>
          <text:p text:style-name="P1"><text:span text:style-name="T9"><text:tab/></text:span><text:span text:style-name="T9">for (unsigned i = 0; i&lt;N; ++i) {</text:span></text:p>
          <text:p text:style-name="P1"><text:span text:style-name="T9"><text:tab/></text:span><text:span text:style-name="T9"><text:tab/></text:span><text:span text:style-name="T9">c[i] = k*a[i] + b[i];</text:span></text:p>
          <text:p text:style-name="P19"><text:span text:style-name="T9">}</text:span></text:p>
          <text:p text:style-name="P1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6" draw:style-name="gr3" draw:text-style-name="P18" draw:layer="layout" svg:width="11.405cm" svg:height="9.332cm" svg:x="13.095cm" svg:y="3.642cm">
          <text:p text:style-name="P20"><text:span text:style-name="T10">g++-9.2 -O3 -ffp-contract=off -march=skylake-avx512</text:span></text:p>
          <text:p text:style-name="P20"><text:span text:style-name="T11"/></text:p>
          <text:p text:style-name="P21"><text:span text:style-name="T12">vbroadcastsd</text:span><text:span text:style-name="T13"> </text:span><text:span text:style-name="T15">%xmm0</text:span><text:span text:style-name="T13">, </text:span><text:span text:style-name="T15">%ymm1</text:span></text:p>
          <text:p text:style-name="P21"><text:span text:style-name="T12">xorl</text:span><text:span text:style-name="T13"> </text:span><text:span text:style-name="T15">%eax</text:span><text:span text:style-name="T13">, </text:span><text:span text:style-name="T15">%eax</text:span></text:p>
          <text:p text:style-name="P1"><text:span text:style-name="T16">.L2:</text:span></text:p>
          <text:p text:style-name="P21"><text:span text:style-name="T12">vmulpd</text:span><text:span text:style-name="T13"> (</text:span><text:span text:style-name="T15">%rsi</text:span><text:span text:style-name="T13">,</text:span><text:span text:style-name="T15">%rax</text:span><text:span text:style-name="T13">), </text:span><text:span text:style-name="T23">%ymm1</text:span><text:span text:style-name="T13">, </text:span><text:span text:style-name="T23">%ymm0</text:span></text:p>
          <text:p text:style-name="P21"><text:span text:style-name="T12">vaddpd</text:span><text:span text:style-name="T13"> (</text:span><text:span text:style-name="T15">%rdx</text:span><text:span text:style-name="T13">,</text:span><text:span text:style-name="T15">%rax</text:span><text:span text:style-name="T13">), </text:span><text:span text:style-name="T23">%ymm0</text:span><text:span text:style-name="T13">, </text:span><text:span text:style-name="T23">%ymm0</text:span></text:p>
          <text:p text:style-name="P21"><text:span text:style-name="T12">vmovupd</text:span><text:span text:style-name="T13"> </text:span><text:span text:style-name="T23">%ymm0</text:span><text:span text:style-name="T13">, (</text:span><text:span text:style-name="T15">%rdi</text:span><text:span text:style-name="T13">,</text:span><text:span text:style-name="T15">%rax</text:span><text:span text:style-name="T13">)</text:span></text:p>
          <text:p text:style-name="P21"><text:span text:style-name="T23">addq $32</text:span><text:span text:style-name="T13">, </text:span><text:span text:style-name="T15">%rax</text:span></text:p>
          <text:p text:style-name="P21"><text:span text:style-name="T12">cmpq</text:span><text:span text:style-name="T13"> </text:span><text:span text:style-name="T17">$262144</text:span><text:span text:style-name="T13">, </text:span><text:span text:style-name="T15">%rax</text:span></text:p>
          <text:p text:style-name="P21"><text:span text:style-name="T12">jne</text:span><text:span text:style-name="T13"> </text:span><text:span text:style-name="T16">.L2</text:span></text:p>
          <text:p text:style-name="P21"><text:span text:style-name="T12">vzeroupper</text:span></text:p>
          <text:p text:style-name="P21"><text:span text:style-name="T12">ret</text:span></text:p>
          <text:p text:style-name="P2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16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custom-shape draw:name="Google Shape;126;p16" draw:style-name="gr3" draw:text-style-name="P18" draw:layer="layout" svg:width="5.263cm" svg:height="0.784cm" svg:x="20.499cm" svg:y="7.309cm">
          <text:p text:style-name="P1"><text:span text:style-name="T21">256 bits: 4 x dou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6" draw:style-name="gr4" draw:text-style-name="P22" draw:layer="layout" svg:width="0.162cm" svg:height="0.686cm" draw:transform="rotate (-3.14159265358979) translate (20.499cm 7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8;p16" draw:style-name="gr3" draw:text-style-name="P18" draw:layer="layout" svg:width="7.486cm" svg:height="1.274cm" svg:x="7.977cm" svg:y="10.154cm">
          <text:p text:style-name="P1"><text:span text:style-name="T21">32 bytes per iteration: 4 x dou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6" draw:style-name="gr4" draw:text-style-name="P22" draw:layer="layout" svg:width="3.841cm" svg:height="2.059cm" draw:transform="rotate (-3.14159265358979) translate (15.56cm 10.15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17;g6219565945_1_158:notes" draw:style-name="gr1" draw:layer="layout" svg:width="16.932cm" svg:height="9.524cm" svg:x="1.059cm" svg:y="1.905cm" draw:page-number="6" presentation:class="page"/>
          <draw:frame draw:name="Google Shape;118;g6219565945_1_158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ctorization" draw:style-name="dp1" draw:master-page-name="Content">
        <draw:frame draw:name="Google Shape;134;p17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How about clang?</text:span></text:p>
            <text:p text:style-name="P17"><text:span text:style-name="T7"/></text:p>
          </draw:text-box>
        </draw:frame>
        <draw:frame draw:name="Google Shape;135;p17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Vectorization</text:span></text:p>
          </draw:text-box>
        </draw:frame>
        <draw:custom-shape draw:name="Google Shape;136;p17" draw:style-name="gr2" draw:text-style-name="P18" draw:layer="layout" svg:width="10.712cm" svg:height="7.861cm" svg:x="1.987cm" svg:y="4.262cm"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7" draw:style-name="gr3" draw:text-style-name="P18" draw:layer="layout" svg:width="11.405cm" svg:height="9.332cm" svg:x="0.893cm" svg:y="3.642cm">
          <text:p text:style-name="P1"><text:span text:style-name="T9">#define N 32768</text:span></text:p>
          <text:p text:style-name="P1"><text:span text:style-name="T9"/></text:p>
          <text:p text:style-name="P1"><text:span text:style-name="T9">// c = k*a + b</text:span></text:p>
          <text:p text:style-name="P1"><text:span text:style-name="T9">void sma(double* </text:span><text:span text:style-name="T18">__restrict</text:span><text:span text:style-name="T9"> c, double k,</text:span><text:span text:style-name="T9"><text:line-break/></text:span><text:span text:style-name="T9"><text:tab/></text:span><text:span text:style-name="T9"> <text:s text:c="2"/>const double* a, const double* b)</text:span></text:p>
          <text:p text:style-name="P1"><text:span text:style-name="T9">{</text:span></text:p>
          <text:p text:style-name="P1"><text:span text:style-name="T9"><text:tab/></text:span><text:span text:style-name="T9">for (unsigned i = 0; i&lt;N; ++i) {</text:span></text:p>
          <text:p text:style-name="P1"><text:span text:style-name="T9"><text:tab/></text:span><text:span text:style-name="T9"><text:tab/></text:span><text:span text:style-name="T9">c[i] = k*a[i] + b[i];</text:span></text:p>
          <text:p text:style-name="P19"><text:span text:style-name="T9">}</text:span></text:p>
          <text:p text:style-name="P1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7" draw:style-name="gr3" draw:text-style-name="P18" draw:layer="layout" svg:width="11.405cm" svg:height="9.332cm" svg:x="13.095cm" svg:y="3.642cm">
          <text:p text:style-name="P20"><text:span text:style-name="T10">clang++-9 -O3 </text:span><text:span text:style-name="T19">-fno-unroll-loops</text:span><text:span text:style-name="T10"> -march=skylake-avx512</text:span></text:p>
          <text:p text:style-name="P20"><text:span text:style-name="T11"/></text:p>
          <text:p text:style-name="P21"><text:span text:style-name="T12">vbroadcastsd</text:span><text:span text:style-name="T13"> </text:span><text:span text:style-name="T15">%xmm0</text:span><text:span text:style-name="T13">, </text:span><text:span text:style-name="T15">%zmm0</text:span></text:p>
          <text:p text:style-name="P21"><text:span text:style-name="T12">xorl</text:span><text:span text:style-name="T13"> </text:span><text:span text:style-name="T15">%eax</text:span><text:span text:style-name="T13">, </text:span><text:span text:style-name="T15">%eax</text:span></text:p>
          <text:p text:style-name="P1"><text:span text:style-name="T16">.LBB0_1:</text:span></text:p>
          <text:p text:style-name="P21"><text:span text:style-name="T12">vmulpd</text:span><text:span text:style-name="T13"> (</text:span><text:span text:style-name="T15">%rsi</text:span><text:span text:style-name="T13">,</text:span><text:span text:style-name="T15">%rax</text:span><text:span text:style-name="T13">,</text:span><text:span text:style-name="T14">8</text:span><text:span text:style-name="T13">), </text:span><text:span text:style-name="T15">%zmm0</text:span><text:span text:style-name="T13">, </text:span><text:span text:style-name="T15">%zmm1</text:span></text:p>
          <text:p text:style-name="P21"><text:span text:style-name="T12">vaddpd</text:span><text:span text:style-name="T13"> (</text:span><text:span text:style-name="T15">%rdx</text:span><text:span text:style-name="T13">,</text:span><text:span text:style-name="T15">%rax</text:span><text:span text:style-name="T13">,</text:span><text:span text:style-name="T14">8</text:span><text:span text:style-name="T13">), </text:span><text:span text:style-name="T15">%zmm1</text:span><text:span text:style-name="T13">, </text:span><text:span text:style-name="T15">%zmm1</text:span></text:p>
          <text:p text:style-name="P21"><text:span text:style-name="T12">vmovupd</text:span><text:span text:style-name="T13"> </text:span><text:span text:style-name="T15">%zmm1</text:span><text:span text:style-name="T13">, (</text:span><text:span text:style-name="T15">%rdi</text:span><text:span text:style-name="T13">,</text:span><text:span text:style-name="T15">%rax</text:span><text:span text:style-name="T13">,</text:span><text:span text:style-name="T14">8</text:span><text:span text:style-name="T13">)</text:span></text:p>
          <text:p text:style-name="P21"><text:span text:style-name="T12">addq</text:span><text:span text:style-name="T13"> </text:span><text:span text:style-name="T17">$8</text:span><text:span text:style-name="T13">, </text:span><text:span text:style-name="T15">%rax</text:span></text:p>
          <text:p text:style-name="P21"><text:span text:style-name="T12">cmpq</text:span><text:span text:style-name="T13"> </text:span><text:span text:style-name="T17">$32768</text:span><text:span text:style-name="T13">, </text:span><text:span text:style-name="T15">%rax</text:span></text:p>
          <text:p text:style-name="P21"><text:span text:style-name="T12">jne</text:span><text:span text:style-name="T13"> </text:span><text:span text:style-name="T16">.LBB0_1</text:span></text:p>
          <text:p text:style-name="P21"><text:span text:style-name="T12">vzeroupper</text:span></text:p>
          <text:p text:style-name="P21"><text:span text:style-name="T12">retq</text:span></text:p>
          <text:p text:style-name="P21"><text:span text:style-name="T12"/></text:p>
          <text:p text:style-name="P21"><text:span text:style-name="T12"/></text:p>
          <text:p text:style-name="P2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17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131;g6219565945_1_2:notes" draw:style-name="gr1" draw:layer="layout" svg:width="16.932cm" svg:height="9.524cm" svg:x="1.059cm" svg:y="1.905cm" draw:page-number="7" presentation:class="page"/>
          <draw:frame draw:name="Google Shape;132;g6219565945_1_2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-vectorization is tricksy" draw:style-name="dp1" draw:master-page-name="Content">
        <draw:frame draw:name="Google Shape;144;p18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Auto-vectorization is tricksy</text:span></text:p>
          </draw:text-box>
        </draw:frame>
        <draw:frame draw:name="Google Shape;145;p18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23"><text:span text:style-name="T7">Compiler support in gcc and clang improving every release, but:</text:span><text:span text:style-name="T7"><text:line-break/></text:span><text:span text:style-name="T7"/></text:p>
            <text:list text:style-name="L10">
              <text:list-item>
                <text:p text:style-name="P12"><text:span text:style-name="T7">No guarantees on what you’ll get.</text:span></text:p>
              </text:list-item>
              <text:list-item>
                <text:p text:style-name="P1"><text:span text:style-name="T7">Might perform unsafe transformations without being asked (gcc, icc 😠).</text:span></text:p>
              </text:list-item>
            </text:list>
          </draw:text-box>
        </draw:frame>
        <draw:frame draw:name="Google Shape;146;p18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141;g6219565945_0_74:notes" draw:style-name="gr1" draw:layer="layout" svg:width="16.932cm" svg:height="9.524cm" svg:x="1.059cm" svg:y="1.905cm" draw:page-number="8" presentation:class="page"/>
          <draw:frame draw:name="Google Shape;142;g6219565945_0_74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-vectorization" draw:style-name="dp1" draw:master-page-name="Content">
        <draw:frame draw:name="Google Shape;151;p19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Sometimes very clever…</text:span></text:p>
            <text:p text:style-name="P17"><text:span text:style-name="T7"/></text:p>
          </draw:text-box>
        </draw:frame>
        <draw:frame draw:name="Google Shape;152;p19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Auto-vectorization</text:span></text:p>
          </draw:text-box>
        </draw:frame>
        <draw:custom-shape draw:name="Google Shape;153;p19" draw:style-name="gr2" draw:text-style-name="P18" draw:layer="layout" svg:width="10.712cm" svg:height="7.861cm" svg:x="1.987cm" svg:y="4.262cm"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9" draw:style-name="gr3" draw:text-style-name="P18" draw:layer="layout" svg:width="11.405cm" svg:height="9.332cm" svg:x="0.893cm" svg:y="3.642cm">
          <text:p text:style-name="P1"><text:span text:style-name="T9">#define N 32768</text:span></text:p>
          <text:p text:style-name="P1"><text:span text:style-name="T9"/></text:p>
          <text:p text:style-name="P1"><text:span text:style-name="T9">// return (a-b).c</text:span></text:p>
          <text:p text:style-name="P1"><text:span text:style-name="T12">double</text:span><text:span text:style-name="T13"> dotdiff(</text:span><text:span text:style-name="T12">const</text:span><text:span text:style-name="T13"> </text:span><text:span text:style-name="T12">double</text:span><text:span text:style-name="T13">* a, </text:span><text:span text:style-name="T12">const</text:span><text:span text:style-name="T13"> </text:span><text:span text:style-name="T12">double</text:span><text:span text:style-name="T13">* b,</text:span></text:p>
          <text:p text:style-name="P24"><text:span text:style-name="T13"><text:s text:c="3"/></text:span><text:span text:style-name="T12">const</text:span><text:span text:style-name="T13"> </text:span><text:span text:style-name="T12">double</text:span><text:span text:style-name="T13">* c)</text:span></text:p>
          <text:p text:style-name="P1"><text:span text:style-name="T13">{</text:span></text:p>
          <text:p text:style-name="P19"><text:span text:style-name="T12">double</text:span><text:span text:style-name="T13"> d = </text:span><text:span text:style-name="T14">0</text:span><text:span text:style-name="T13">;</text:span></text:p>
          <text:p text:style-name="P19"><text:span text:style-name="T12">for</text:span><text:span text:style-name="T13"> (</text:span><text:span text:style-name="T12">unsigned</text:span><text:span text:style-name="T13"> i = </text:span><text:span text:style-name="T14">0</text:span><text:span text:style-name="T13">; i&lt;N; ++i) {</text:span></text:p>
          <text:p text:style-name="P24"><text:span text:style-name="T13">d += (a[i]-b[i])*c[i];</text:span></text:p>
          <text:p text:style-name="P19"><text:span text:style-name="T13">}</text:span></text:p>
          <text:p text:style-name="P19"><text:span text:style-name="T12">return</text:span><text:span text:style-name="T13"> d;</text:span></text:p>
          <text:p text:style-name="P1"><text:span text:style-name="T13">}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9" draw:style-name="gr3" draw:text-style-name="P18" draw:layer="layout" svg:width="11.405cm" svg:height="9.332cm" svg:x="13.095cm" svg:y="3.642cm">
          <text:p text:style-name="P20"><text:span text:style-name="T10">clang++-9 -O3 -march=skylake-avx512</text:span></text:p>
          <text:p text:style-name="P20"><text:span text:style-name="T24"/></text:p>
          <text:p text:style-name="P21"><text:span text:style-name="T25">vxorpd</text:span><text:span text:style-name="T26"> </text:span><text:span text:style-name="T27">%xmm0</text:span><text:span text:style-name="T26">, </text:span><text:span text:style-name="T27">%xmm0</text:span><text:span text:style-name="T26">, </text:span><text:span text:style-name="T27">%xmm0</text:span></text:p>
          <text:p text:style-name="P21"><text:span text:style-name="T25">xorl</text:span><text:span text:style-name="T26"> </text:span><text:span text:style-name="T27">%eax</text:span><text:span text:style-name="T26">, </text:span><text:span text:style-name="T27">%eax</text:span></text:p>
          <text:p text:style-name="P1"><text:span text:style-name="T28">.LBB0_1:</text:span></text:p>
          <text:p text:style-name="P21"><text:span text:style-name="T25">vmovsd</text:span><text:span text:style-name="T26"> (</text:span><text:span text:style-name="T27">%rdi</text:span><text:span text:style-name="T26">,</text:span><text:span text:style-name="T27">%rax</text:span><text:span text:style-name="T26">,</text:span><text:span text:style-name="T29">8</text:span><text:span text:style-name="T26">), </text:span><text:span text:style-name="T27">%xmm1</text:span></text:p>
          <text:p text:style-name="P21"><text:span text:style-name="T25">vmovsd</text:span><text:span text:style-name="T26"> </text:span><text:span text:style-name="T29">8</text:span><text:span text:style-name="T26">(</text:span><text:span text:style-name="T27">%rdi</text:span><text:span text:style-name="T26">,</text:span><text:span text:style-name="T27">%rax</text:span><text:span text:style-name="T26">,</text:span><text:span text:style-name="T29">8</text:span><text:span text:style-name="T26">), </text:span><text:span text:style-name="T27">%xmm2</text:span></text:p>
          <text:p text:style-name="P21"><text:span text:style-name="T25">vsubsd</text:span><text:span text:style-name="T26"> (</text:span><text:span text:style-name="T27">%rsi</text:span><text:span text:style-name="T26">,</text:span><text:span text:style-name="T27">%rax</text:span><text:span text:style-name="T26">,</text:span><text:span text:style-name="T29">8</text:span><text:span text:style-name="T26">), </text:span><text:span text:style-name="T27">%xmm1</text:span><text:span text:style-name="T26">, </text:span><text:span text:style-name="T27">%xmm1</text:span></text:p>
          <text:p text:style-name="P21"><text:span text:style-name="T25">vmulsd</text:span><text:span text:style-name="T26"> (</text:span><text:span text:style-name="T27">%rdx</text:span><text:span text:style-name="T26">,</text:span><text:span text:style-name="T27">%rax</text:span><text:span text:style-name="T26">,</text:span><text:span text:style-name="T29">8</text:span><text:span text:style-name="T26">), </text:span><text:span text:style-name="T27">%xmm1</text:span><text:span text:style-name="T26">, </text:span><text:span text:style-name="T27">%xmm1</text:span></text:p>
          <text:p text:style-name="P21"><text:span text:style-name="T25">vsubsd</text:span><text:span text:style-name="T26"> </text:span><text:span text:style-name="T29">8</text:span><text:span text:style-name="T26">(</text:span><text:span text:style-name="T27">%rsi</text:span><text:span text:style-name="T26">,</text:span><text:span text:style-name="T27">%rax</text:span><text:span text:style-name="T26">,</text:span><text:span text:style-name="T29">8</text:span><text:span text:style-name="T26">), </text:span><text:span text:style-name="T27">%xmm2</text:span><text:span text:style-name="T26">, </text:span><text:span text:style-name="T27">%xmm2</text:span></text:p>
          <text:p text:style-name="P21"><text:span text:style-name="T25">vmulsd</text:span><text:span text:style-name="T26"> </text:span><text:span text:style-name="T29">8</text:span><text:span text:style-name="T26">(</text:span><text:span text:style-name="T27">%rdx</text:span><text:span text:style-name="T26">,</text:span><text:span text:style-name="T27">%rax</text:span><text:span text:style-name="T26">,</text:span><text:span text:style-name="T29">8</text:span><text:span text:style-name="T26">), </text:span><text:span text:style-name="T27">%xmm2</text:span><text:span text:style-name="T26">, </text:span><text:span text:style-name="T27">%xmm2</text:span></text:p>
          <text:p text:style-name="P21"><text:span text:style-name="T25">vaddsd</text:span><text:span text:style-name="T26"> </text:span><text:span text:style-name="T27">%xmm1</text:span><text:span text:style-name="T26">, </text:span><text:span text:style-name="T27">%xmm0</text:span><text:span text:style-name="T26">, </text:span><text:span text:style-name="T27">%xmm0</text:span></text:p>
          <text:p text:style-name="P21"><text:span text:style-name="T25">vaddsd</text:span><text:span text:style-name="T26"> </text:span><text:span text:style-name="T27">%xmm2</text:span><text:span text:style-name="T26">, </text:span><text:span text:style-name="T27">%xmm0</text:span><text:span text:style-name="T26">, </text:span><text:span text:style-name="T27">%xmm0</text:span></text:p>
          <text:p text:style-name="P21"><text:span text:style-name="T25">vmovsd</text:span><text:span text:style-name="T26"> </text:span><text:span text:style-name="T29">16</text:span><text:span text:style-name="T26">(</text:span><text:span text:style-name="T27">%rdi</text:span><text:span text:style-name="T26">,</text:span><text:span text:style-name="T27">%rax</text:span><text:span text:style-name="T26">,</text:span><text:span text:style-name="T29">8</text:span><text:span text:style-name="T26">), </text:span><text:span text:style-name="T27">%xmm1</text:span></text:p>
          <text:p text:style-name="P21"><text:span text:style-name="T25">vsubsd</text:span><text:span text:style-name="T26"> </text:span><text:span text:style-name="T29">16</text:span><text:span text:style-name="T26">(</text:span><text:span text:style-name="T27">%rsi</text:span><text:span text:style-name="T26">,</text:span><text:span text:style-name="T27">%rax</text:span><text:span text:style-name="T26">,</text:span><text:span text:style-name="T29">8</text:span><text:span text:style-name="T26">), </text:span><text:span text:style-name="T27">%xmm1</text:span><text:span text:style-name="T26">, </text:span><text:span text:style-name="T27">%xmm1</text:span></text:p>
          <text:p text:style-name="P21"><text:span text:style-name="T25">vmulsd</text:span><text:span text:style-name="T26"> </text:span><text:span text:style-name="T29">16</text:span><text:span text:style-name="T26">(</text:span><text:span text:style-name="T27">%rdx</text:span><text:span text:style-name="T26">,</text:span><text:span text:style-name="T27">%rax</text:span><text:span text:style-name="T26">,</text:span><text:span text:style-name="T29">8</text:span><text:span text:style-name="T26">), </text:span><text:span text:style-name="T27">%xmm1</text:span><text:span text:style-name="T26">, </text:span><text:span text:style-name="T27">%xmm1</text:span></text:p>
          <text:p text:style-name="P21"><text:span text:style-name="T25">vmovsd</text:span><text:span text:style-name="T26"> </text:span><text:span text:style-name="T29">24</text:span><text:span text:style-name="T26">(</text:span><text:span text:style-name="T27">%rdi</text:span><text:span text:style-name="T26">,</text:span><text:span text:style-name="T27">%rax</text:span><text:span text:style-name="T26">,</text:span><text:span text:style-name="T29">8</text:span><text:span text:style-name="T26">), </text:span><text:span text:style-name="T27">%xmm2</text:span></text:p>
          <text:p text:style-name="P21"><text:span text:style-name="T25">vsubsd</text:span><text:span text:style-name="T26"> </text:span><text:span text:style-name="T29">24</text:span><text:span text:style-name="T26">(</text:span><text:span text:style-name="T27">%rsi</text:span><text:span text:style-name="T26">,</text:span><text:span text:style-name="T27">%rax</text:span><text:span text:style-name="T26">,</text:span><text:span text:style-name="T29">8</text:span><text:span text:style-name="T26">), </text:span><text:span text:style-name="T27">%xmm2</text:span><text:span text:style-name="T26">, </text:span><text:span text:style-name="T27">%xmm2</text:span></text:p>
          <text:p text:style-name="P21"><text:span text:style-name="T25">vaddsd</text:span><text:span text:style-name="T26"> </text:span><text:span text:style-name="T27">%xmm1</text:span><text:span text:style-name="T26">, </text:span><text:span text:style-name="T27">%xmm0</text:span><text:span text:style-name="T26">, </text:span><text:span text:style-name="T27">%xmm0</text:span></text:p>
          <text:p text:style-name="P21"><text:span text:style-name="T25">vmulsd</text:span><text:span text:style-name="T26"> </text:span><text:span text:style-name="T29">24</text:span><text:span text:style-name="T26">(</text:span><text:span text:style-name="T27">%rdx</text:span><text:span text:style-name="T26">,</text:span><text:span text:style-name="T27">%rax</text:span><text:span text:style-name="T26">,</text:span><text:span text:style-name="T29">8</text:span><text:span text:style-name="T26">), </text:span><text:span text:style-name="T27">%xmm2</text:span><text:span text:style-name="T26">, </text:span><text:span text:style-name="T27">%xmm1</text:span></text:p>
          <text:p text:style-name="P21"><text:span text:style-name="T25">vaddsd</text:span><text:span text:style-name="T26"> </text:span><text:span text:style-name="T27">%xmm1</text:span><text:span text:style-name="T26">, </text:span><text:span text:style-name="T27">%xmm0</text:span><text:span text:style-name="T26">, </text:span><text:span text:style-name="T27">%xmm0</text:span></text:p>
          <text:p text:style-name="P21"><text:span text:style-name="T25">addq</text:span><text:span text:style-name="T26"> </text:span><text:span text:style-name="T30">$4</text:span><text:span text:style-name="T26">, </text:span><text:span text:style-name="T27">%rax</text:span></text:p>
          <text:p text:style-name="P21"><text:span text:style-name="T25">cmpq</text:span><text:span text:style-name="T26"> </text:span><text:span text:style-name="T30">$32768</text:span><text:span text:style-name="T26">, </text:span><text:span text:style-name="T27">%rax</text:span></text:p>
          <text:p text:style-name="P21"><text:span text:style-name="T25">jne</text:span><text:span text:style-name="T26"> </text:span><text:span text:style-name="T28">.LBB0_1</text:span></text:p>
          <text:p text:style-name="P21"><text:span text:style-name="T25">retq</text:span></text:p>
          <text:p text:style-name="P21"><text:span text:style-name="T12"/></text:p>
          <text:p text:style-name="P21"><text:span text:style-name="T12"/></text:p>
          <text:p text:style-name="P21"><text:span text:style-name="T12"/></text:p>
          <text:p text:style-name="P2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19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148;g6219565945_1_13:notes" draw:style-name="gr1" draw:layer="layout" svg:width="16.932cm" svg:height="9.524cm" svg:x="1.059cm" svg:y="1.905cm" draw:page-number="9" presentation:class="page"/>
          <draw:frame draw:name="Google Shape;149;g6219565945_1_13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-vectorization" draw:style-name="dp1" draw:master-page-name="Content">
        <draw:frame draw:name="Google Shape;161;p20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Sometimes very clever… if given enough leeway.</text:span></text:p>
            <text:p text:style-name="P17"><text:span text:style-name="T7"/></text:p>
          </draw:text-box>
        </draw:frame>
        <draw:frame draw:name="Google Shape;162;p20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Auto-vectorization</text:span></text:p>
          </draw:text-box>
        </draw:frame>
        <draw:custom-shape draw:name="Google Shape;163;p20" draw:style-name="gr2" draw:text-style-name="P18" draw:layer="layout" svg:width="10.712cm" svg:height="7.861cm" svg:x="1.987cm" svg:y="4.262cm"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0" draw:style-name="gr3" draw:text-style-name="P18" draw:layer="layout" svg:width="11.405cm" svg:height="9.332cm" svg:x="0.893cm" svg:y="3.642cm">
          <text:p text:style-name="P20"><text:span text:style-name="T10">clang++-9 -O3 </text:span><text:span text:style-name="T19">-ffast-math</text:span><text:span text:style-name="T10"> -march=skylake-avx512</text:span></text:p>
          <text:p text:style-name="P20"><text:span text:style-name="T31"/></text:p>
          <text:p text:style-name="P21"><text:span text:style-name="T32">vxorpd</text:span><text:span text:style-name="T33"> </text:span><text:span text:style-name="T34">%xmm0</text:span><text:span text:style-name="T33">, </text:span><text:span text:style-name="T34">%xmm0</text:span><text:span text:style-name="T33">, </text:span><text:span text:style-name="T34">%xmm0</text:span></text:p>
          <text:p text:style-name="P21"><text:span text:style-name="T32">xorl</text:span><text:span text:style-name="T33"> </text:span><text:span text:style-name="T34">%eax</text:span><text:span text:style-name="T33">, </text:span><text:span text:style-name="T34">%eax</text:span></text:p>
          <text:p text:style-name="P21"><text:span text:style-name="T32">vxorpd</text:span><text:span text:style-name="T33"> </text:span><text:span text:style-name="T34">%xmm1</text:span><text:span text:style-name="T33">, </text:span><text:span text:style-name="T34">%xmm1</text:span><text:span text:style-name="T33">, </text:span><text:span text:style-name="T34">%xmm1</text:span></text:p>
          <text:p text:style-name="P21"><text:span text:style-name="T32">vxorpd</text:span><text:span text:style-name="T33"> </text:span><text:span text:style-name="T34">%xmm2</text:span><text:span text:style-name="T33">, </text:span><text:span text:style-name="T34">%xmm2</text:span><text:span text:style-name="T33">, </text:span><text:span text:style-name="T34">%xmm2</text:span></text:p>
          <text:p text:style-name="P21"><text:span text:style-name="T32">vxorpd</text:span><text:span text:style-name="T33"> </text:span><text:span text:style-name="T34">%xmm3</text:span><text:span text:style-name="T33">, </text:span><text:span text:style-name="T34">%xmm3</text:span><text:span text:style-name="T33">, </text:span><text:span text:style-name="T34">%xmm3</text:span></text:p>
          <text:p text:style-name="P1"><text:span text:style-name="T35">.LBB0_1:</text:span></text:p>
          <text:p text:style-name="P21"><text:span text:style-name="T32">vmovupd</text:span><text:span text:style-name="T33"> (</text:span><text:span text:style-name="T34">%rdi</text:span><text:span text:style-name="T33">,</text:span><text:span text:style-name="T34">%rax</text:span><text:span text:style-name="T33">,</text:span><text:span text:style-name="T36">8</text:span><text:span text:style-name="T33">), </text:span><text:span text:style-name="T34">%zmm4</text:span></text:p>
          <text:p text:style-name="P21"><text:span text:style-name="T32">vmovupd</text:span><text:span text:style-name="T33"> </text:span><text:span text:style-name="T36">64</text:span><text:span text:style-name="T33">(</text:span><text:span text:style-name="T34">%rdi</text:span><text:span text:style-name="T33">,</text:span><text:span text:style-name="T34">%rax</text:span><text:span text:style-name="T33">,</text:span><text:span text:style-name="T36">8</text:span><text:span text:style-name="T33">), </text:span><text:span text:style-name="T34">%zmm5</text:span></text:p>
          <text:p text:style-name="P21"><text:span text:style-name="T32">vmovupd</text:span><text:span text:style-name="T33"> </text:span><text:span text:style-name="T36">128</text:span><text:span text:style-name="T33">(</text:span><text:span text:style-name="T34">%rdi</text:span><text:span text:style-name="T33">,</text:span><text:span text:style-name="T34">%rax</text:span><text:span text:style-name="T33">,</text:span><text:span text:style-name="T36">8</text:span><text:span text:style-name="T33">), </text:span><text:span text:style-name="T34">%zmm6</text:span></text:p>
          <text:p text:style-name="P21"><text:span text:style-name="T32">vmovupd</text:span><text:span text:style-name="T33"> </text:span><text:span text:style-name="T36">192</text:span><text:span text:style-name="T33">(</text:span><text:span text:style-name="T34">%rdi</text:span><text:span text:style-name="T33">,</text:span><text:span text:style-name="T34">%rax</text:span><text:span text:style-name="T33">,</text:span><text:span text:style-name="T36">8</text:span><text:span text:style-name="T33">), </text:span><text:span text:style-name="T34">%zmm7</text:span></text:p>
          <text:p text:style-name="P21"><text:span text:style-name="T32">vsubpd</text:span><text:span text:style-name="T33"> (</text:span><text:span text:style-name="T34">%rsi</text:span><text:span text:style-name="T33">,</text:span><text:span text:style-name="T34">%rax</text:span><text:span text:style-name="T33">,</text:span><text:span text:style-name="T36">8</text:span><text:span text:style-name="T33">), </text:span><text:span text:style-name="T34">%zmm4</text:span><text:span text:style-name="T33">, </text:span><text:span text:style-name="T34">%zmm4</text:span></text:p>
          <text:p text:style-name="P21"><text:span text:style-name="T32">vsubpd</text:span><text:span text:style-name="T33"> </text:span><text:span text:style-name="T36">64</text:span><text:span text:style-name="T33">(</text:span><text:span text:style-name="T34">%rsi</text:span><text:span text:style-name="T33">,</text:span><text:span text:style-name="T34">%rax</text:span><text:span text:style-name="T33">,</text:span><text:span text:style-name="T36">8</text:span><text:span text:style-name="T33">), </text:span><text:span text:style-name="T34">%zmm5</text:span><text:span text:style-name="T33">, </text:span><text:span text:style-name="T34">%zmm5</text:span></text:p>
          <text:p text:style-name="P21"><text:span text:style-name="T32">vsubpd</text:span><text:span text:style-name="T33"> </text:span><text:span text:style-name="T36">128</text:span><text:span text:style-name="T33">(</text:span><text:span text:style-name="T34">%rsi</text:span><text:span text:style-name="T33">,</text:span><text:span text:style-name="T34">%rax</text:span><text:span text:style-name="T33">,</text:span><text:span text:style-name="T36">8</text:span><text:span text:style-name="T33">), </text:span><text:span text:style-name="T34">%zmm6</text:span><text:span text:style-name="T33">, </text:span><text:span text:style-name="T34">%zmm6</text:span></text:p>
          <text:p text:style-name="P21"><text:span text:style-name="T32">vsubpd</text:span><text:span text:style-name="T33"> </text:span><text:span text:style-name="T36">192</text:span><text:span text:style-name="T33">(</text:span><text:span text:style-name="T34">%rsi</text:span><text:span text:style-name="T33">,</text:span><text:span text:style-name="T34">%rax</text:span><text:span text:style-name="T33">,</text:span><text:span text:style-name="T36">8</text:span><text:span text:style-name="T33">), </text:span><text:span text:style-name="T34">%zmm7</text:span><text:span text:style-name="T33">, </text:span><text:span text:style-name="T34">%zmm7</text:span></text:p>
          <text:p text:style-name="P21"><text:span text:style-name="T32">vfmadd231pd</text:span><text:span text:style-name="T33"> (</text:span><text:span text:style-name="T34">%rdx</text:span><text:span text:style-name="T33">,</text:span><text:span text:style-name="T34">%rax</text:span><text:span text:style-name="T33">,</text:span><text:span text:style-name="T36">8</text:span><text:span text:style-name="T33">), </text:span><text:span text:style-name="T34">%zmm4</text:span><text:span text:style-name="T33">, </text:span><text:span text:style-name="T34">%zmm0</text:span></text:p>
          <text:p text:style-name="P21"><text:span text:style-name="T32">vfmadd231pd</text:span><text:span text:style-name="T33"> </text:span><text:span text:style-name="T36">64</text:span><text:span text:style-name="T33">(</text:span><text:span text:style-name="T34">%rdx</text:span><text:span text:style-name="T33">,</text:span><text:span text:style-name="T34">%rax</text:span><text:span text:style-name="T33">,</text:span><text:span text:style-name="T36">8</text:span><text:span text:style-name="T33">), </text:span><text:span text:style-name="T34">%zmm5</text:span><text:span text:style-name="T33">, </text:span><text:span text:style-name="T34">%zmm1</text:span></text:p>
          <text:p text:style-name="P21"><text:span text:style-name="T32">vfmadd231pd</text:span><text:span text:style-name="T33"> </text:span><text:span text:style-name="T36">128</text:span><text:span text:style-name="T33">(</text:span><text:span text:style-name="T34">%rdx</text:span><text:span text:style-name="T33">,</text:span><text:span text:style-name="T34">%rax</text:span><text:span text:style-name="T33">,</text:span><text:span text:style-name="T36">8</text:span><text:span text:style-name="T33">), </text:span><text:span text:style-name="T34">%zmm6</text:span><text:span text:style-name="T33">, </text:span><text:span text:style-name="T34">%zmm2</text:span></text:p>
          <text:p text:style-name="P21"><text:span text:style-name="T32">vfmadd231pd</text:span><text:span text:style-name="T33"> </text:span><text:span text:style-name="T36">192</text:span><text:span text:style-name="T33">(</text:span><text:span text:style-name="T34">%rdx</text:span><text:span text:style-name="T33">,</text:span><text:span text:style-name="T34">%rax</text:span><text:span text:style-name="T33">,</text:span><text:span text:style-name="T36">8</text:span><text:span text:style-name="T33">), </text:span><text:span text:style-name="T34">%zmm7</text:span><text:span text:style-name="T33">, </text:span><text:span text:style-name="T34">%zmm3</text:span></text:p>
          <text:p text:style-name="P21"><text:span text:style-name="T32">addq</text:span><text:span text:style-name="T33"> </text:span><text:span text:style-name="T37">$32</text:span><text:span text:style-name="T33">, </text:span><text:span text:style-name="T34">%rax</text:span></text:p>
          <text:p text:style-name="P21"><text:span text:style-name="T32">cmpq</text:span><text:span text:style-name="T33"> </text:span><text:span text:style-name="T37">$32768</text:span><text:span text:style-name="T33">, </text:span><text:span text:style-name="T34">%rax</text:span></text:p>
          <text:p text:style-name="P21"><text:span text:style-name="T32">jne</text:span><text:span text:style-name="T33"> </text:span><text:span text:style-name="T35">.LBB0_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0" draw:style-name="gr3" draw:text-style-name="P18" draw:layer="layout" svg:width="11.405cm" svg:height="9.332cm" svg:x="13.095cm" svg:y="3.642cm">
          <text:p text:style-name="P20"><text:span text:style-name="T10"/></text:p>
          <text:p text:style-name="P20"><text:span text:style-name="T31"/></text:p>
          <text:p text:style-name="P21"><text:span text:style-name="T32">vaddpd</text:span><text:span text:style-name="T33"> </text:span><text:span text:style-name="T34">%zmm0</text:span><text:span text:style-name="T33">, </text:span><text:span text:style-name="T34">%zmm1</text:span><text:span text:style-name="T33">, </text:span><text:span text:style-name="T34">%zmm0</text:span></text:p>
          <text:p text:style-name="P21"><text:span text:style-name="T32">vaddpd</text:span><text:span text:style-name="T33"> </text:span><text:span text:style-name="T34">%zmm0</text:span><text:span text:style-name="T33">, </text:span><text:span text:style-name="T34">%zmm2</text:span><text:span text:style-name="T33">, </text:span><text:span text:style-name="T34">%zmm0</text:span></text:p>
          <text:p text:style-name="P21"><text:span text:style-name="T32">vaddpd</text:span><text:span text:style-name="T33"> </text:span><text:span text:style-name="T34">%zmm0</text:span><text:span text:style-name="T33">, </text:span><text:span text:style-name="T34">%zmm3</text:span><text:span text:style-name="T33">, </text:span><text:span text:style-name="T34">%zmm0</text:span></text:p>
          <text:p text:style-name="P21"><text:span text:style-name="T32">vextractf64x4</text:span><text:span text:style-name="T33"> </text:span><text:span text:style-name="T37">$1</text:span><text:span text:style-name="T33">, </text:span><text:span text:style-name="T34">%zmm0</text:span><text:span text:style-name="T33">, </text:span><text:span text:style-name="T34">%ymm1</text:span></text:p>
          <text:p text:style-name="P21"><text:span text:style-name="T32">vaddpd</text:span><text:span text:style-name="T33"> </text:span><text:span text:style-name="T34">%zmm1</text:span><text:span text:style-name="T33">, </text:span><text:span text:style-name="T34">%zmm0</text:span><text:span text:style-name="T33">, </text:span><text:span text:style-name="T34">%zmm0</text:span></text:p>
          <text:p text:style-name="P21"><text:span text:style-name="T32">vextractf128</text:span><text:span text:style-name="T33"> </text:span><text:span text:style-name="T37">$1</text:span><text:span text:style-name="T33">, </text:span><text:span text:style-name="T34">%ymm0</text:span><text:span text:style-name="T33">, </text:span><text:span text:style-name="T34">%xmm1</text:span></text:p>
          <text:p text:style-name="P21"><text:span text:style-name="T32">vaddpd</text:span><text:span text:style-name="T33"> </text:span><text:span text:style-name="T34">%xmm1</text:span><text:span text:style-name="T33">, </text:span><text:span text:style-name="T34">%xmm0</text:span><text:span text:style-name="T33">, </text:span><text:span text:style-name="T34">%xmm0</text:span></text:p>
          <text:p text:style-name="P21"><text:span text:style-name="T32">vpermilpd</text:span><text:span text:style-name="T33"> </text:span><text:span text:style-name="T37">$1</text:span><text:span text:style-name="T33">, </text:span><text:span text:style-name="T34">%xmm0</text:span><text:span text:style-name="T33">, </text:span><text:span text:style-name="T34">%xmm1</text:span></text:p>
          <text:p text:style-name="P21"><text:span text:style-name="T32">vaddsd</text:span><text:span text:style-name="T33"> </text:span><text:span text:style-name="T34">%xmm1</text:span><text:span text:style-name="T33">, </text:span><text:span text:style-name="T34">%xmm0</text:span><text:span text:style-name="T33">, </text:span><text:span text:style-name="T34">%xmm0</text:span></text:p>
          <text:p text:style-name="P21"><text:span text:style-name="T32">vzeroupper</text:span></text:p>
          <text:p text:style-name="P21"><text:span text:style-name="T32">retq</text:span></text:p>
          <text:p text:style-name="P21"><text:span text:style-name="T12"/></text:p>
          <text:p text:style-name="P21"><text:span text:style-name="T12"/></text:p>
          <text:p text:style-name="P2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0" draw:style-name="gr5" draw:text-style-name="P26" draw:layer="layout" svg:width="11.405cm" svg:height="6.263cm" svg:x="0.9cm" svg:y="6.43cm">
          <text:p text:style-name="P25"><text:span text:style-name="T38">4x unroll</text:span></text:p>
          <text:p text:style-name="P25"><text:span text:style-name="T38">8-wide f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0" draw:style-name="gr6" draw:text-style-name="P27" draw:layer="layout" svg:width="11.405cm" svg:height="3.302cm" svg:x="13.095cm" svg:y="4.621cm">
          <text:p text:style-name="P25"><text:span text:style-name="T38">4x8 re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0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158;g6219565945_1_23:notes" draw:style-name="gr1" draw:layer="layout" svg:width="16.932cm" svg:height="9.524cm" svg:x="1.059cm" svg:y="1.905cm" draw:page-number="10" presentation:class="page"/>
          <draw:frame draw:name="Google Shape;159;g6219565945_1_23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-vectorization" draw:style-name="dp1" draw:master-page-name="Content">
        <draw:frame draw:name="Google Shape;173;p21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Transcendentals?</text:span></text:p>
            <text:p text:style-name="P17"><text:span text:style-name="T7"/></text:p>
          </draw:text-box>
        </draw:frame>
        <draw:frame draw:name="Google Shape;174;p21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Auto-vectorization</text:span></text:p>
          </draw:text-box>
        </draw:frame>
        <draw:custom-shape draw:name="Google Shape;175;p21" draw:style-name="gr2" draw:text-style-name="P18" draw:layer="layout" svg:width="10.712cm" svg:height="7.861cm" svg:x="1.987cm" svg:y="4.262cm"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1" draw:style-name="gr3" draw:text-style-name="P18" draw:layer="layout" svg:width="11.405cm" svg:height="9.332cm" svg:x="0.893cm" svg:y="3.642cm">
          <text:p text:style-name="P1"><text:span text:style-name="T12">#include</text:span><text:span text:style-name="T13"> </text:span><text:span text:style-name="T12">&lt;</text:span><text:span text:style-name="T39">cmath</text:span><text:span text:style-name="T12">&gt;</text:span></text:p>
          <text:p text:style-name="P1"><text:span text:style-name="T12">#define</text:span><text:span text:style-name="T13"> N </text:span><text:span text:style-name="T14">32768</text:span></text:p>
          <text:p text:style-name="P1"><text:span text:style-name="T13"/></text:p>
          <text:p text:style-name="P1"><text:span text:style-name="T40">// c = exp(a)</text:span></text:p>
          <text:p text:style-name="P1"><text:span text:style-name="T12">void</text:span><text:span text:style-name="T13"> vexp(</text:span><text:span text:style-name="T12">double</text:span><text:span text:style-name="T13">* </text:span><text:span text:style-name="T12">__restrict</text:span><text:span text:style-name="T13"> c, </text:span><text:span text:style-name="T12">const</text:span><text:span text:style-name="T13"> </text:span><text:span text:style-name="T12">double</text:span><text:span text:style-name="T13">* a)</text:span></text:p>
          <text:p text:style-name="P1"><text:span text:style-name="T13">{</text:span></text:p>
          <text:p text:style-name="P21"><text:span text:style-name="T12">for</text:span><text:span text:style-name="T13"> (</text:span><text:span text:style-name="T12">unsigned</text:span><text:span text:style-name="T13"> i = </text:span><text:span text:style-name="T14">0</text:span><text:span text:style-name="T13">; i&lt;N; ++i) {</text:span></text:p>
          <text:p text:style-name="P24"><text:span text:style-name="T13">c[i] = std::exp(a[i]);</text:span></text:p>
          <text:p text:style-name="P21"><text:span text:style-name="T13">}</text:span></text:p>
          <text:p text:style-name="P1"><text:span text:style-name="T13">}</text:span></text:p>
          <text:p text:style-name="P1"><text:span text:style-name="T13"/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1" draw:style-name="gr3" draw:text-style-name="P18" draw:layer="layout" svg:width="11.405cm" svg:height="9.332cm" svg:x="13.095cm" svg:y="3.642cm">
          <text:p text:style-name="P20"><text:span text:style-name="T10">clang++-9 -O3 -fno-unroll-loops -ffast-math -march=skylake-avx512</text:span></text:p>
          <text:p text:style-name="P20"><text:span text:style-name="T24"/></text:p>
          <text:p text:style-name="P19"><text:span text:style-name="T41"># inside the loop:</text:span></text:p>
          <text:p text:style-name="P21"><text:span text:style-name="T32">vmovups</text:span><text:span text:style-name="T33"> (</text:span><text:span text:style-name="T34">%r15</text:span><text:span text:style-name="T33">,</text:span><text:span text:style-name="T34">%rbx</text:span><text:span text:style-name="T33">,</text:span><text:span text:style-name="T36">8</text:span><text:span text:style-name="T33">), </text:span><text:span text:style-name="T34">%xmm0</text:span></text:p>
          <text:p text:style-name="P21"><text:span text:style-name="T32">vmovaps</text:span><text:span text:style-name="T33"> </text:span><text:span text:style-name="T34">%xmm0</text:span><text:span text:style-name="T33">, </text:span><text:span text:style-name="T36">48</text:span><text:span text:style-name="T33">(</text:span><text:span text:style-name="T34">%rsp</text:span><text:span text:style-name="T33">)</text:span></text:p>
          <text:p text:style-name="P21"><text:span text:style-name="T32">vmovups</text:span><text:span text:style-name="T33"> </text:span><text:span text:style-name="T36">16</text:span><text:span text:style-name="T33">(</text:span><text:span text:style-name="T34">%r15</text:span><text:span text:style-name="T33">,</text:span><text:span text:style-name="T34">%rbx</text:span><text:span text:style-name="T33">,</text:span><text:span text:style-name="T36">8</text:span><text:span text:style-name="T33">), </text:span><text:span text:style-name="T34">%xmm0</text:span></text:p>
          <text:p text:style-name="P21"><text:span text:style-name="T32">vmovaps</text:span><text:span text:style-name="T33"> </text:span><text:span text:style-name="T34">%xmm0</text:span><text:span text:style-name="T33">, </text:span><text:span text:style-name="T36">16</text:span><text:span text:style-name="T33">(</text:span><text:span text:style-name="T34">%rsp</text:span><text:span text:style-name="T33">)</text:span></text:p>
          <text:p text:style-name="P21"><text:span text:style-name="T32">vmovups</text:span><text:span text:style-name="T33"> </text:span><text:span text:style-name="T36">32</text:span><text:span text:style-name="T33">(</text:span><text:span text:style-name="T34">%r15</text:span><text:span text:style-name="T33">,</text:span><text:span text:style-name="T34">%rbx</text:span><text:span text:style-name="T33">,</text:span><text:span text:style-name="T36">8</text:span><text:span text:style-name="T33">), </text:span><text:span text:style-name="T34">%xmm0</text:span></text:p>
          <text:p text:style-name="P21"><text:span text:style-name="T32">vmovaps</text:span><text:span text:style-name="T33"> </text:span><text:span text:style-name="T34">%xmm0</text:span><text:span text:style-name="T33">, </text:span><text:span text:style-name="T36">64</text:span><text:span text:style-name="T33">(</text:span><text:span text:style-name="T34">%rsp</text:span><text:span text:style-name="T33">)</text:span></text:p>
          <text:p text:style-name="P21"><text:span text:style-name="T32">vmovups</text:span><text:span text:style-name="T33"> </text:span><text:span text:style-name="T36">48</text:span><text:span text:style-name="T33">(</text:span><text:span text:style-name="T34">%r15</text:span><text:span text:style-name="T33">,</text:span><text:span text:style-name="T34">%rbx</text:span><text:span text:style-name="T33">,</text:span><text:span text:style-name="T36">8</text:span><text:span text:style-name="T33">), </text:span><text:span text:style-name="T34">%xmm0</text:span></text:p>
          <text:p text:style-name="P21"><text:span text:style-name="T32">vmovaps</text:span><text:span text:style-name="T33"> </text:span><text:span text:style-name="T34">%xmm0</text:span><text:span text:style-name="T33">, </text:span><text:span text:style-name="T36">32</text:span><text:span text:style-name="T33">(</text:span><text:span text:style-name="T34">%rsp</text:span><text:span text:style-name="T33">)</text:span></text:p>
          <text:p text:style-name="P21"><text:span text:style-name="T32">vzeroupper</text:span></text:p>
          <text:p text:style-name="P21"><text:span text:style-name="T32">callq</text:span><text:span text:style-name="T33"> </text:span><text:span text:style-name="T35">__exp_finite</text:span><text:span text:style-name="T35"><text:line-break/></text:span><text:span text:style-name="T32">vmovaps</text:span><text:span text:style-name="T33"> </text:span><text:span text:style-name="T34">%xmm0</text:span><text:span text:style-name="T33">, (</text:span><text:span text:style-name="T34">%rsp</text:span><text:span text:style-name="T33">)</text:span></text:p>
          <text:p text:style-name="P21"><text:span text:style-name="T32">vpermilpd</text:span><text:span text:style-name="T33"> </text:span><text:span text:style-name="T37">$1</text:span><text:span text:style-name="T33">, </text:span><text:span text:style-name="T36">32</text:span><text:span text:style-name="T33">(</text:span><text:span text:style-name="T34">%rsp</text:span><text:span text:style-name="T33">), </text:span><text:span text:style-name="T34">%xmm0</text:span></text:p>
          <text:p text:style-name="P21"><text:span text:style-name="T32">callq</text:span><text:span text:style-name="T33"> </text:span><text:span text:style-name="T35">__exp_finite</text:span></text:p>
          <text:p text:style-name="P19"><text:span text:style-name="T41"># [ … and another 6 calls to __exp_finite ]</text:span></text:p>
          <text:p text:style-name="P19"><text:span text:style-name="T41"># [ … then pack everything into zmm0 and store ]</text:span></text:p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21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170;g6219565945_1_34:notes" draw:style-name="gr1" draw:layer="layout" svg:width="16.932cm" svg:height="9.524cm" svg:x="1.059cm" svg:y="1.905cm" draw:page-number="11" presentation:class="page"/>
          <draw:frame draw:name="Google Shape;171;g6219565945_1_34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-vectorization is tricksy" draw:style-name="dp1" draw:master-page-name="Content">
        <draw:frame draw:name="Google Shape;183;p22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Auto-vectorization is tricksy</text:span></text:p>
          </draw:text-box>
        </draw:frame>
        <draw:frame draw:name="Google Shape;184;p22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23"><text:span text:style-name="T7">Compiler support in gcc and clang improving every release, but:</text:span><text:span text:style-name="T7"><text:line-break/></text:span><text:span text:style-name="T7"/></text:p>
            <text:list text:style-name="L10">
              <text:list-item>
                <text:p text:style-name="P12"><text:span text:style-name="T7">No guarantees on what you’ll get.</text:span></text:p>
              </text:list-item>
              <text:list-item>
                <text:p text:style-name="P1"><text:span text:style-name="T7">Might perform unsafe transformations without being asked (gcc, icc 😠).</text:span><text:span text:style-name="T7"><text:line-break/></text:span><text:span text:style-name="T7"/></text:p>
              </text:list-item>
              <text:list-item>
                <text:p text:style-name="P1"><text:span text:style-name="T7">Often need to permit unsafe assumptions with </text:span><text:span text:style-name="T42">-ffast-math</text:span><text:span text:style-name="T7"> anyway.</text:span></text:p>
              </text:list-item>
              <text:list-item>
                <text:p text:style-name="P1"><text:span text:style-name="T7">Even with <text:s/></text:span><text:span text:style-name="T42">-ffast-math</text:span><text:span text:style-name="T7">, transcendentals may be serialized.</text:span></text:p>
              </text:list-item>
            </text:list>
          </draw:text-box>
        </draw:frame>
        <draw:frame draw:name="Google Shape;185;p22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180;g6219565945_1_45:notes" draw:style-name="gr1" draw:layer="layout" svg:width="16.932cm" svg:height="9.524cm" svg:x="1.059cm" svg:y="1.905cm" draw:page-number="12" presentation:class="page"/>
          <draw:frame draw:name="Google Shape;181;g6219565945_1_45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-vectorization" draw:style-name="dp1" draw:master-page-name="Content">
        <draw:frame draw:name="Google Shape;190;p23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Scatter conflicts</text:span></text:p>
            <text:p text:style-name="P17"><text:span text:style-name="T7"/></text:p>
          </draw:text-box>
        </draw:frame>
        <draw:frame draw:name="Google Shape;191;p23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Auto-vectorization</text:span></text:p>
          </draw:text-box>
        </draw:frame>
        <draw:custom-shape draw:name="Google Shape;192;p23" draw:style-name="gr2" draw:text-style-name="P18" draw:layer="layout" svg:width="10.712cm" svg:height="7.861cm" svg:x="1.987cm" svg:y="4.262cm"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3" draw:style-name="gr3" draw:text-style-name="P18" draw:layer="layout" svg:width="11.405cm" svg:height="9.332cm" svg:x="0.893cm" svg:y="3.642cm">
          <text:p text:style-name="P1"><text:span text:style-name="T12">#define</text:span><text:span text:style-name="T13"> N </text:span><text:span text:style-name="T14">32768</text:span></text:p>
          <text:p text:style-name="P1"><text:span text:style-name="T13"/></text:p>
          <text:p text:style-name="P1"><text:span text:style-name="T12">void</text:span><text:span text:style-name="T13"> indirect_product(</text:span></text:p>
          <text:p text:style-name="P21"><text:span text:style-name="T12">double</text:span><text:span text:style-name="T13">* </text:span><text:span text:style-name="T12">__restrict</text:span><text:span text:style-name="T13"> c, </text:span><text:span text:style-name="T12">const</text:span><text:span text:style-name="T13"> </text:span><text:span text:style-name="T12">unsigned</text:span><text:span text:style-name="T13">* index,</text:span></text:p>
          <text:p text:style-name="P21"><text:span text:style-name="T12">const</text:span><text:span text:style-name="T13"> </text:span><text:span text:style-name="T12">double</text:span><text:span text:style-name="T13">* a, </text:span><text:span text:style-name="T12">const</text:span><text:span text:style-name="T13"> </text:span><text:span text:style-name="T12">double</text:span><text:span text:style-name="T13">* b)</text:span></text:p>
          <text:p text:style-name="P1"><text:span text:style-name="T13">{</text:span></text:p>
          <text:p text:style-name="P21"><text:span text:style-name="T12">for</text:span><text:span text:style-name="T13"> (</text:span><text:span text:style-name="T12">unsigned</text:span><text:span text:style-name="T13"> i = </text:span><text:span text:style-name="T14">0</text:span><text:span text:style-name="T13">; i&lt;N; ++i) {</text:span></text:p>
          <text:p text:style-name="P21"><text:span text:style-name="T13"><text:tab/></text:span><text:span text:style-name="T43">// This is fine:</text:span></text:p>
          <text:p text:style-name="P24"><text:span text:style-name="T13">c[index[i]] = a[i]*b[i];</text:span></text:p>
          <text:p text:style-name="P21"><text:span text:style-name="T13">}</text:span></text:p>
          <text:p text:style-name="P1"><text:span text:style-name="T13">}</text:span></text:p>
          <text:p text:style-name="P1"><text:span text:style-name="T9"/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3" draw:style-name="gr3" draw:text-style-name="P18" draw:layer="layout" svg:width="11.405cm" svg:height="9.332cm" svg:x="13.095cm" svg:y="3.642cm">
          <text:p text:style-name="P20"><text:span text:style-name="T10">clang++-9 -O3 -fno-unroll-loops -ffast-math -march=skylake-avx512</text:span></text:p>
          <text:p text:style-name="P20"><text:span text:style-name="T24"/></text:p>
          <text:p text:style-name="P21"><text:span text:style-name="T12">xorl</text:span><text:span text:style-name="T13"> </text:span><text:span text:style-name="T15">%eax</text:span><text:span text:style-name="T13">, </text:span><text:span text:style-name="T15">%eax</text:span></text:p>
          <text:p text:style-name="P1"><text:span text:style-name="T16">.LBB0_1:</text:span></text:p>
          <text:p text:style-name="P21"><text:span text:style-name="T12">vmovupd</text:span><text:span text:style-name="T13"> (</text:span><text:span text:style-name="T15">%rcx</text:span><text:span text:style-name="T13">,</text:span><text:span text:style-name="T15">%rax</text:span><text:span text:style-name="T13">,</text:span><text:span text:style-name="T14">8</text:span><text:span text:style-name="T13">), </text:span><text:span text:style-name="T15">%zmm0</text:span></text:p>
          <text:p text:style-name="P21"><text:span text:style-name="T12">vmulpd</text:span><text:span text:style-name="T13"> (</text:span><text:span text:style-name="T15">%rdx</text:span><text:span text:style-name="T13">,</text:span><text:span text:style-name="T15">%rax</text:span><text:span text:style-name="T13">,</text:span><text:span text:style-name="T14">8</text:span><text:span text:style-name="T13">), </text:span><text:span text:style-name="T15">%zmm0</text:span><text:span text:style-name="T13">, </text:span><text:span text:style-name="T15">%zmm0</text:span></text:p>
          <text:p text:style-name="P21"><text:span text:style-name="T12">vpmovzxdq</text:span><text:span text:style-name="T13"> (</text:span><text:span text:style-name="T15">%rsi</text:span><text:span text:style-name="T13">,</text:span><text:span text:style-name="T15">%rax</text:span><text:span text:style-name="T13">,</text:span><text:span text:style-name="T14">4</text:span><text:span text:style-name="T13">), </text:span><text:span text:style-name="T15">%zmm1</text:span></text:p>
          <text:p text:style-name="P21"><text:span text:style-name="T12">kxnorw</text:span><text:span text:style-name="T13"> </text:span><text:span text:style-name="T16">%k0</text:span><text:span text:style-name="T13">, </text:span><text:span text:style-name="T16">%k0</text:span><text:span text:style-name="T13">, </text:span><text:span text:style-name="T16">%k1</text:span></text:p>
          <text:p text:style-name="P21"><text:span text:style-name="T12">vscatterqpd</text:span><text:span text:style-name="T13"> </text:span><text:span text:style-name="T15">%zmm0</text:span><text:span text:style-name="T13">, (</text:span><text:span text:style-name="T15">%rdi</text:span><text:span text:style-name="T13">,</text:span><text:span text:style-name="T15">%zmm1</text:span><text:span text:style-name="T13">,</text:span><text:span text:style-name="T14">8</text:span><text:span text:style-name="T13">) {</text:span><text:span text:style-name="T16">%k1</text:span><text:span text:style-name="T13">}</text:span></text:p>
          <text:p text:style-name="P21"><text:span text:style-name="T12">addq</text:span><text:span text:style-name="T13"> </text:span><text:span text:style-name="T17">$8</text:span><text:span text:style-name="T13">, </text:span><text:span text:style-name="T15">%rax</text:span></text:p>
          <text:p text:style-name="P21"><text:span text:style-name="T12">cmpq</text:span><text:span text:style-name="T13"> </text:span><text:span text:style-name="T17">$32768</text:span><text:span text:style-name="T13">, </text:span><text:span text:style-name="T15">%rax</text:span></text:p>
          <text:p text:style-name="P21"><text:span text:style-name="T12">jne</text:span><text:span text:style-name="T13"> </text:span><text:span text:style-name="T16">.LBB0_1</text:span></text:p>
          <text:p text:style-name="P21"><text:span text:style-name="T12">vzeroupper</text:span></text:p>
          <text:p text:style-name="P21"><text:span text:style-name="T12">retq</text:span></text:p>
          <text:p text:style-name="P21"><text:span text:style-name="T25"/></text:p>
          <text:p text:style-name="P21"><text:span text:style-name="T12"/></text:p>
          <text:p text:style-name="P21"><text:span text:style-name="T12"/></text:p>
          <text:p text:style-name="P2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5;p23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187;g6219565945_1_50:notes" draw:style-name="gr1" draw:layer="layout" svg:width="16.932cm" svg:height="9.524cm" svg:x="1.059cm" svg:y="1.905cm" draw:page-number="13" presentation:class="page"/>
          <draw:frame draw:name="Google Shape;188;g6219565945_1_50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-vectorization" draw:style-name="dp1" draw:master-page-name="Content">
        <draw:frame draw:name="Google Shape;200;p24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Scatter conflicts</text:span></text:p>
            <text:p text:style-name="P17"><text:span text:style-name="T7"/></text:p>
          </draw:text-box>
        </draw:frame>
        <draw:custom-shape draw:name="Google Shape;201;p24" draw:style-name="gr3" draw:text-style-name="P18" draw:layer="layout" svg:width="11.405cm" svg:height="9.332cm" svg:x="13.095cm" svg:y="3.642cm">
          <text:p text:style-name="P20"><text:span text:style-name="T10">clang++-9 -O3 -fno-unroll-loops -ffast-math -march=skylake-avx512</text:span></text:p>
          <text:p text:style-name="P20"><text:span text:style-name="T44"/></text:p>
          <text:p text:style-name="P21"><text:span text:style-name="T45">xorl</text:span><text:span text:style-name="T46"> </text:span><text:span text:style-name="T47">%eax</text:span><text:span text:style-name="T46">, </text:span><text:span text:style-name="T47">%eax</text:span></text:p>
          <text:p text:style-name="P1"><text:span text:style-name="T48">.LBB0_1:</text:span></text:p>
          <text:p text:style-name="P21"><text:span text:style-name="T45">vmovsd</text:span><text:span text:style-name="T46"> (</text:span><text:span text:style-name="T47">%rdx</text:span><text:span text:style-name="T46">,</text:span><text:span text:style-name="T47">%rax</text:span><text:span text:style-name="T46">,</text:span><text:span text:style-name="T49">8</text:span><text:span text:style-name="T46">), </text:span><text:span text:style-name="T47">%xmm0</text:span></text:p>
          <text:p text:style-name="P21"><text:span text:style-name="T45">vmovsd</text:span><text:span text:style-name="T46"> (</text:span><text:span text:style-name="T47">%rcx</text:span><text:span text:style-name="T46">,</text:span><text:span text:style-name="T47">%rax</text:span><text:span text:style-name="T46">,</text:span><text:span text:style-name="T49">8</text:span><text:span text:style-name="T46">), </text:span><text:span text:style-name="T47">%xmm1</text:span></text:p>
          <text:p text:style-name="P21"><text:span text:style-name="T45">movl</text:span><text:span text:style-name="T46"> (</text:span><text:span text:style-name="T47">%rsi</text:span><text:span text:style-name="T46">,</text:span><text:span text:style-name="T47">%rax</text:span><text:span text:style-name="T46">,</text:span><text:span text:style-name="T49">4</text:span><text:span text:style-name="T46">), </text:span><text:span text:style-name="T47">%r8d</text:span></text:p>
          <text:p text:style-name="P21"><text:span text:style-name="T45">vfmadd213sd</text:span><text:span text:style-name="T46"> (</text:span><text:span text:style-name="T47">%rdi</text:span><text:span text:style-name="T46">,</text:span><text:span text:style-name="T47">%r8</text:span><text:span text:style-name="T46">,</text:span><text:span text:style-name="T49">8</text:span><text:span text:style-name="T46">), </text:span><text:span text:style-name="T47">%xmm0</text:span><text:span text:style-name="T46">, </text:span><text:span text:style-name="T47">%xmm1</text:span></text:p>
          <text:p text:style-name="P21"><text:span text:style-name="T45">vmovsd</text:span><text:span text:style-name="T46"> </text:span><text:span text:style-name="T47">%xmm1</text:span><text:span text:style-name="T46">, (</text:span><text:span text:style-name="T47">%rdi</text:span><text:span text:style-name="T46">,</text:span><text:span text:style-name="T47">%r8</text:span><text:span text:style-name="T46">,</text:span><text:span text:style-name="T49">8</text:span><text:span text:style-name="T46">)</text:span></text:p>
          <text:p text:style-name="P21"><text:span text:style-name="T45">incq</text:span><text:span text:style-name="T46"> </text:span><text:span text:style-name="T47">%rax</text:span></text:p>
          <text:p text:style-name="P21"><text:span text:style-name="T45">cmpq</text:span><text:span text:style-name="T46"> </text:span><text:span text:style-name="T50">$32768</text:span><text:span text:style-name="T46">, </text:span><text:span text:style-name="T47">%rax</text:span></text:p>
          <text:p text:style-name="P21"><text:span text:style-name="T45">jne</text:span><text:span text:style-name="T46"> </text:span><text:span text:style-name="T48">.LBB0_1</text:span></text:p>
          <text:p text:style-name="P21"><text:span text:style-name="T45">retq</text:span></text:p>
          <text:p text:style-name="P21"><text:span text:style-name="T45"/></text:p>
          <text:p text:style-name="P20"><text:span text:style-name="T46">With </text:span><text:span text:style-name="T10">-Rpass-analysis=loop-vectorize</text:span></text:p>
          <text:p text:style-name="P1"><text:span text:style-name="T46"><text:line-break/></text:span><text:span text:style-name="T51"><text:tab/></text:span><text:span text:style-name="T51">&lt;source&gt;:7:5: remark: loop not vectorized: unsafe</text:span></text:p>
          <text:p text:style-name="P19"><text:span text:style-name="T51">dependent memory operations in loop. […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2;p24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Auto-vectorization</text:span></text:p>
          </draw:text-box>
        </draw:frame>
        <draw:custom-shape draw:name="Google Shape;203;p24" draw:style-name="gr2" draw:text-style-name="P18" draw:layer="layout" svg:width="10.712cm" svg:height="7.861cm" svg:x="1.987cm" svg:y="4.262cm"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4" draw:style-name="gr3" draw:text-style-name="P18" draw:layer="layout" svg:width="11.405cm" svg:height="9.332cm" svg:x="0.9cm" svg:y="3.642cm">
          <text:p text:style-name="P1"><text:span text:style-name="T12">#define</text:span><text:span text:style-name="T13"> N </text:span><text:span text:style-name="T14">32768</text:span></text:p>
          <text:p text:style-name="P1"><text:span text:style-name="T13"/></text:p>
          <text:p text:style-name="P1"><text:span text:style-name="T12">void</text:span><text:span text:style-name="T13"> indirect_compound_product(</text:span></text:p>
          <text:p text:style-name="P21"><text:span text:style-name="T12">double</text:span><text:span text:style-name="T13">* </text:span><text:span text:style-name="T12">__restrict</text:span><text:span text:style-name="T13"> c, </text:span><text:span text:style-name="T12">const</text:span><text:span text:style-name="T13"> </text:span><text:span text:style-name="T12">unsigned</text:span><text:span text:style-name="T13">* index,</text:span></text:p>
          <text:p text:style-name="P21"><text:span text:style-name="T12">const</text:span><text:span text:style-name="T13"> </text:span><text:span text:style-name="T12">double</text:span><text:span text:style-name="T13">* a, </text:span><text:span text:style-name="T12">const</text:span><text:span text:style-name="T13"> </text:span><text:span text:style-name="T12">double</text:span><text:span text:style-name="T13">* b)</text:span></text:p>
          <text:p text:style-name="P1"><text:span text:style-name="T13">{</text:span></text:p>
          <text:p text:style-name="P21"><text:span text:style-name="T12">for</text:span><text:span text:style-name="T13"> (</text:span><text:span text:style-name="T12">unsigned</text:span><text:span text:style-name="T13"> i = </text:span><text:span text:style-name="T14">0</text:span><text:span text:style-name="T13">; i&lt;N; ++i) {</text:span></text:p>
          <text:p text:style-name="P21"><text:span text:style-name="T13"><text:tab/></text:span><text:span text:style-name="T43">// This is NOT fine:</text:span></text:p>
          <text:p text:style-name="P24"><text:span text:style-name="T13">c[index[i]] += a[i]*b[i];</text:span></text:p>
          <text:p text:style-name="P21"><text:span text:style-name="T13">}</text:span></text:p>
          <text:p text:style-name="P1"><text:span text:style-name="T13">}</text:span></text:p>
          <text:p text:style-name="P1"><text:span text:style-name="T9"/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5;p24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custom-shape draw:name="Google Shape;206;p24" draw:style-name="gr7" draw:text-style-name="P18" draw:layer="layout" svg:width="9.226cm" svg:height="1.143cm" svg:x="1.987cm" svg:y="10.201cm">
          <text:p text:style-name="P20"><text:span text:style-name="T21">Potential conflict: e.g. if </text:span><text:span text:style-name="T20">index[2]==index[4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7;g6219565945_1_60:notes" draw:style-name="gr1" draw:layer="layout" svg:width="16.932cm" svg:height="9.524cm" svg:x="1.059cm" svg:y="1.905cm" draw:page-number="14" presentation:class="page"/>
          <draw:frame draw:name="Google Shape;198;g6219565945_1_60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-vectorization is tricksy" draw:style-name="dp1" draw:master-page-name="Content">
        <draw:frame draw:name="Google Shape;211;p25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Auto-vectorization is tricksy</text:span></text:p>
          </draw:text-box>
        </draw:frame>
        <draw:frame draw:name="Google Shape;212;p25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23"><text:span text:style-name="T7">Compiler support in gcc and clang improving every release, but:</text:span><text:span text:style-name="T7"><text:line-break/></text:span><text:span text:style-name="T7"/></text:p>
            <text:list text:style-name="L10">
              <text:list-item>
                <text:p text:style-name="P12"><text:span text:style-name="T7">No guarantees on what you’ll get.</text:span></text:p>
              </text:list-item>
              <text:list-item>
                <text:p text:style-name="P1"><text:span text:style-name="T7">Might perform unsafe transformations without being asked (gcc, icc 😠).</text:span><text:span text:style-name="T7"><text:line-break/></text:span><text:span text:style-name="T7"/></text:p>
              </text:list-item>
              <text:list-item>
                <text:p text:style-name="P1"><text:span text:style-name="T7">Often need to permit unsafe assumptions with </text:span><text:span text:style-name="T42">-ffast-math</text:span><text:span text:style-name="T7"> anyway.</text:span></text:p>
              </text:list-item>
              <text:list-item>
                <text:p text:style-name="P1"><text:span text:style-name="T7">Even with <text:s/></text:span><text:span text:style-name="T42">-ffast-math</text:span><text:span text:style-name="T7">, transcendentals may be serialized.</text:span><text:span text:style-name="T7"><text:line-break/></text:span><text:span text:style-name="T7"/></text:p>
              </text:list-item>
              <text:list-item>
                <text:p text:style-name="P1"><text:span text:style-name="T7">Can’t express knowledge of potential conflicts or lack of conflicts in arithmetic syntax.</text:span></text:p>
              </text:list-item>
            </text:list>
          </draw:text-box>
        </draw:frame>
        <draw:frame draw:name="Google Shape;213;p25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208;g6219565945_1_71:notes" draw:style-name="gr1" draw:layer="layout" svg:width="16.932cm" svg:height="9.524cm" svg:x="1.059cm" svg:y="1.905cm" draw:page-number="15" presentation:class="page"/>
          <draw:frame draw:name="Google Shape;209;g6219565945_1_71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D Intrinsics" draw:style-name="dp1" draw:master-page-name="Content">
        <draw:frame draw:name="Google Shape;218;p26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SIMD Intrinsics</text:span></text:p>
          </draw:text-box>
        </draw:frame>
        <draw:frame draw:name="Google Shape;219;p26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23"><text:span text:style-name="T7">Compilers generally support a number of </text:span><text:span text:style-name="T52">intrinsic</text:span><text:span text:style-name="T7"> built-in functions.</text:span></text:p>
            <text:p text:style-name="P12"><text:span text:style-name="T7"/></text:p>
            <text:list text:style-name="L13">
              <text:list-item>
                <text:p text:style-name="P12"><text:span text:style-name="T7">Provide an interface to non-standard functionality.</text:span></text:p>
              </text:list-item>
              <text:list-item>
                <text:p text:style-name="P1"><text:span text:style-name="T7">Compiler specific.</text:span></text:p>
              </text:list-item>
            </text:list>
            <text:p text:style-name="P12"><text:span text:style-name="T7"/></text:p>
            <text:p text:style-name="P12"><text:span text:style-name="T7">SIMD operations for a particular CPU architecture are provided by intrinsics in gcc, clang, and icc, and are (mostly) the same for each compiler.</text:span><text:span text:style-name="T7"><text:line-break/></text:span><text:span text:style-name="T7"/></text:p>
            <text:list text:continue-numbering="true" text:style-name="L13">
              <text:list-item>
                <text:p text:style-name="P12"><text:span text:style-name="T7">Most correspond to a single CPU SIMD operation.</text:span></text:p>
              </text:list-item>
              <text:list-item>
                <text:p text:style-name="P1"><text:span text:style-name="T7">They aren’t necessarily </text:span><text:span text:style-name="T52">compiled</text:span><text:span text:style-name="T7"> </text:span><text:span text:style-name="T52">exactly</text:span><text:span text:style-name="T7"> to that CPU SIMD operation.</text:span></text:p>
              </text:list-item>
            </text:list>
          </draw:text-box>
        </draw:frame>
        <draw:frame draw:name="Google Shape;220;p26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215;g6219565945_1_76:notes" draw:style-name="gr1" draw:layer="layout" svg:width="16.932cm" svg:height="9.524cm" svg:x="1.059cm" svg:y="1.905cm" draw:page-number="16" presentation:class="page"/>
          <draw:frame draw:name="Google Shape;216;g6219565945_1_76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D Intrinsics" draw:style-name="dp1" draw:master-page-name="Content">
        <draw:frame draw:name="Google Shape;225;p27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Auto-vectorized</text:span></text:p>
            <text:p text:style-name="P17"><text:span text:style-name="T7"/></text:p>
          </draw:text-box>
        </draw:frame>
        <draw:frame draw:name="Google Shape;226;p27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SIMD Intrinsics</text:span></text:p>
          </draw:text-box>
        </draw:frame>
        <draw:custom-shape draw:name="Google Shape;227;p27" draw:style-name="gr2" draw:text-style-name="P18" draw:layer="layout" svg:width="10.712cm" svg:height="7.861cm" svg:x="1.987cm" svg:y="4.262cm"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7" draw:style-name="gr3" draw:text-style-name="P18" draw:layer="layout" svg:width="11.405cm" svg:height="9.332cm" svg:x="0.893cm" svg:y="3.642cm">
          <text:p text:style-name="P1"><text:span text:style-name="T45">#include</text:span><text:span text:style-name="T46"> </text:span><text:span text:style-name="T45">&lt;</text:span><text:span text:style-name="T53">cmath</text:span><text:span text:style-name="T45">&gt;</text:span></text:p>
          <text:p text:style-name="P1"><text:span text:style-name="T45">#include</text:span><text:span text:style-name="T46"> </text:span><text:span text:style-name="T45">&lt;</text:span><text:span text:style-name="T53">immintrin.h</text:span><text:span text:style-name="T45">&gt;</text:span></text:p>
          <text:p text:style-name="P1"><text:span text:style-name="T45">#define</text:span><text:span text:style-name="T46"> N </text:span><text:span text:style-name="T49">32768</text:span></text:p>
          <text:p text:style-name="P1"><text:span text:style-name="T46"/></text:p>
          <text:p text:style-name="P1"><text:span text:style-name="T45">void</text:span><text:span text:style-name="T46"> sfma(</text:span></text:p>
          <text:p text:style-name="P19"><text:span text:style-name="T45">double</text:span><text:span text:style-name="T46">* </text:span><text:span text:style-name="T45">__restrict</text:span><text:span text:style-name="T46"> c, </text:span><text:span text:style-name="T45">double</text:span><text:span text:style-name="T46"> k,</text:span></text:p>
          <text:p text:style-name="P19"><text:span text:style-name="T45">const</text:span><text:span text:style-name="T46"> </text:span><text:span text:style-name="T45">double</text:span><text:span text:style-name="T46">* a, </text:span><text:span text:style-name="T45">const</text:span><text:span text:style-name="T46"> </text:span><text:span text:style-name="T45">double</text:span><text:span text:style-name="T46">* b)</text:span></text:p>
          <text:p text:style-name="P1"><text:span text:style-name="T46">{</text:span></text:p>
          <text:p text:style-name="P19"><text:span text:style-name="T45">for</text:span><text:span text:style-name="T46"> (</text:span><text:span text:style-name="T45">unsigned</text:span><text:span text:style-name="T46"> i = </text:span><text:span text:style-name="T49">0</text:span><text:span text:style-name="T46">; i&lt;N; ++i) {</text:span></text:p>
          <text:p text:style-name="P24"><text:span text:style-name="T46">c[i] = std::fma(k, a[i], b[i]);</text:span></text:p>
          <text:p text:style-name="P19"><text:span text:style-name="T46">}</text:span></text:p>
          <text:p text:style-name="P1"><text:span text:style-name="T46">}</text:span></text:p>
          <text:p text:style-name="P1"><text:span text:style-name="T46"/></text:p>
          <text:p text:style-name="P1"><text:span text:style-name="T45"/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7" draw:style-name="gr3" draw:text-style-name="P18" draw:layer="layout" svg:width="11.405cm" svg:height="9.332cm" svg:x="13.095cm" svg:y="3.642cm">
          <text:p text:style-name="P20"><text:span text:style-name="T10">clang++-9 -O3 -fno-unroll-loops -march=skylake-avx512</text:span></text:p>
          <text:p text:style-name="P20"><text:span text:style-name="T24"/></text:p>
          <text:p text:style-name="P21"><text:span text:style-name="T12">vbroadcastsd</text:span><text:span text:style-name="T13"> </text:span><text:span text:style-name="T15">%xmm0</text:span><text:span text:style-name="T13">, </text:span><text:span text:style-name="T15">%zmm1</text:span></text:p>
          <text:p text:style-name="P21"><text:span text:style-name="T12">xorl</text:span><text:span text:style-name="T13"> </text:span><text:span text:style-name="T15">%eax</text:span><text:span text:style-name="T13">, </text:span><text:span text:style-name="T15">%eax</text:span></text:p>
          <text:p text:style-name="P1"><text:span text:style-name="T16">.L2:</text:span></text:p>
          <text:p text:style-name="P21"><text:span text:style-name="T12">vmovupd</text:span><text:span text:style-name="T13"> (</text:span><text:span text:style-name="T15">%rsi</text:span><text:span text:style-name="T13">,</text:span><text:span text:style-name="T15">%rax</text:span><text:span text:style-name="T13">), </text:span><text:span text:style-name="T15">%zmm0</text:span></text:p>
          <text:p text:style-name="P21"><text:span text:style-name="T12">vfmadd213pd</text:span><text:span text:style-name="T13"> (</text:span><text:span text:style-name="T15">%rdx</text:span><text:span text:style-name="T13">,</text:span><text:span text:style-name="T15">%rax</text:span><text:span text:style-name="T13">), </text:span><text:span text:style-name="T15">%zmm1</text:span><text:span text:style-name="T13">, </text:span><text:span text:style-name="T15">%zmm0</text:span></text:p>
          <text:p text:style-name="P21"><text:span text:style-name="T12">vmovupd</text:span><text:span text:style-name="T13"> </text:span><text:span text:style-name="T15">%zmm0</text:span><text:span text:style-name="T13">, (</text:span><text:span text:style-name="T15">%rdi</text:span><text:span text:style-name="T13">,</text:span><text:span text:style-name="T15">%rax</text:span><text:span text:style-name="T13">)</text:span></text:p>
          <text:p text:style-name="P21"><text:span text:style-name="T12">addq</text:span><text:span text:style-name="T13"> </text:span><text:span text:style-name="T17">$64</text:span><text:span text:style-name="T13">, </text:span><text:span text:style-name="T15">%rax</text:span></text:p>
          <text:p text:style-name="P21"><text:span text:style-name="T12">cmpq</text:span><text:span text:style-name="T13"> </text:span><text:span text:style-name="T17">$262144</text:span><text:span text:style-name="T13">, </text:span><text:span text:style-name="T15">%rax</text:span></text:p>
          <text:p text:style-name="P21"><text:span text:style-name="T12">jne</text:span><text:span text:style-name="T13"> </text:span><text:span text:style-name="T16">.L2</text:span></text:p>
          <text:p text:style-name="P21"><text:span text:style-name="T12">vzeroupper</text:span></text:p>
          <text:p text:style-name="P21"><text:span text:style-name="T12">ret</text:span></text:p>
          <text:p text:style-name="P21"><text:span text:style-name="T25"/></text:p>
          <text:p text:style-name="P21"><text:span text:style-name="T12"/></text:p>
          <text:p text:style-name="P21"><text:span text:style-name="T12"/></text:p>
          <text:p text:style-name="P2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;p27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222;g6219565945_1_86:notes" draw:style-name="gr1" draw:layer="layout" svg:width="16.932cm" svg:height="9.524cm" svg:x="1.059cm" svg:y="1.905cm" draw:page-number="17" presentation:class="page"/>
          <draw:frame draw:name="Google Shape;223;g6219565945_1_86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D Intrinsics" draw:style-name="dp1" draw:master-page-name="Content">
        <draw:frame draw:name="Google Shape;235;p28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Explicit vectorization with intrinsics</text:span></text:p>
            <text:p text:style-name="P17"><text:span text:style-name="T7"/></text:p>
          </draw:text-box>
        </draw:frame>
        <draw:frame draw:name="Google Shape;236;p28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SIMD Intrinsics</text:span></text:p>
          </draw:text-box>
        </draw:frame>
        <draw:custom-shape draw:name="Google Shape;237;p28" draw:style-name="gr2" draw:text-style-name="P18" draw:layer="layout" svg:width="10.712cm" svg:height="7.861cm" svg:x="1.987cm" svg:y="4.262cm"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28" draw:style-name="gr3" draw:text-style-name="P18" draw:layer="layout" svg:width="11.405cm" svg:height="9.332cm" svg:x="0.893cm" svg:y="3.642cm">
          <text:p text:style-name="P1"><text:span text:style-name="T45"/></text:p>
          <text:p text:style-name="P1"><text:span text:style-name="T45">#include</text:span><text:span text:style-name="T46"> </text:span><text:span text:style-name="T45">&lt;</text:span><text:span text:style-name="T53">immintrin.h</text:span><text:span text:style-name="T45">&gt;</text:span></text:p>
          <text:p text:style-name="P1"><text:span text:style-name="T45">#define</text:span><text:span text:style-name="T46"> N </text:span><text:span text:style-name="T49">32768</text:span></text:p>
          <text:p text:style-name="P1"><text:span text:style-name="T46"/></text:p>
          <text:p text:style-name="P1"><text:span text:style-name="T45">void</text:span><text:span text:style-name="T46"> sfma(</text:span></text:p>
          <text:p text:style-name="P19"><text:span text:style-name="T45">double</text:span><text:span text:style-name="T46">* </text:span><text:span text:style-name="T45">__restrict</text:span><text:span text:style-name="T46"> c, </text:span><text:span text:style-name="T45">double</text:span><text:span text:style-name="T46"> k,</text:span></text:p>
          <text:p text:style-name="P19"><text:span text:style-name="T45">const</text:span><text:span text:style-name="T46"> </text:span><text:span text:style-name="T45">double</text:span><text:span text:style-name="T46">* a, </text:span><text:span text:style-name="T45">const</text:span><text:span text:style-name="T46"> </text:span><text:span text:style-name="T45">double</text:span><text:span text:style-name="T46">* b)</text:span></text:p>
          <text:p text:style-name="P1"><text:span text:style-name="T46">{</text:span></text:p>
          <text:p text:style-name="P19"><text:span text:style-name="T46">__m512d vk = _mm512_set1_pd(k);</text:span></text:p>
          <text:p text:style-name="P21"><text:span text:style-name="T45">for</text:span><text:span text:style-name="T46"> (</text:span><text:span text:style-name="T45">unsigned</text:span><text:span text:style-name="T46"> i = </text:span><text:span text:style-name="T49">0</text:span><text:span text:style-name="T46">; i&lt;N; i += </text:span><text:span text:style-name="T49">8</text:span><text:span text:style-name="T46">) {</text:span></text:p>
          <text:p text:style-name="P28"><text:span text:style-name="T46">__m512d va = _mm512_loadu_pd(a+i);</text:span></text:p>
          <text:p text:style-name="P28"><text:span text:style-name="T46">__m512d vb = _mm512_loadu_pd(b+i);</text:span></text:p>
          <text:p text:style-name="P28"><text:span text:style-name="T46">__m512d vc = _mm512_fmadd_pd(vk, va, vb);</text:span></text:p>
          <text:p text:style-name="P28"><text:span text:style-name="T46">_mm512_storeu_pd(c+i, vc);</text:span></text:p>
          <text:p text:style-name="P21"><text:span text:style-name="T46">}</text:span></text:p>
          <text:p text:style-name="P1"><text:span text:style-name="T46">}</text:span></text:p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8" draw:style-name="gr3" draw:text-style-name="P18" draw:layer="layout" svg:width="11.405cm" svg:height="9.332cm" svg:x="13.095cm" svg:y="3.642cm">
          <text:p text:style-name="P20"><text:span text:style-name="T10">clang++-9 -O3 -fno-unroll-loops -march=skylake-avx512</text:span></text:p>
          <text:p text:style-name="P20"><text:span text:style-name="T24"/></text:p>
          <text:p text:style-name="P21"><text:span text:style-name="T12">vbroadcastsd</text:span><text:span text:style-name="T13"> </text:span><text:span text:style-name="T15">%xmm0</text:span><text:span text:style-name="T13">, </text:span><text:span text:style-name="T15">%zmm1</text:span></text:p>
          <text:p text:style-name="P21"><text:span text:style-name="T12">xorl</text:span><text:span text:style-name="T13"> </text:span><text:span text:style-name="T15">%eax</text:span><text:span text:style-name="T13">, </text:span><text:span text:style-name="T15">%eax</text:span></text:p>
          <text:p text:style-name="P1"><text:span text:style-name="T16">.L2:</text:span></text:p>
          <text:p text:style-name="P21"><text:span text:style-name="T12">vmovupd</text:span><text:span text:style-name="T13"> (</text:span><text:span text:style-name="T15">%rsi</text:span><text:span text:style-name="T13">,</text:span><text:span text:style-name="T15">%rax</text:span><text:span text:style-name="T13">), </text:span><text:span text:style-name="T15">%zmm0</text:span></text:p>
          <text:p text:style-name="P21"><text:span text:style-name="T12">vfmadd213pd</text:span><text:span text:style-name="T13"> (</text:span><text:span text:style-name="T15">%rdx</text:span><text:span text:style-name="T13">,</text:span><text:span text:style-name="T15">%rax</text:span><text:span text:style-name="T13">), </text:span><text:span text:style-name="T15">%zmm1</text:span><text:span text:style-name="T13">, </text:span><text:span text:style-name="T15">%zmm0</text:span></text:p>
          <text:p text:style-name="P21"><text:span text:style-name="T12">vmovupd</text:span><text:span text:style-name="T13"> </text:span><text:span text:style-name="T15">%zmm0</text:span><text:span text:style-name="T13">, (</text:span><text:span text:style-name="T15">%rdi</text:span><text:span text:style-name="T13">,</text:span><text:span text:style-name="T15">%rax</text:span><text:span text:style-name="T13">)</text:span></text:p>
          <text:p text:style-name="P21"><text:span text:style-name="T12">addq</text:span><text:span text:style-name="T13"> </text:span><text:span text:style-name="T17">$64</text:span><text:span text:style-name="T13">, </text:span><text:span text:style-name="T15">%rax</text:span></text:p>
          <text:p text:style-name="P21"><text:span text:style-name="T12">cmpq</text:span><text:span text:style-name="T13"> </text:span><text:span text:style-name="T17">$262144</text:span><text:span text:style-name="T13">, </text:span><text:span text:style-name="T15">%rax</text:span></text:p>
          <text:p text:style-name="P21"><text:span text:style-name="T12">jne</text:span><text:span text:style-name="T13"> </text:span><text:span text:style-name="T16">.L2</text:span></text:p>
          <text:p text:style-name="P21"><text:span text:style-name="T12">vzeroupper</text:span></text:p>
          <text:p text:style-name="P21"><text:span text:style-name="T12">retq</text:span></text:p>
          <text:p text:style-name="P21"><text:span text:style-name="T25"/></text:p>
          <text:p text:style-name="P21"><text:span text:style-name="T12"/></text:p>
          <text:p text:style-name="P21"><text:span text:style-name="T12"/></text:p>
          <text:p text:style-name="P20"><text:span text:style-name="T54">Exactly the same generated co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8" draw:style-name="gr8" draw:text-style-name="P27" draw:layer="layout" svg:width="11.405cm" svg:height="4.807cm" svg:x="13.094cm" svg:y="4.638cm"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1;p28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232;g6219565945_1_97:notes" draw:style-name="gr1" draw:layer="layout" svg:width="16.932cm" svg:height="9.524cm" svg:x="1.059cm" svg:y="1.905cm" draw:page-number="18" presentation:class="page"/>
          <draw:frame draw:name="Google Shape;233;g6219565945_1_97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SIMD intrinsics vs auto-vectorization" draw:style-name="dp1" draw:master-page-name="Content">
        <draw:frame draw:name="Google Shape;246;p29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Using SIMD intrinsics vs auto-vectorization</text:span></text:p>
          </draw:text-box>
        </draw:frame>
        <draw:frame draw:name="Google Shape;247;p29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55">The Good</text:span></text:p>
            <text:list text:style-name="L15">
              <text:list-item>
                <text:p text:style-name="P12"><text:span text:style-name="T38">Generated code will be close to what you write.</text:span></text:p>
              </text:list-item>
              <text:list-item>
                <text:p text:style-name="P1"><text:span text:style-name="T38">Free to support full IEEE semantics or make numerical assumptions.</text:span></text:p>
              </text:list-item>
              <text:list-item>
                <text:p text:style-name="P1"><text:span text:style-name="T38">Can supply own vectorized implementations of transcendental functions.</text:span></text:p>
              </text:list-item>
              <text:list-item>
                <text:p text:style-name="P1"><text:span text:style-name="T38">Can be explicit about conflict assumptions in indirect memory operations.</text:span></text:p>
              </text:list-item>
            </text:list>
            <text:p text:style-name="P11"><text:span text:style-name="T55"/></text:p>
            <text:p text:style-name="P11"><text:span text:style-name="T55">The Bad</text:span></text:p>
            <text:list text:style-name="L17">
              <text:list-item>
                <text:p text:style-name="P12"><text:span text:style-name="T38">Different code for every architecture: huge maintenance burden.</text:span></text:p>
              </text:list-item>
              <text:list-item>
                <text:p text:style-name="P1"><text:span text:style-name="T38">Very, very non-standard C++.</text:span></text:p>
              </text:list-item>
            </text:list>
            <text:p text:style-name="P11"><text:span text:style-name="T55"/></text:p>
            <text:p text:style-name="P11"><text:span text:style-name="T55">The Ugly</text:span></text:p>
            <text:list text:style-name="L18">
              <text:list-item>
                <text:p text:style-name="P12"><text:span text:style-name="T56">a = _mm512_castsi512_pd(_mm512_and_epi64(_mm512_castpd_si512(x), <text:s text:c="7"/>_mm512_set1_epi64(0x7fffffffffffffff)))</text:span></text:p>
              </text:list-item>
            </text:list>
            <text:p text:style-name="P17"><text:span text:style-name="T7"/></text:p>
          </draw:text-box>
        </draw:frame>
        <draw:frame draw:name="Google Shape;248;p29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243;g6219565945_1_107:notes" draw:style-name="gr1" draw:layer="layout" svg:width="16.932cm" svg:height="9.524cm" svg:x="1.059cm" svg:y="1.905cm" draw:page-number="19" presentation:class="page"/>
          <draw:frame draw:name="Google Shape;244;g6219565945_1_107:notes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ternatives" draw:style-name="dp1" draw:master-page-name="Content">
        <draw:frame draw:name="Google Shape;253;p30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Alternatives</text:span></text:p>
          </draw:text-box>
        </draw:frame>
        <draw:frame draw:name="Google Shape;254;p30" presentation:style-name="pr6" draw:text-style-name="P14" draw:layer="layout" svg:width="23.6cm" svg:height="10.708cm" svg:x="0.9cm" svg:y="2.265cm" presentation:class="outline" presentation:user-transformed="true">
          <draw:text-box>
            <text:list text:style-name="L19">
              <text:list-item>
                <text:p text:style-name="P29"><text:span text:style-name="T7">OpenMP SIMD extensions</text:span><text:span text:style-name="T7"><text:line-break/></text:span><text:span text:style-name="T7"/></text:p>
              </text:list-item>
              <text:list-item>
                <text:p text:style-name="P30"><text:span text:style-name="T7">The Vc library: </text:span><text:span text:style-name="T57"><text:a xlink:href="https://github.com/VcDevel/Vc" xlink:type="simple">github.com/VcDevel/Vc</text:a></text:span><text:span text:style-name="T58"><text:line-break/></text:span><text:span text:style-name="T58"/></text:p>
              </text:list-item>
              <text:list-item>
                <text:p text:style-name="P30"><text:span text:style-name="T58">std::experimental::simd</text:span><text:span text:style-name="T7"> — coming soon to a libstdc++ near you.</text:span><text:span text:style-name="T7"><text:line-break/></text:span><text:span text:style-name="T7"><text:line-break/></text:span><text:span text:style-name="T7">Proposed SIMD extensions described in working draft </text:span><text:span text:style-name="T57"><text:a xlink:href="https://wg21.link/N4808" xlink:type="simple">N4808</text:a></text:span><text:span text:style-name="T7"><text:s/>are based on a subset of the Vc library.</text:span></text:p>
              </text:list-item>
            </text:list>
            <text:p text:style-name="P31"><text:span text:style-name="T7"/></text:p>
            <text:p text:style-name="P31"><text:span text:style-name="T7"/></text:p>
            <text:p text:style-name="P32"><text:span text:style-name="T55">Or we can write our own.</text:span></text:p>
          </draw:text-box>
        </draw:frame>
        <draw:frame draw:name="Google Shape;255;p30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250;g6219565945_1_114:notes" draw:style-name="gr1" draw:layer="layout" svg:width="16.932cm" svg:height="9.524cm" svg:x="1.059cm" svg:y="1.905cm" draw:page-number="20" presentation:class="page"/>
          <draw:frame draw:name="Google Shape;251;g6219565945_1_114:notes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ite your own SIMD library, what are you crazy?" draw:style-name="dp1" draw:master-page-name="Content">
        <draw:frame draw:name="Google Shape;260;p31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Write your own SIMD library, what are you crazy?</text:span></text:p>
          </draw:text-box>
        </draw:frame>
        <draw:frame draw:name="Google Shape;261;p31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23"><text:span text:style-name="T7">Excuses:</text:span><text:span text:style-name="T7"><text:line-break/></text:span><text:span text:style-name="T7"/></text:p>
            <text:list text:style-name="L20">
              <text:list-item>
                <text:p text:style-name="P12"><text:span text:style-name="T7">Vc didn’t do everything we wanted in our project.</text:span><text:span text:style-name="T7"><text:line-break/></text:span><text:span text:style-name="T7"/></text:p>
              </text:list-item>
              <text:list-item>
                <text:p text:style-name="P1"><text:span text:style-name="T7">We really like writing ratpoly transcendental function approximations.</text:span><text:span text:style-name="T59">*</text:span><text:span text:style-name="T7"><text:line-break/></text:span><text:span text:style-name="T7"/></text:p>
              </text:list-item>
              <text:list-item>
                <text:p text:style-name="P1"><text:span text:style-name="T7">It turned out to be useful as an example of C++ patterns.</text:span></text:p>
              </text:list-item>
            </text:list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33"><text:span text:style-name="T60">*</text:span><text:span text:style-name="T21"> This might be a slight overstatement.</text:span></text:p>
          </draw:text-box>
        </draw:frame>
        <draw:frame draw:name="Google Shape;262;p31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257;g6219565945_1_120:notes" draw:style-name="gr1" draw:layer="layout" svg:width="16.932cm" svg:height="9.524cm" svg:x="1.059cm" svg:y="1.905cm" draw:page-number="21" presentation:class="page"/>
          <draw:frame draw:name="Google Shape;258;g6219565945_1_120:notes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D library design requirements and goals" draw:style-name="dp1" draw:master-page-name="Content">
        <draw:frame draw:name="Google Shape;267;p32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SIMD library design requirements and goals</text:span></text:p>
          </draw:text-box>
        </draw:frame>
        <draw:frame draw:name="Google Shape;268;p32" presentation:style-name="pr6" draw:text-style-name="P14" draw:layer="layout" svg:width="23.6cm" svg:height="10.708cm" svg:x="0.9cm" svg:y="2.265cm" presentation:class="outline" presentation:user-transformed="true">
          <draw:text-box>
            <text:list text:style-name="L10">
              <text:list-item>
                <text:p text:style-name="P29"><text:span text:style-name="T7">Broadly follow the API given in the N4808 proposal, or a simpler version.</text:span><text:span text:style-name="T7"><text:line-break/></text:span><text:span text:style-name="T7"/></text:p>
              </text:list-item>
            </text:list>
            <text:list text:style-name="L20">
              <text:list-item>
                <text:p text:style-name="P30"><text:span text:style-name="T7">Lower burden for migration to a future standard library implementation.</text:span><text:span text:style-name="T7"><text:line-break/></text:span><text:span text:style-name="T7"/></text:p>
              </text:list-item>
              <text:list-item>
                <text:p text:style-name="P30"><text:span text:style-name="T7">Benefit from existing API design work.</text:span></text:p>
              </text:list-item>
            </text:list>
            <text:p text:style-name="P12"><text:span text:style-name="T13"/></text:p>
            <text:p text:style-name="P12"><text:span text:style-name="T7"/></text:p>
            <text:p text:style-name="P34"><text:span text:style-name="T7"/></text:p>
          </draw:text-box>
        </draw:frame>
        <draw:frame draw:name="Google Shape;269;p32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264;g6219565945_1_125:notes" draw:style-name="gr1" draw:layer="layout" svg:width="16.932cm" svg:height="9.524cm" svg:x="1.059cm" svg:y="1.905cm" draw:page-number="22" presentation:class="page"/>
          <draw:frame draw:name="Google Shape;265;g6219565945_1_125:notes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D library design requirements and goals" draw:style-name="dp1" draw:master-page-name="Content">
        <draw:frame draw:name="Google Shape;274;p33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SIMD library design requirements and goals</text:span></text:p>
          </draw:text-box>
        </draw:frame>
        <draw:frame draw:name="Google Shape;275;p33" presentation:style-name="pr6" draw:text-style-name="P14" draw:layer="layout" svg:width="23.6cm" svg:height="10.708cm" svg:x="0.9cm" svg:y="2.265cm" presentation:class="outline" presentation:user-transformed="true">
          <draw:text-box>
            <text:list text:style-name="L10">
              <text:list-item>
                <text:p text:style-name="P29"><text:span text:style-name="T7">Broadly follow the API given in the N4808 proposal, or a simpler version.</text:span></text:p>
              </text:list-item>
            </text:list>
            <text:p text:style-name="P31"><text:span text:style-name="T7"/></text:p>
            <text:p text:style-name="P31"><text:span text:style-name="T46">#include &lt;experimental/simd&gt;</text:span></text:p>
            <text:p text:style-name="P31"><text:span text:style-name="T45">#define</text:span><text:span text:style-name="T46"> N </text:span><text:span text:style-name="T49">32768</text:span></text:p>
            <text:p text:style-name="P31"><text:span text:style-name="T46"/></text:p>
            <text:p text:style-name="P31"><text:span text:style-name="T45">using</text:span><text:span text:style-name="T46"> double4 = std::experimental::fixed_size_simd&lt;</text:span><text:span text:style-name="T45">double</text:span><text:span text:style-name="T46">, </text:span><text:span text:style-name="T49">4</text:span><text:span text:style-name="T46">&gt;;</text:span></text:p>
            <text:p text:style-name="P31"><text:span text:style-name="T45">using</text:span><text:span text:style-name="T46"> std::experimental::element_aligned;</text:span></text:p>
            <text:p text:style-name="P31"><text:span text:style-name="T46"/></text:p>
            <text:p text:style-name="P31"><text:span text:style-name="T45">void</text:span><text:span text:style-name="T46"> sma(</text:span><text:span text:style-name="T45">double</text:span><text:span text:style-name="T46">* </text:span><text:span text:style-name="T45">__restrict</text:span><text:span text:style-name="T46"> c, </text:span><text:span text:style-name="T45">double</text:span><text:span text:style-name="T46"> k, </text:span><text:span text:style-name="T45">const</text:span><text:span text:style-name="T46"> </text:span><text:span text:style-name="T45">double</text:span><text:span text:style-name="T46">* a, </text:span><text:span text:style-name="T45">const</text:span><text:span text:style-name="T46"> </text:span><text:span text:style-name="T45">double</text:span><text:span text:style-name="T46">* b) {</text:span></text:p>
            <text:p text:style-name="P35"><text:span text:style-name="T45">for</text:span><text:span text:style-name="T46"> (</text:span><text:span text:style-name="T45">unsigned</text:span><text:span text:style-name="T46"> i = </text:span><text:span text:style-name="T49">0</text:span><text:span text:style-name="T46">; i&lt;N; i += </text:span><text:span text:style-name="T49">4</text:span><text:span text:style-name="T46">) {</text:span></text:p>
            <text:p text:style-name="P36"><text:span text:style-name="T46">double4 va(a+i, element_aligned);</text:span></text:p>
            <text:p text:style-name="P36"><text:span text:style-name="T46">double4 vb(b+i, element_aligned);</text:span></text:p>
            <text:p text:style-name="P36"><text:span text:style-name="T45">auto</text:span><text:span text:style-name="T46"> vc = k*va + vb;</text:span></text:p>
            <text:p text:style-name="P36"><text:span text:style-name="T46">vc.copy_to(c+i, element_aligned);</text:span></text:p>
            <text:p text:style-name="P35"><text:span text:style-name="T46">}</text:span></text:p>
            <text:p text:style-name="P34"><text:span text:style-name="T46">}</text:span></text:p>
          </draw:text-box>
        </draw:frame>
        <draw:frame draw:name="Google Shape;276;p33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271;g6219565945_1_183:notes" draw:style-name="gr1" draw:layer="layout" svg:width="16.932cm" svg:height="9.524cm" svg:x="1.059cm" svg:y="1.905cm" draw:page-number="23" presentation:class="page"/>
          <draw:frame draw:name="Google Shape;272;g6219565945_1_183:notes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D library design requirements and goals" draw:style-name="dp1" draw:master-page-name="Content">
        <draw:frame draw:name="Google Shape;281;p34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SIMD library design requirements and goals</text:span></text:p>
          </draw:text-box>
        </draw:frame>
        <draw:frame draw:name="Google Shape;282;p34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37"><text:span text:style-name="T52">You can run this code on Compiler Explorer right now.</text:span></text:p>
            <text:p text:style-name="P38"><text:span text:style-name="T10">gcc-9.2 -O3 -march=skylake-avx512 -ffast-math -std=c++17</text:span><text:span text:style-name="T10"><text:line-break/></text:span><text:span text:style-name="T10"/></text:p>
            <text:p text:style-name="P31"><text:span text:style-name="T46">#include </text:span><text:span text:style-name="T61">&lt;experimental/simd&gt;</text:span><text:span text:style-name="T46">&lt;</text:span><text:span text:style-name="T53">https://raw.githubusercontent.com/VcDevel/std-simd/compiler_explorer/simd.h</text:span><text:span text:style-name="T46">&gt;</text:span></text:p>
            <text:p text:style-name="P31"><text:span text:style-name="T45">#define</text:span><text:span text:style-name="T46"> N </text:span><text:span text:style-name="T49">32768</text:span></text:p>
            <text:p text:style-name="P31"><text:span text:style-name="T46"/></text:p>
            <text:p text:style-name="P31"><text:span text:style-name="T45">using</text:span><text:span text:style-name="T46"> double4 = std::experimental::fixed_size_simd&lt;</text:span><text:span text:style-name="T45">double</text:span><text:span text:style-name="T46">, </text:span><text:span text:style-name="T49">4</text:span><text:span text:style-name="T46">&gt;;</text:span></text:p>
            <text:p text:style-name="P31"><text:span text:style-name="T45">using</text:span><text:span text:style-name="T46"> std::experimental::element_aligned;</text:span></text:p>
            <text:p text:style-name="P31"><text:span text:style-name="T46"/></text:p>
            <text:p text:style-name="P31"><text:span text:style-name="T45">void</text:span><text:span text:style-name="T46"> sma(</text:span><text:span text:style-name="T45">double</text:span><text:span text:style-name="T46">* </text:span><text:span text:style-name="T45">__restrict</text:span><text:span text:style-name="T46"> c, </text:span><text:span text:style-name="T45">double</text:span><text:span text:style-name="T46"> k, </text:span><text:span text:style-name="T45">const</text:span><text:span text:style-name="T46"> </text:span><text:span text:style-name="T45">double</text:span><text:span text:style-name="T46">* a, </text:span><text:span text:style-name="T45">const</text:span><text:span text:style-name="T46"> </text:span><text:span text:style-name="T45">double</text:span><text:span text:style-name="T46">* b) {</text:span></text:p>
            <text:p text:style-name="P35"><text:span text:style-name="T45">for</text:span><text:span text:style-name="T46"> (</text:span><text:span text:style-name="T45">unsigned</text:span><text:span text:style-name="T46"> i = </text:span><text:span text:style-name="T49">0</text:span><text:span text:style-name="T46">; i&lt;N; i += </text:span><text:span text:style-name="T49">4</text:span><text:span text:style-name="T46">) {</text:span></text:p>
            <text:p text:style-name="P36"><text:span text:style-name="T46">double4 va(a+i, element_aligned);</text:span></text:p>
            <text:p text:style-name="P36"><text:span text:style-name="T46">double4 vb(b+i, element_aligned);</text:span></text:p>
            <text:p text:style-name="P36"><text:span text:style-name="T45">auto</text:span><text:span text:style-name="T46"> vc = k*va + vb;</text:span></text:p>
            <text:p text:style-name="P36"><text:span text:style-name="T46">vc.copy_to(c+i, element_aligned);</text:span></text:p>
            <text:p text:style-name="P35"><text:span text:style-name="T46">}</text:span></text:p>
            <text:p text:style-name="P31"><text:span text:style-name="T46">}</text:span></text:p>
            <text:p text:style-name="P12"><text:span text:style-name="T13"/></text:p>
            <text:p text:style-name="P12"><text:span text:style-name="T7"/></text:p>
            <text:p text:style-name="P34"><text:span text:style-name="T7"/></text:p>
          </draw:text-box>
        </draw:frame>
        <draw:frame draw:name="Google Shape;283;p34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278;g6219565945_1_168:notes" draw:style-name="gr1" draw:layer="layout" svg:width="16.932cm" svg:height="9.524cm" svg:x="1.059cm" svg:y="1.905cm" draw:page-number="24" presentation:class="page"/>
          <draw:frame draw:name="Google Shape;279;g6219565945_1_168:notes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D library design requirements and goals" draw:style-name="dp1" draw:master-page-name="Content">
        <draw:frame draw:name="Google Shape;288;p35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SIMD library design requirements and goals</text:span></text:p>
          </draw:text-box>
        </draw:frame>
        <draw:frame draw:name="Google Shape;289;p35" presentation:style-name="pr6" draw:text-style-name="P14" draw:layer="layout" svg:width="23.6cm" svg:height="10.708cm" svg:x="0.9cm" svg:y="2.265cm" presentation:class="outline" presentation:user-transformed="true">
          <draw:text-box>
            <text:list text:style-name="L10">
              <text:list-item>
                <text:p text:style-name="P29"><text:span text:style-name="T7">Broadly follow the API given in the N4808 proposal, or a simpler version.</text:span><text:span text:style-name="T7"><text:line-break/></text:span><text:span text:style-name="T7"/></text:p>
              </text:list-item>
              <text:list-item>
                <text:p text:style-name="P30"><text:span text:style-name="T7">Separate user-visible API from architecture-specific implementations.</text:span><text:span text:style-name="T7"><text:line-break/></text:span><text:span text:style-name="T7"/></text:p>
              </text:list-item>
            </text:list>
            <text:list text:style-name="L20">
              <text:list-item>
                <text:p text:style-name="P30"><text:span text:style-name="T7">Many SIMD back-ends can share a common front-end that handles all the syntactic sugar.</text:span><text:span text:style-name="T7"><text:line-break/></text:span><text:span text:style-name="T7"/></text:p>
              </text:list-item>
              <text:list-item>
                <text:p text:style-name="P30"><text:span text:style-name="T7">Reduces the development cost of writing a new back-end.</text:span></text:p>
              </text:list-item>
            </text:list>
            <text:p text:style-name="P12"><text:span text:style-name="T13"/></text:p>
            <text:p text:style-name="P12"><text:span text:style-name="T7"/></text:p>
            <text:p text:style-name="P34"><text:span text:style-name="T7"/></text:p>
          </draw:text-box>
        </draw:frame>
        <draw:frame draw:name="Google Shape;290;p35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285;g6219565945_1_131:notes" draw:style-name="gr1" draw:layer="layout" svg:width="16.932cm" svg:height="9.524cm" svg:x="1.059cm" svg:y="1.905cm" draw:page-number="25" presentation:class="page"/>
          <draw:frame draw:name="Google Shape;286;g6219565945_1_131:notes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D library design requirements and goals" draw:style-name="dp1" draw:master-page-name="Content">
        <draw:frame draw:name="Google Shape;295;p36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SIMD library design requirements and goals</text:span></text:p>
          </draw:text-box>
        </draw:frame>
        <draw:frame draw:name="Google Shape;296;p36" presentation:style-name="pr6" draw:text-style-name="P14" draw:layer="layout" svg:width="23.6cm" svg:height="10.708cm" svg:x="0.9cm" svg:y="2.265cm" presentation:class="outline" presentation:user-transformed="true">
          <draw:text-box>
            <text:list text:style-name="L10">
              <text:list-item>
                <text:p text:style-name="P29"><text:span text:style-name="T7">Broadly follow the API given in the N4808 proposal, or a simpler version.</text:span><text:span text:style-name="T7"><text:line-break/></text:span><text:span text:style-name="T7"/></text:p>
              </text:list-item>
              <text:list-item>
                <text:p text:style-name="P30"><text:span text:style-name="T7">Separate user-visible API from architecture-specific implementations.</text:span></text:p>
              </text:list-item>
            </text:list>
            <text:p text:style-name="P12"><text:span text:style-name="T13"/></text:p>
            <text:p text:style-name="P12"><text:span text:style-name="T7"/></text:p>
            <text:p text:style-name="P34"><text:span text:style-name="T7"/></text:p>
          </draw:text-box>
        </draw:frame>
        <draw:custom-shape draw:name="Google Shape;297;p36" draw:style-name="gr3" draw:text-style-name="P18" draw:layer="layout" svg:width="11.398cm" svg:height="8.057cm" svg:x="0.9cm" svg:y="4.916cm">
          <text:p text:style-name="P21"><text:span text:style-name="T62"/></text:p>
          <text:p text:style-name="P21"><text:span text:style-name="T63">// user code</text:span><text:span text:style-name="T62"><text:line-break/></text:span><text:span text:style-name="T62"><text:line-break/></text:span><text:span text:style-name="T62">double4 a = b + c;</text:span><text:span text:style-name="T62"><text:line-break/></text:span><text:span text:style-name="T62"><text:line-break/></text:span><text:span text:style-name="T62">double* x = …;</text:span></text:p>
          <text:p text:style-name="P21"><text:span text:style-name="T62">int4 index = …;</text:span><text:span text:style-name="T62"><text:line-break/></text:span><text:span text:style-name="T62">indirect(x, index) = a;</text:span></text:p>
          <text:p text:style-name="P21"><text:span text:style-name="T6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36" draw:style-name="gr3" draw:text-style-name="P18" draw:layer="layout" svg:width="11.341cm" svg:height="8.004cm" svg:x="13.159cm" svg:y="4.97cm">
          <text:p text:style-name="P21"><text:span text:style-name="T62"/></text:p>
          <text:p text:style-name="P21"><text:span text:style-name="T63">// equivalent back-end code</text:span><text:span text:style-name="T62"><text:line-break/></text:span><text:span text:style-name="T62"><text:line-break/></text:span><text:span text:style-name="T62">double4_impl::vector_type A = double4_impl::add(B, C);</text:span><text:span text:style-name="T62"><text:line-break/></text:span><text:span text:style-name="T62"/></text:p>
          <text:p text:style-name="P21"><text:span text:style-name="T62">double4_impl::scatter(tag&lt;int4_impl&gt;{}, A, x, I);</text:span></text:p>
          <text:p text:style-name="P21"><text:span text:style-name="T62"/></text:p>
          <text:p text:style-name="P21"><text:span text:style-name="T62"/></text:p>
          <text:p text:style-name="P21"><text:span text:style-name="T62"/></text:p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9;p36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292;g6219565945_1_176:notes" draw:style-name="gr1" draw:layer="layout" svg:width="16.932cm" svg:height="9.524cm" svg:x="1.059cm" svg:y="1.905cm" draw:page-number="26" presentation:class="page"/>
          <draw:frame draw:name="Google Shape;293;g6219565945_1_176:notes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D library design requirements and goals" draw:style-name="dp1" draw:master-page-name="Content">
        <draw:frame draw:name="Google Shape;304;p37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SIMD library design requirements and goals</text:span></text:p>
          </draw:text-box>
        </draw:frame>
        <draw:frame draw:name="Google Shape;305;p37" presentation:style-name="pr6" draw:text-style-name="P14" draw:layer="layout" svg:width="23.6cm" svg:height="10.708cm" svg:x="0.9cm" svg:y="2.265cm" presentation:class="outline" presentation:user-transformed="true">
          <draw:text-box>
            <text:list text:style-name="L10">
              <text:list-item>
                <text:p text:style-name="P29"><text:span text:style-name="T7">Broadly follow the API given in the N4808 proposal, or a simpler version.</text:span><text:span text:style-name="T7"><text:line-break/></text:span><text:span text:style-name="T7"/></text:p>
              </text:list-item>
              <text:list-item>
                <text:p text:style-name="P30"><text:span text:style-name="T7">Separate user-visible API from architecture-specific implementations.</text:span><text:span text:style-name="T7"><text:line-break/></text:span><text:span text:style-name="T7"/></text:p>
              </text:list-item>
              <text:list-item>
                <text:p text:style-name="P30"><text:span text:style-name="T7">Decouple back-end functionality from any specific SIMD data representation.</text:span><text:span text:style-name="T7"><text:line-break/></text:span><text:span text:style-name="T7"/></text:p>
              </text:list-item>
            </text:list>
            <text:list text:style-name="L20">
              <text:list-item>
                <text:p text:style-name="P30"><text:span text:style-name="T7">Operations on the same data representation (e.g. </text:span><text:span text:style-name="T58">__m256</text:span><text:span text:style-name="T7">) may have different implementations for different SIMD ISAs that are supported on the same platform (e.g. AVX2, AVX512).</text:span><text:span text:style-name="T7"><text:line-break/></text:span><text:span text:style-name="T7"/></text:p>
              </text:list-item>
              <text:list-item>
                <text:p text:style-name="P30"><text:span text:style-name="T7">Back-ends then should provide functions operating on SIMD data, rather than wrapping SIMD data and providing operations as methods.</text:span><text:span text:style-name="T7"><text:line-break/></text:span><text:span text:style-name="T7"/></text:p>
              </text:list-item>
            </text:list>
            <text:p text:style-name="P12"><text:span text:style-name="T13"/></text:p>
            <text:p text:style-name="P12"><text:span text:style-name="T7"/></text:p>
            <text:p text:style-name="P34"><text:span text:style-name="T7"/></text:p>
          </draw:text-box>
        </draw:frame>
        <draw:frame draw:name="Google Shape;306;p37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301;g6219565945_1_146:notes" draw:style-name="gr1" draw:layer="layout" svg:width="16.932cm" svg:height="9.524cm" svg:x="1.059cm" svg:y="1.905cm" draw:page-number="27" presentation:class="page"/>
          <draw:frame draw:name="Google Shape;302;g6219565945_1_146:notes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D library design requirements and goals" draw:style-name="dp1" draw:master-page-name="Content">
        <draw:frame draw:name="Google Shape;311;p38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SIMD library design requirements and goals</text:span></text:p>
          </draw:text-box>
        </draw:frame>
        <draw:frame draw:name="Google Shape;312;p38" presentation:style-name="pr6" draw:text-style-name="P14" draw:layer="layout" svg:width="23.6cm" svg:height="10.708cm" svg:x="0.9cm" svg:y="2.265cm" presentation:class="outline" presentation:user-transformed="true">
          <draw:text-box>
            <text:list text:style-name="L10">
              <text:list-item>
                <text:p text:style-name="P29"><text:span text:style-name="T7">Broadly follow the API given in the N4808 proposal, or a simpler version.</text:span><text:span text:style-name="T7"><text:line-break/></text:span><text:span text:style-name="T7"/></text:p>
              </text:list-item>
              <text:list-item>
                <text:p text:style-name="P30"><text:span text:style-name="T7">Separate user-visible API from architecture-specific implementations.</text:span><text:span text:style-name="T7"><text:line-break/></text:span><text:span text:style-name="T7"/></text:p>
              </text:list-item>
              <text:list-item>
                <text:p text:style-name="P30"><text:span text:style-name="T7">Decouple back-end functionality from any specific SIMD data representation.</text:span><text:span text:style-name="T7"><text:line-break/></text:span><text:span text:style-name="T7"/></text:p>
              </text:list-item>
              <text:list-item>
                <text:p text:style-name="P30"><text:span text:style-name="T7">Supply fallback implementations for operations that are unimplemented or unsupported by the architecture.</text:span><text:span text:style-name="T7"><text:line-break/></text:span><text:span text:style-name="T7"/></text:p>
              </text:list-item>
            </text:list>
            <text:list text:style-name="L20">
              <text:list-item>
                <text:p text:style-name="P30"><text:span text:style-name="T7">If we can always move to and from an array representation, we can write generic fallback code, relying on the optimizer to remove redundant copying.</text:span></text:p>
              </text:list-item>
            </text:list>
            <text:p text:style-name="P12"><text:span text:style-name="T13"/></text:p>
            <text:p text:style-name="P12"><text:span text:style-name="T7"/></text:p>
            <text:p text:style-name="P34"><text:span text:style-name="T7"/></text:p>
          </draw:text-box>
        </draw:frame>
        <draw:frame draw:name="Google Shape;313;p38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308;g6219565945_1_193:notes" draw:style-name="gr1" draw:layer="layout" svg:width="16.932cm" svg:height="9.524cm" svg:x="1.059cm" svg:y="1.905cm" draw:page-number="28" presentation:class="page"/>
          <draw:frame draw:name="Google Shape;309;g6219565945_1_193:notes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318;p39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319;p39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52">Let’s make a prototype!</text:span></text:p>
            <text:p text:style-name="P11"><text:span text:style-name="T52"/></text:p>
            <text:list text:style-name="L13">
              <text:list-item>
                <text:p text:style-name="P12"><text:span text:style-name="T7">Two back-ends: AVX2 and a generic std::array-based back-end.</text:span><text:span text:style-name="T7"><text:line-break/></text:span><text:span text:style-name="T7"/></text:p>
              </text:list-item>
              <text:list-item>
                <text:p text:style-name="P1"><text:span text:style-name="T7">Arithmetic operations: + and * for SIMD double and int values.</text:span><text:span text:style-name="T7"><text:line-break/></text:span><text:span text:style-name="T7"/></text:p>
              </text:list-item>
              <text:list-item>
                <text:p text:style-name="P1"><text:span text:style-name="T7">Store to/from memory.</text:span><text:span text:style-name="T7"><text:line-break/></text:span><text:span text:style-name="T7"/></text:p>
              </text:list-item>
              <text:list-item>
                <text:p text:style-name="P1"><text:span text:style-name="T7">Element (lane) access.</text:span><text:span text:style-name="T7"><text:line-break/></text:span><text:span text:style-name="T7"/></text:p>
              </text:list-item>
              <text:list-item>
                <text:p text:style-name="P1"><text:span text:style-name="T7">Indirect memory operations (gather/scatter).</text:span></text:p>
              </text:list-item>
            </text:list>
            <text:p text:style-name="P17"><text:span text:style-name="T7"/></text:p>
          </draw:text-box>
        </draw:frame>
        <draw:frame draw:name="Google Shape;320;p39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315;g6219565945_1_153:notes" draw:style-name="gr1" draw:layer="layout" svg:width="16.932cm" svg:height="9.524cm" svg:x="1.059cm" svg:y="1.905cm" draw:page-number="29" presentation:class="page"/>
          <draw:frame draw:name="Google Shape;316;g6219565945_1_153:notes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325;p40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326;p40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52">Back-end design: ABI mapping</text:span></text:p>
            <text:p text:style-name="P11"><text:span text:style-name="T52"/></text:p>
            <text:p text:style-name="P31"><text:span text:style-name="T7">How will we represent a particular SIMD data-type and set of operations?</text:span></text:p>
            <text:p text:style-name="P31"><text:span text:style-name="T7"/></text:p>
            <text:list text:style-name="L13">
              <text:list-item>
                <text:p text:style-name="P12"><text:span text:style-name="T7">N4808: an </text:span><text:span text:style-name="T52">ABI tag</text:span><text:span text:style-name="T7"> describes a mapping from a data-parallel type to a particular width and binary representation.</text:span></text:p>
              </text:list-item>
            </text:list>
            <text:p text:style-name="P39"><text:span text:style-name="T7"><text:s/></text:span></text:p>
            <text:list text:continue-numbering="true" text:style-name="L13">
              <text:list-item>
                <text:p text:style-name="P12"><text:span text:style-name="T52">Simplify for </text:span><text:span text:style-name="T65">tinysimd</text:span><text:span text:style-name="T52">: make sizes explicit, and use an ABI tag to select a SIMD ISA implementation, too.</text:span><text:span text:style-name="T52"><text:line-break/></text:span><text:span text:style-name="T52"/></text:p>
              </text:list-item>
              <text:list-item>
                <text:p text:style-name="P1"><text:span text:style-name="T7">Two explicit choices: </text:span><text:span text:style-name="T58">avx2 </text:span><text:span text:style-name="T7">and</text:span><text:span text:style-name="T58"> generic</text:span><text:span text:style-name="T7">.</text:span><text:span text:style-name="T52"><text:line-break/></text:span><text:span text:style-name="T52"/></text:p>
              </text:list-item>
            </text:list>
            <text:p text:style-name="P12"><text:span text:style-name="T7"/></text:p>
            <text:p text:style-name="P17"><text:span text:style-name="T7"/></text:p>
          </draw:text-box>
        </draw:frame>
        <draw:frame draw:name="Google Shape;327;p40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322;g6219565945_1_198:notes" draw:style-name="gr1" draw:layer="layout" svg:width="16.932cm" svg:height="9.524cm" svg:x="1.059cm" svg:y="1.905cm" draw:page-number="30" presentation:class="page"/>
          <draw:frame draw:name="Google Shape;323;g6219565945_1_198:notes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332;p41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52">Back-end design: ABI mapping</text:span></text:p>
            <text:p text:style-name="P17"><text:span text:style-name="T7"/></text:p>
          </draw:text-box>
        </draw:frame>
        <draw:frame draw:name="Google Shape;333;p41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custom-shape draw:name="Google Shape;334;p41" draw:style-name="gr2" draw:text-style-name="P18" draw:layer="layout" svg:width="10.712cm" svg:height="7.861cm" svg:x="1.987cm" svg:y="4.262cm"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41" draw:style-name="gr3" draw:text-style-name="P18" draw:layer="layout" svg:width="11.405cm" svg:height="9.332cm" svg:x="0.893cm" svg:y="3.642cm">
          <text:p text:style-name="P1"><text:span text:style-name="T38">Convention</text:span><text:span text:style-name="T66">:</text:span></text:p>
          <text:p text:style-name="P1"><text:span text:style-name="T66"/></text:p>
          <text:list text:style-name="L22">
            <text:list-item>
              <text:p text:style-name="P1"><text:span text:style-name="T67">abi::</text:span><text:span text:style-name="T68">abitag</text:span><text:span text:style-name="T67">&lt;T, N&gt;::type</text:span><text:span text:style-name="T66"> </text:span><text:span text:style-name="T38">is the </text:span><text:span text:style-name="T69">abitag</text:span><text:span text:style-name="T38"> implementation type for </text:span><text:span text:style-name="T62">N</text:span><text:span text:style-name="T38">-wide vector of </text:span><text:span text:style-name="T62">T</text:span><text:span text:style-name="T38">, or </text:span><text:span text:style-name="T62">void</text:span><text:span text:style-name="T38"> if unavailable.</text:span><text:span text:style-name="T38"><text:line-break/></text:span><text:span text:style-name="T38"/></text:p>
            </text:list-item>
            <text:list-item>
              <text:p text:style-name="P1"><text:span text:style-name="T67">abi::generic&lt;T, N&gt;::type</text:span><text:span text:style-name="T38"> will map to a valid implementation based on </text:span><text:span text:style-name="T62">std::array</text:span><text:span text:style-name="T38"> for every </text:span><text:span text:style-name="T62">T</text:span><text:span text:style-name="T38"> and </text:span><text:span text:style-name="T62">N</text:span><text:span text:style-name="T38">.</text:span><text:span text:style-name="T38"><text:line-break/></text:span><text:span text:style-name="T38"/></text:p>
            </text:list-item>
            <text:list-item>
              <text:p text:style-name="P1"><text:span text:style-name="T67">abi::default_abi&lt;T, N&gt;::type</text:span><text:span text:style-name="T38"> will map to the ‘best’ available implementation for </text:span><text:span text:style-name="T62">T</text:span><text:span text:style-name="T38"> and </text:span><text:span text:style-name="T62">N</text:span><text:span text:style-name="T38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41" draw:style-name="gr3" draw:text-style-name="P18" draw:layer="layout" svg:width="11.405cm" svg:height="9.332cm" svg:x="13.095cm" svg:y="3.642cm">
          <text:p text:style-name="P1"><text:span text:style-name="T45"><text:line-break/></text:span><text:span text:style-name="T45">#include</text:span><text:span text:style-name="T46"> </text:span><text:span text:style-name="T45">&lt;</text:span><text:span text:style-name="T53">tinysimd/generic.h</text:span><text:span text:style-name="T45">&gt;</text:span></text:p>
          <text:p text:style-name="P1"><text:span text:style-name="T45">#include</text:span><text:span text:style-name="T46"> </text:span><text:span text:style-name="T45">&lt;</text:span><text:span text:style-name="T53">tinysimd/avx2.h</text:span><text:span text:style-name="T45">&gt;</text:span></text:p>
          <text:p text:style-name="P1"><text:span text:style-name="T46"/></text:p>
          <text:p text:style-name="P1"><text:span text:style-name="T45">namespace </text:span><text:span text:style-name="T46">tinysimd</text:span><text:span text:style-name="T45"> {</text:span></text:p>
          <text:p text:style-name="P1"><text:span text:style-name="T46"/></text:p>
          <text:p text:style-name="P1"><text:span text:style-name="T45">template</text:span><text:span text:style-name="T46"> &lt;</text:span><text:span text:style-name="T45">typename</text:span><text:span text:style-name="T46">...&gt;</text:span></text:p>
          <text:p text:style-name="P1"><text:span text:style-name="T45">struct</text:span><text:span text:style-name="T46"> first_not_void_of;</text:span><text:span text:style-name="T70"> // (details elided)</text:span></text:p>
          <text:p text:style-name="P1"><text:span text:style-name="T46"/></text:p>
          <text:p text:style-name="P1"><text:span text:style-name="T45">namespace</text:span><text:span text:style-name="T46"> abi {</text:span></text:p>
          <text:p text:style-name="P1"><text:span text:style-name="T45"><text:s text:c="4"/></text:span><text:span text:style-name="T45">template</text:span><text:span text:style-name="T46"> &lt;</text:span><text:span text:style-name="T45">typename</text:span><text:span text:style-name="T46"> T, </text:span><text:span text:style-name="T45">unsigned</text:span><text:span text:style-name="T46"> N&gt;</text:span></text:p>
          <text:p text:style-name="P1"><text:span text:style-name="T45"><text:s text:c="4"/></text:span><text:span text:style-name="T45">struct</text:span><text:span text:style-name="T46"> default_abi {</text:span></text:p>
          <text:p text:style-name="P1"><text:span text:style-name="T45"><text:s text:c="8"/></text:span><text:span text:style-name="T45">using</text:span><text:span text:style-name="T46"> type = </text:span><text:span text:style-name="T45">typename</text:span><text:span text:style-name="T46"> first_not_void_of&lt;</text:span></text:p>
          <text:p text:style-name="P1"><text:span text:style-name="T45"><text:s text:c="12"/></text:span><text:span text:style-name="T45">typename</text:span><text:span text:style-name="T46"> avx2&lt;T, N&gt;::type,</text:span></text:p>
          <text:p text:style-name="P1"><text:span text:style-name="T45"><text:s text:c="12"/></text:span><text:span text:style-name="T45">typename</text:span><text:span text:style-name="T46"> generic&lt;T, N&gt;::type</text:span></text:p>
          <text:p text:style-name="P1"><text:span text:style-name="T46"><text:s text:c="8"/></text:span><text:span text:style-name="T46">&gt;::type;</text:span></text:p>
          <text:p text:style-name="P1"><text:span text:style-name="T46"><text:s text:c="4"/></text:span><text:span text:style-name="T46">};</text:span></text:p>
          <text:p text:style-name="P1"><text:span text:style-name="T46">}</text:span><text:span text:style-name="T46"><text:line-break/></text:span><text:span text:style-name="T46">}</text:span></text:p>
          <text:p text:style-name="P1"><text:span text:style-name="T44"/></text:p>
          <text:p text:style-name="P1"><text:span text:style-name="T44"/></text:p>
          <text:p text:style-name="P1"><text:span text:style-name="T44"/></text:p>
          <text:p text:style-name="P1"><text:span text:style-name="T4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7;p41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329;g6219565945_1_213:notes" draw:style-name="gr1" draw:layer="layout" svg:width="16.932cm" svg:height="9.524cm" svg:x="1.059cm" svg:y="1.905cm" draw:page-number="31" presentation:class="page"/>
          <draw:frame draw:name="Google Shape;330;g6219565945_1_213:notes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342;p42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52">Back-end design: implementation API</text:span><text:span text:style-name="T52"><text:line-break/></text:span><text:span text:style-name="T52"/></text:p>
            <text:p text:style-name="P12"><text:span text:style-name="T7">What will an implementation class look like? Need a class which provides:</text:span></text:p>
            <text:list text:style-name="L13">
              <text:list-item>
                <text:p text:style-name="P12"><text:span text:style-name="T7">A type for the SIMD representation — can use a traits class.</text:span></text:p>
              </text:list-item>
              <text:list-item>
                <text:p text:style-name="P1"><text:span text:style-name="T7">Functions operating on this representation ­— these can be static member functions.</text:span><text:span text:style-name="T7"><text:line-break/></text:span><text:span text:style-name="T7"/></text:p>
              </text:list-item>
            </text:list>
            <text:p text:style-name="P17"><text:span text:style-name="T7">What functions do we need for </text:span><text:span text:style-name="T58">tinysimd</text:span><text:span text:style-name="T7">?</text:span></text:p>
          </draw:text-box>
        </draw:frame>
        <draw:frame draw:name="Google Shape;343;p42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custom-shape draw:name="Google Shape;344;p42" draw:style-name="gr3" draw:text-style-name="P18" draw:layer="layout" svg:width="11.405cm" svg:height="3.729cm" svg:x="0.9cm" svg:y="9.244cm">
          <text:list text:style-name="L23">
            <text:list-item>
              <text:p text:style-name="P29"><text:span text:style-name="T7">Copy to/from memory</text:span></text:p>
            </text:list-item>
            <text:list-item>
              <text:p text:style-name="P30"><text:span text:style-name="T7">Lane access</text:span></text:p>
            </text:list-item>
            <text:list-item>
              <text:p text:style-name="P30"><text:span text:style-name="T7">Scalar to vect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42" draw:style-name="gr3" draw:text-style-name="P18" draw:layer="layout" svg:width="11.405cm" svg:height="3.729cm" svg:x="13.101cm" svg:y="9.244cm">
          <text:list text:style-name="L23">
            <text:list-item>
              <text:p text:style-name="P29"><text:span text:style-name="T7">Arithmetic: add, multiply</text:span></text:p>
            </text:list-item>
            <text:list-item>
              <text:p text:style-name="P30"><text:span text:style-name="T7">Indirect reads (gather)</text:span></text:p>
            </text:list-item>
            <text:list-item>
              <text:p text:style-name="P30"><text:span text:style-name="T7">Indirect writes (scatter)</text:span></text:p>
            </text:list-item>
          </text:list>
          <text:p text:style-name="P3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6;p42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339;g6219565945_1_228:notes" draw:style-name="gr1" draw:layer="layout" svg:width="16.932cm" svg:height="9.524cm" svg:x="1.059cm" svg:y="1.905cm" draw:page-number="32" presentation:class="page"/>
          <draw:frame draw:name="Google Shape;340;g6219565945_1_228:notes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351;p43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352;p43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52">Back-end design: fallback implementations</text:span></text:p>
            <text:p text:style-name="P11"><text:span text:style-name="T52"/></text:p>
            <text:p text:style-name="P31"><text:span text:style-name="T7">If an implementation provides a traits class instance, and provides a </text:span><text:span text:style-name="T71">copy_to</text:span><text:span text:style-name="T7"> and </text:span><text:span text:style-name="T71">copy_from</text:span><text:span text:style-name="T7"> function for writing to and reading from memory, a fallback implementation class can perform every other operation with everyday C++.</text:span></text:p>
            <text:p text:style-name="P31"><text:span text:style-name="T7"/></text:p>
            <text:p text:style-name="P17"><text:span text:style-name="T7"/></text:p>
          </draw:text-box>
        </draw:frame>
        <draw:custom-shape draw:name="Google Shape;353;p43" draw:style-name="gr3" draw:text-style-name="P18" draw:layer="layout" svg:width="11.405cm" svg:height="6.163cm" svg:x="0.9cm" svg:y="6.811cm">
          <text:p text:style-name="P40"><text:span text:style-name="T40">// in tinysimd/fallback.h</text:span></text:p>
          <text:p text:style-name="P31"><text:span text:style-name="T13"><text:line-break/></text:span><text:span text:style-name="T12">template</text:span><text:span text:style-name="T13"> &lt;</text:span><text:span text:style-name="T12">typename</text:span><text:span text:style-name="T13"> I&gt; </text:span><text:span text:style-name="T12">struct</text:span><text:span text:style-name="T13"> simd_traits {</text:span></text:p>
          <text:p text:style-name="P35"><text:span text:style-name="T12">static</text:span><text:span text:style-name="T13"> </text:span><text:span text:style-name="T12">constexpr</text:span><text:span text:style-name="T13"> </text:span><text:span text:style-name="T12">unsigned</text:span><text:span text:style-name="T13"> width = </text:span><text:span text:style-name="T14">0</text:span><text:span text:style-name="T13">;</text:span></text:p>
          <text:p text:style-name="P35"><text:span text:style-name="T12">using</text:span><text:span text:style-name="T13"> scalar_type = </text:span><text:span text:style-name="T12">void</text:span><text:span text:style-name="T13">;</text:span></text:p>
          <text:p text:style-name="P35"><text:span text:style-name="T12">using</text:span><text:span text:style-name="T13"> vector_type = </text:span><text:span text:style-name="T12">void</text:span><text:span text:style-name="T13">;</text:span></text:p>
          <text:p text:style-name="P31"><text:span text:style-name="T13">};</text:span></text:p>
          <text:p text:style-name="P31"><text:span text:style-name="T13"><text:line-break/></text:span><text:span text:style-name="T13"/></text:p>
          <text:p text:style-name="P3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43" draw:style-name="gr3" draw:text-style-name="P18" draw:layer="layout" svg:width="11.405cm" svg:height="6.163cm" svg:x="13.101cm" svg:y="6.811cm">
          <text:p text:style-name="P23"><text:span text:style-name="T40">// in tinysimd/avx2.h</text:span></text:p>
          <text:p text:style-name="P12"><text:span text:style-name="T12"><text:line-break/></text:span><text:span text:style-name="T12">struct</text:span><text:span text:style-name="T13"> avx2_double4;</text:span></text:p>
          <text:p text:style-name="P12"><text:span text:style-name="T12">template</text:span><text:span text:style-name="T13"> &lt;&gt; </text:span><text:span text:style-name="T12">struct</text:span><text:span text:style-name="T13"> simd_traits&lt;avx2_double4&gt; {</text:span></text:p>
          <text:p text:style-name="P31"><text:span text:style-name="T12">static</text:span><text:span text:style-name="T13"> </text:span><text:span text:style-name="T12">constexpr</text:span><text:span text:style-name="T13"> </text:span><text:span text:style-name="T12">unsigned</text:span><text:span text:style-name="T13"> width = </text:span><text:span text:style-name="T14">4</text:span><text:span text:style-name="T13">;</text:span></text:p>
          <text:p text:style-name="P31"><text:span text:style-name="T12">using</text:span><text:span text:style-name="T13"> scalar_type = std::int32_t;</text:span></text:p>
          <text:p text:style-name="P31"><text:span text:style-name="T12">using</text:span><text:span text:style-name="T13"> vector_type = </text:span><text:span text:style-name="T12">__m256d</text:span><text:span text:style-name="T13">;</text:span></text:p>
          <text:p text:style-name="P12"><text:span text:style-name="T13">};</text:span></text:p>
          <text:p text:style-name="P31"><text:span text:style-name="T13"/></text:p>
          <text:p text:style-name="P31"><text:span text:style-name="T12"/></text:p>
          <text:p text:style-name="P3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5;p43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348;g6219565945_1_238:notes" draw:style-name="gr1" draw:layer="layout" svg:width="16.932cm" svg:height="9.524cm" svg:x="1.059cm" svg:y="1.905cm" draw:page-number="33" presentation:class="page"/>
          <draw:frame draw:name="Google Shape;349;g6219565945_1_238:notes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Content">
        <draw:frame draw:name="Google Shape;360;p44" presentation:style-name="pr6" draw:text-style-name="P14" draw:layer="layout" svg:width="23.6cm" svg:height="12.557cm" svg:x="0.9cm" svg:y="0.418cm" presentation:class="outline" presentation:user-transformed="true">
          <draw:text-box>
            <text:p text:style-name="P23"><text:span text:style-name="T45">template</text:span><text:span text:style-name="T46"> &lt;</text:span><text:span text:style-name="T45">typename</text:span><text:span text:style-name="T46"> I&gt; </text:span><text:span text:style-name="T45">struct</text:span><text:span text:style-name="T46"> fallback {</text:span></text:p>
            <text:p text:style-name="P41"><text:span text:style-name="T45">static</text:span><text:span text:style-name="T46"> </text:span><text:span text:style-name="T45">constexpr</text:span><text:span text:style-name="T46"> </text:span><text:span text:style-name="T45">unsigned</text:span><text:span text:style-name="T46"> width = simd_traits&lt;I&gt;::width;</text:span></text:p>
            <text:p text:style-name="P41"><text:span text:style-name="T45">using</text:span><text:span text:style-name="T46"> scalar_type = </text:span><text:span text:style-name="T45">typename</text:span><text:span text:style-name="T46"> simd_traits&lt;I&gt;::scalar_type;</text:span></text:p>
            <text:p text:style-name="P41"><text:span text:style-name="T45">using</text:span><text:span text:style-name="T46"> vector_type = </text:span><text:span text:style-name="T45">typename</text:span><text:span text:style-name="T46"> simd_traits&lt;I&gt;::vector_type;</text:span></text:p>
            <text:p text:style-name="P41"><text:span text:style-name="T45">using</text:span><text:span text:style-name="T46"> store = scalar_type[width];</text:span></text:p>
            <text:p text:style-name="P12"><text:span text:style-name="T46"/></text:p>
            <text:p text:style-name="P41"><text:span text:style-name="T45">static</text:span><text:span text:style-name="T46"> vector_type broadcast(scalar_type x) {</text:span></text:p>
            <text:p text:style-name="P35"><text:span text:style-name="T46">store a;</text:span></text:p>
            <text:p text:style-name="P35"><text:span text:style-name="T46">std::fill(std::begin(a), std::end(a), x);</text:span></text:p>
            <text:p text:style-name="P35"><text:span text:style-name="T45">return</text:span><text:span text:style-name="T46"> I::copy_from(a);</text:span></text:p>
            <text:p text:style-name="P41"><text:span text:style-name="T46">}</text:span></text:p>
            <text:p text:style-name="P31"><text:span text:style-name="T45">static</text:span><text:span text:style-name="T46"> vector_type add(vector_type u, </text:span><text:span text:style-name="T45">const</text:span><text:span text:style-name="T46"> vector_type v) {</text:span></text:p>
            <text:p text:style-name="P35"><text:span text:style-name="T46">store a, b, r;</text:span></text:p>
            <text:p text:style-name="P35"><text:span text:style-name="T46">I::copy_to(u, a);</text:span></text:p>
            <text:p text:style-name="P35"><text:span text:style-name="T46">I::copy_to(v, b);</text:span></text:p>
            <text:p text:style-name="P35"><text:span text:style-name="T45">for</text:span><text:span text:style-name="T46"> (</text:span><text:span text:style-name="T45">unsigned</text:span><text:span text:style-name="T46"> i = </text:span><text:span text:style-name="T49">0</text:span><text:span text:style-name="T46">; i&lt;width; ++i) r[i] = a[i]+b[i];</text:span></text:p>
            <text:p text:style-name="P35"><text:span text:style-name="T45">return</text:span><text:span text:style-name="T46"> I::copy_from(r);</text:span></text:p>
            <text:p text:style-name="P31"><text:span text:style-name="T46">}</text:span></text:p>
            <text:p text:style-name="P41"><text:span text:style-name="T70">// similarly: element(), set_element(), mul() …</text:span></text:p>
            <text:p text:style-name="P17"><text:span text:style-name="T46">};</text:span></text:p>
          </draw:text-box>
        </draw:frame>
        <draw:frame draw:name="Google Shape;361;p44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357;g6219565945_1_251:notes" draw:style-name="gr1" draw:layer="layout" svg:width="16.932cm" svg:height="9.524cm" svg:x="1.059cm" svg:y="1.905cm" draw:page-number="34" presentation:class="page"/>
          <draw:frame draw:name="Google Shape;358;g6219565945_1_251:notes" presentation:style-name="pr4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366;p45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367;p45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52">Back-end design: fallback implementations</text:span></text:p>
            <text:p text:style-name="P11"><text:span text:style-name="T52"/></text:p>
            <text:p text:style-name="P31"><text:span text:style-name="T7"/></text:p>
            <text:p text:style-name="P17"><text:span text:style-name="T7"/></text:p>
          </draw:text-box>
        </draw:frame>
        <draw:custom-shape draw:name="Google Shape;368;p45" draw:style-name="gr3" draw:text-style-name="P18" draw:layer="layout" svg:width="12.175cm" svg:height="9.345cm" svg:x="13.109cm" svg:y="3.629cm">
          <text:p text:style-name="P23"><text:span text:style-name="T45">struct</text:span><text:span text:style-name="T46"> avx2_double4 {</text:span></text:p>
          <text:p text:style-name="P12"><text:span text:style-name="T45"><text:s text:c="4"/></text:span><text:span text:style-name="T45">static</text:span><text:span text:style-name="T46"> </text:span><text:span text:style-name="T45">void</text:span><text:span text:style-name="T46"> copy_to(</text:span><text:span text:style-name="T45">__m256d</text:span><text:span text:style-name="T46"> v, </text:span><text:span text:style-name="T45">double</text:span><text:span text:style-name="T46">* p) {</text:span></text:p>
          <text:p text:style-name="P12"><text:span text:style-name="T46"><text:s text:c="8"/></text:span><text:span text:style-name="T46">_mm256_storeu_pd(p, v);</text:span></text:p>
          <text:p text:style-name="P12"><text:span text:style-name="T46"><text:s text:c="4"/></text:span><text:span text:style-name="T46">}</text:span></text:p>
          <text:p text:style-name="P12"><text:span text:style-name="T45"><text:s text:c="4"/></text:span><text:span text:style-name="T45">static</text:span><text:span text:style-name="T46"> </text:span><text:span text:style-name="T45">__m256d</text:span><text:span text:style-name="T46"> copy_from(</text:span><text:span text:style-name="T45">const</text:span><text:span text:style-name="T46"> </text:span><text:span text:style-name="T45">double</text:span><text:span text:style-name="T46">* p) {</text:span></text:p>
          <text:p text:style-name="P12"><text:span text:style-name="T45"><text:s text:c="8"/></text:span><text:span text:style-name="T45">return</text:span><text:span text:style-name="T46"> _mm256_loadu_pd(p);</text:span></text:p>
          <text:p text:style-name="P12"><text:span text:style-name="T46"><text:s text:c="4"/></text:span><text:span text:style-name="T46">}</text:span></text:p>
          <text:p text:style-name="P12"><text:span text:style-name="T46"><text:s text:c="4"/></text:span><text:span text:style-name="T45">static</text:span><text:span text:style-name="T46"> </text:span><text:span text:style-name="T45">__m256d</text:span><text:span text:style-name="T46"> broadcast(</text:span><text:span text:style-name="T45">double</text:span><text:span text:style-name="T46"> v) {</text:span></text:p>
          <text:p text:style-name="P12"><text:span text:style-name="T45"><text:s text:c="8"/></text:span><text:span text:style-name="T45">return</text:span><text:span text:style-name="T46"> _mm256_set1_pd(v);</text:span></text:p>
          <text:p text:style-name="P12"><text:span text:style-name="T46"><text:s text:c="4"/></text:span><text:span text:style-name="T46">}</text:span></text:p>
          <text:p text:style-name="P12"><text:span text:style-name="T45"><text:s text:c="4"/></text:span><text:span text:style-name="T45">static</text:span><text:span text:style-name="T46"> </text:span><text:span text:style-name="T45">__m256d</text:span><text:span text:style-name="T46"> add(</text:span><text:span text:style-name="T45">__m256d</text:span><text:span text:style-name="T46"> a, </text:span><text:span text:style-name="T45">__m256d</text:span><text:span text:style-name="T46"> b) {</text:span></text:p>
          <text:p text:style-name="P12"><text:span text:style-name="T45"><text:s text:c="8"/></text:span><text:span text:style-name="T45">return</text:span><text:span text:style-name="T46"> fallback&lt;avx2_double4&gt;::add(a, b);</text:span></text:p>
          <text:p text:style-name="P12"><text:span text:style-name="T46"><text:s text:c="4"/></text:span><text:span text:style-name="T46">}</text:span></text:p>
          <text:p text:style-name="P12"><text:span text:style-name="T72"><text:s text:c="4"/></text:span><text:span text:style-name="T72">// And mul, etc. ...</text:span></text:p>
          <text:p text:style-name="P17"><text:span text:style-name="T46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45" draw:style-name="gr3" draw:text-style-name="P18" draw:layer="layout" svg:width="11.398cm" svg:height="9.345cm" svg:x="0.9cm" svg:y="3.629cm">
          <text:p text:style-name="P23"><text:span text:style-name="T38">An actual SIMD implementation class can use intrinsics, or call the fallback implementation. But:</text:span><text:span text:style-name="T38"><text:line-break/></text:span><text:span text:style-name="T38"/></text:p>
          <text:list text:style-name="L22">
            <text:list-item>
              <text:p text:style-name="P12"><text:span text:style-name="T38">Forwarding methods add a lot of boilerplate.</text:span><text:span text:style-name="T38"><text:line-break/></text:span><text:span text:style-name="T38"/></text:p>
            </text:list-item>
            <text:list-item>
              <text:p text:style-name="P1"><text:span text:style-name="T38">Adding a new back-end method requires adding this method to every implementation class.</text:span></text:p>
            </text:list-item>
          </text:list>
          <text:p text:style-name="P31"><text:span text:style-name="T38"/></text:p>
          <text:p text:style-name="P17"><text:span text:style-name="T38">Solution: just inherit from the fallback clas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0;p45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363;g6219565945_1_272:notes" draw:style-name="gr1" draw:layer="layout" svg:width="16.932cm" svg:height="9.524cm" svg:x="1.059cm" svg:y="1.905cm" draw:page-number="35" presentation:class="page"/>
          <draw:frame draw:name="Google Shape;364;g6219565945_1_272:notes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375;p46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376;p46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52">Back-end design: CRTP</text:span></text:p>
            <text:p text:style-name="P11"><text:span text:style-name="T52"/></text:p>
            <text:p text:style-name="P31"><text:span text:style-name="T7"/></text:p>
            <text:p text:style-name="P17"><text:span text:style-name="T7"/></text:p>
          </draw:text-box>
        </draw:frame>
        <draw:custom-shape draw:name="Google Shape;377;p46" draw:style-name="gr3" draw:text-style-name="P18" draw:layer="layout" svg:width="12.146cm" svg:height="9.345cm" svg:x="13.109cm" svg:y="3.629cm">
          <text:p text:style-name="P23"><text:span text:style-name="T45">struct</text:span><text:span text:style-name="T46"> avx2_double4: fallback&lt;avx_double4&gt; {</text:span></text:p>
          <text:p text:style-name="P12"><text:span text:style-name="T45"><text:s text:c="4"/></text:span><text:span text:style-name="T45">static</text:span><text:span text:style-name="T46"> </text:span><text:span text:style-name="T45">void</text:span><text:span text:style-name="T46"> copy_to(</text:span><text:span text:style-name="T45">__m256d</text:span><text:span text:style-name="T46"> v, </text:span><text:span text:style-name="T45">double</text:span><text:span text:style-name="T46">* p) {</text:span></text:p>
          <text:p text:style-name="P12"><text:span text:style-name="T46"><text:s text:c="9"/></text:span><text:span text:style-name="T46">_mm256_storeu_pd(p, v);</text:span></text:p>
          <text:p text:style-name="P12"><text:span text:style-name="T46"><text:s text:c="4"/></text:span><text:span text:style-name="T46">}</text:span></text:p>
          <text:p text:style-name="P12"><text:span text:style-name="T46"><text:s text:c="4"/></text:span><text:span text:style-name="T45">static</text:span><text:span text:style-name="T46"> </text:span><text:span text:style-name="T45">__m256d</text:span><text:span text:style-name="T46"> copy_from(</text:span><text:span text:style-name="T45">const</text:span><text:span text:style-name="T46"> </text:span><text:span text:style-name="T45">double</text:span><text:span text:style-name="T46">* p) {</text:span></text:p>
          <text:p text:style-name="P12"><text:span text:style-name="T45"><text:s text:c="8"/></text:span><text:span text:style-name="T45">return</text:span><text:span text:style-name="T46"> _mm256_loadu_pd(p);</text:span></text:p>
          <text:p text:style-name="P12"><text:span text:style-name="T46"><text:s text:c="4"/></text:span><text:span text:style-name="T46">}</text:span></text:p>
          <text:p text:style-name="P12"><text:span text:style-name="T45"><text:s text:c="4"/></text:span><text:span text:style-name="T45">static</text:span><text:span text:style-name="T46"> </text:span><text:span text:style-name="T45">__m256d</text:span><text:span text:style-name="T46"> broadcast(</text:span><text:span text:style-name="T45">double</text:span><text:span text:style-name="T46"> v) {</text:span></text:p>
          <text:p text:style-name="P12"><text:span text:style-name="T45"><text:s text:c="8"/></text:span><text:span text:style-name="T45">return</text:span><text:span text:style-name="T46"> _mm256_set1_pd(v);</text:span></text:p>
          <text:p text:style-name="P12"><text:span text:style-name="T46"><text:s text:c="4"/></text:span><text:span text:style-name="T46">}</text:span></text:p>
          <text:p text:style-name="P12"><text:span text:style-name="T72"><text:s text:c="4"/></text:span><text:span text:style-name="T72">// Fallback methods for everything else just inherited.</text:span></text:p>
          <text:p text:style-name="P17"><text:span text:style-name="T46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46" draw:style-name="gr3" draw:text-style-name="P18" draw:layer="layout" svg:width="11.398cm" svg:height="9.345cm" svg:x="0.9cm" svg:y="3.629cm">
          <text:p text:style-name="P23"><text:span text:style-name="T73">CRTP</text:span><text:span text:style-name="T38"> is the Curiously Recurring Template Pattern: a class X derives from a parameterized class B, with parameter X.</text:span></text:p>
          <text:list text:style-name="L22">
            <text:list-item>
              <text:p text:style-name="P12"><text:span text:style-name="T38">Used for ‘static polymorphism’ (among other things).</text:span></text:p>
            </text:list-item>
            <text:list-item>
              <text:p text:style-name="P1"><text:span text:style-name="T38">Often abused.</text:span><text:span text:style-name="T38"><text:line-break/></text:span><text:span text:style-name="T38"/></text:p>
            </text:list-item>
          </text:list>
          <text:p text:style-name="P12"><text:span text:style-name="T38">For us:</text:span></text:p>
          <text:list text:continue-numbering="true" text:style-name="L22">
            <text:list-item>
              <text:p text:style-name="P12"><text:span text:style-name="T38">Base class provides generic implementations; uses specialized methods from the derived class where it can.</text:span></text:p>
            </text:list-item>
            <text:list-item>
              <text:p text:style-name="P1"><text:span text:style-name="T38">Missing methods in the derived class automatically are provided by the bas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9;p46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372;g6219565945_1_280:notes" draw:style-name="gr1" draw:layer="layout" svg:width="16.932cm" svg:height="9.524cm" svg:x="1.059cm" svg:y="1.905cm" draw:page-number="36" presentation:class="page"/>
          <draw:frame draw:name="Google Shape;373;g6219565945_1_280:notes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ide: CRTP" draw:style-name="dp1" draw:master-page-name="Content">
        <draw:frame draw:name="Google Shape;384;p47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Aside: CRTP</text:span></text:p>
          </draw:text-box>
        </draw:frame>
        <draw:frame draw:name="Google Shape;385;p47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52">Perils of CRTP implementation</text:span></text:p>
            <text:p text:style-name="P12"><text:span text:style-name="T7"/></text:p>
            <text:p text:style-name="P31"><text:span text:style-name="T7">Compiler won’t catch errors that it would with dynamic types and overloads:</text:span></text:p>
            <text:p text:style-name="P31"><text:span text:style-name="T7"/></text:p>
            <text:list text:style-name="L13">
              <text:list-item>
                <text:p text:style-name="P12"><text:span text:style-name="T7">A static method </text:span><text:span text:style-name="T71">fallback&lt;I&gt;::foo()</text:span><text:span text:style-name="T7"> might call </text:span><text:span text:style-name="T71">add()</text:span><text:span text:style-name="T7"> (invoking the fallback version) instead of </text:span><text:span text:style-name="T71">I::add()</text:span><text:span text:style-name="T7"> (the possibly specialized version from </text:span><text:span text:style-name="T58">I</text:span><text:span text:style-name="T7">).</text:span><text:span text:style-name="T7"><text:line-break/></text:span><text:span text:style-name="T7"/></text:p>
              </text:list-item>
              <text:list-item>
                <text:p text:style-name="P1"><text:span text:style-name="T7">A static method </text:span><text:span text:style-name="T71">I::bar(...)</text:span><text:span text:style-name="T7"> may have a mismatch in its signature preventing it from specializing </text:span><text:span text:style-name="T71">fallback&lt;i&gt;::bar(...)</text:span><text:span text:style-name="T7">.</text:span><text:span text:style-name="T7"><text:line-break/></text:span><text:span text:style-name="T7"><text:line-break/></text:span><text:span text:style-name="T7"/></text:p>
              </text:list-item>
            </text:list>
            <text:p text:style-name="P12"><text:span text:style-name="T52"/></text:p>
            <text:p text:style-name="P31"><text:span text:style-name="T7"/></text:p>
            <text:p text:style-name="P17"><text:span text:style-name="T7"/></text:p>
          </draw:text-box>
        </draw:frame>
        <draw:frame draw:name="Google Shape;386;p47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381;g6219565945_2_0:notes" draw:style-name="gr1" draw:layer="layout" svg:width="16.932cm" svg:height="9.524cm" svg:x="1.059cm" svg:y="1.905cm" draw:page-number="37" presentation:class="page"/>
          <draw:frame draw:name="Google Shape;382;g6219565945_2_0:notes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ide: CRTP" draw:style-name="dp1" draw:master-page-name="Content">
        <draw:frame draw:name="Google Shape;391;p48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Aside: CRTP</text:span></text:p>
          </draw:text-box>
        </draw:frame>
        <draw:frame draw:name="Google Shape;392;p48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CRTP without static methods</text:span></text:p>
            <text:p text:style-name="P42"><text:span text:style-name="T7"/></text:p>
          </draw:text-box>
        </draw:frame>
        <draw:frame draw:name="Google Shape;393;p48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custom-shape draw:name="Google Shape;394;p48" draw:style-name="gr3" draw:text-style-name="P18" draw:layer="layout" svg:width="11.317cm" svg:height="9.312cm" svg:x="0.981cm" svg:y="3.662cm">
          <text:p text:style-name="P21"><text:span text:style-name="T38">Member functions in derived class can be invoked by base class by downcasting </text:span><text:span text:style-name="T62">this</text:span><text:span text:style-name="T38">.</text:span></text:p>
          <text:p text:style-name="P21"><text:span text:style-name="T38"/></text:p>
          <text:p text:style-name="P1"><text:span text:style-name="T38"/></text:p>
          <text:list text:style-name="L22">
            <text:list-item>
              <text:p text:style-name="P1"><text:span text:style-name="T38">Base class can implement a common functionality based on operations implemented in the derived class — reduces code duplication.</text:span><text:span text:style-name="T38"><text:line-break/></text:span><text:span text:style-name="T38"/></text:p>
            </text:list-item>
            <text:list-item>
              <text:p text:style-name="P1"><text:span text:style-name="T38">Same sorts of caveats apply as in static case.</text:span><text:span text:style-name="T38"><text:line-break/></text:span><text:span text:style-name="T38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48" draw:style-name="gr3" draw:text-style-name="P18" draw:layer="layout" svg:width="11.398cm" svg:height="9.312cm" svg:x="13.101cm" svg:y="3.662cm">
          <text:p text:style-name="P1"><text:span text:style-name="T20">template &lt;typename D&gt; struct base {</text:span></text:p>
          <text:p text:style-name="P1"><text:span text:style-name="T20"><text:s text:c="4"/></text:span><text:span text:style-name="T20">D* derived() {</text:span></text:p>
          <text:p text:style-name="P1"><text:span text:style-name="T20"><text:s text:c="8"/></text:span><text:span text:style-name="T20">return static_cast&lt;D*&gt;(this);</text:span></text:p>
          <text:p text:style-name="P1"><text:span text:style-name="T20"><text:s text:c="4"/></text:span><text:span text:style-name="T20">}</text:span></text:p>
          <text:p text:style-name="P1"><text:span text:style-name="T20"><text:s text:c="4"/></text:span><text:span text:style-name="T20">void foo() {</text:span></text:p>
          <text:p text:style-name="P1"><text:span text:style-name="T20"><text:s text:c="8"/></text:span><text:span text:style-name="T20">derived()-&gt;op_bar();</text:span></text:p>
          <text:p text:style-name="P1"><text:span text:style-name="T20"><text:s text:c="8"/></text:span><text:span text:style-name="T20">derived()-&gt;op_baz();</text:span></text:p>
          <text:p text:style-name="P1"><text:span text:style-name="T20"><text:s text:c="4"/></text:span><text:span text:style-name="T20">}</text:span></text:p>
          <text:p text:style-name="P1"><text:span text:style-name="T20">};</text:span></text:p>
          <text:p text:style-name="P1"><text:span text:style-name="T20"/></text:p>
          <text:p text:style-name="P1"><text:span text:style-name="T20">struct derived: base&lt;derived&gt; {</text:span></text:p>
          <text:p text:style-name="P1"><text:span text:style-name="T20"><text:s text:c="4"/></text:span><text:span text:style-name="T20">friend struct base&lt;derived&gt;;</text:span></text:p>
          <text:p text:style-name="P1"><text:span text:style-name="T20">private:</text:span></text:p>
          <text:p text:style-name="P1"><text:span text:style-name="T20"><text:s text:c="4"/></text:span><text:span text:style-name="T20">void op_bar() { /* … */ }</text:span></text:p>
          <text:p text:style-name="P1"><text:span text:style-name="T20"><text:s text:c="4"/></text:span><text:span text:style-name="T20">void op_baz() { /* … */ }</text:span></text:p>
          <text:p text:style-name="P1"><text:span text:style-name="T20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8;g6237c56498_0_72:notes" draw:style-name="gr1" draw:layer="layout" svg:width="16.932cm" svg:height="9.524cm" svg:x="1.059cm" svg:y="1.905cm" draw:page-number="38" presentation:class="page"/>
          <draw:frame draw:name="Google Shape;389;g6237c56498_0_72:notes" presentation:style-name="pr4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400;p49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401;p49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52">Back-end design: generic implementation</text:span></text:p>
            <text:p text:style-name="P11"><text:span text:style-name="T52"/></text:p>
            <text:p text:style-name="P31"><text:span text:style-name="T7"/></text:p>
            <text:p text:style-name="P17"><text:span text:style-name="T7"/></text:p>
          </draw:text-box>
        </draw:frame>
        <draw:custom-shape draw:name="Google Shape;402;p49" draw:style-name="gr3" draw:text-style-name="P18" draw:layer="layout" svg:width="12.29cm" svg:height="9.345cm" svg:x="13.109cm" svg:y="3.629cm">
          <text:p text:style-name="P23"><text:span text:style-name="T32">struct</text:span><text:span text:style-name="T33"> generic: fallback&lt;generic&lt;T, N&gt;&gt; {</text:span></text:p>
          <text:p text:style-name="P12"><text:span text:style-name="T32"><text:s text:c="4"/></text:span><text:span text:style-name="T32">using</text:span><text:span text:style-name="T33"> vector_type = std::array&lt;T, N&gt;;</text:span></text:p>
          <text:p text:style-name="P12"><text:span text:style-name="T32"><text:s text:c="4"/></text:span><text:span text:style-name="T32">static</text:span><text:span text:style-name="T33"> </text:span><text:span text:style-name="T32">void</text:span><text:span text:style-name="T33"> copy_to(vector_type v, T* p) {</text:span></text:p>
          <text:p text:style-name="P12"><text:span text:style-name="T33"><text:s text:c="8"/></text:span><text:span text:style-name="T33">std::copy(std::begin(v), std::end(v), p);</text:span></text:p>
          <text:p text:style-name="P12"><text:span text:style-name="T33"><text:s text:c="4"/></text:span><text:span text:style-name="T33">}</text:span></text:p>
          <text:p text:style-name="P12"><text:span text:style-name="T32"><text:s text:c="4"/></text:span><text:span text:style-name="T32">static</text:span><text:span text:style-name="T33"> vector_type copy_from(</text:span><text:span text:style-name="T32">const</text:span><text:span text:style-name="T33"> T* p) {</text:span></text:p>
          <text:p text:style-name="P12"><text:span text:style-name="T33"><text:s text:c="8"/></text:span><text:span text:style-name="T33">vector_type v;</text:span></text:p>
          <text:p text:style-name="P12"><text:span text:style-name="T33"><text:s text:c="8"/></text:span><text:span text:style-name="T33">std::copy(p, p+N, std::begin(v));</text:span></text:p>
          <text:p text:style-name="P12"><text:span text:style-name="T32"><text:s text:c="8"/></text:span><text:span text:style-name="T32">return</text:span><text:span text:style-name="T33"> v;</text:span></text:p>
          <text:p text:style-name="P12"><text:span text:style-name="T33"><text:s text:c="4"/></text:span><text:span text:style-name="T33">}</text:span></text:p>
          <text:p text:style-name="P12"><text:span text:style-name="T33">};</text:span></text:p>
          <text:p text:style-name="P12"><text:span text:style-name="T32">template</text:span><text:span text:style-name="T33"> &lt;</text:span><text:span text:style-name="T32">typename</text:span><text:span text:style-name="T33"> T, </text:span><text:span text:style-name="T32">unsigned</text:span><text:span text:style-name="T33"> N&gt;</text:span></text:p>
          <text:p text:style-name="P12"><text:span text:style-name="T32">struct</text:span><text:span text:style-name="T33"> simd_traits&lt;generic&lt;T, N&gt;&gt; {</text:span></text:p>
          <text:p text:style-name="P12"><text:span text:style-name="T32"><text:s text:c="4"/></text:span><text:span text:style-name="T32">static</text:span><text:span text:style-name="T33"> </text:span><text:span text:style-name="T32">constexpr</text:span><text:span text:style-name="T33"> </text:span><text:span text:style-name="T32">unsigned</text:span><text:span text:style-name="T33"> width = N;</text:span></text:p>
          <text:p text:style-name="P12"><text:span text:style-name="T32"><text:s text:c="4"/></text:span><text:span text:style-name="T32">using</text:span><text:span text:style-name="T33"> scalar_type = T;</text:span></text:p>
          <text:p text:style-name="P12"><text:span text:style-name="T32"><text:s text:c="4"/></text:span><text:span text:style-name="T32">using</text:span><text:span text:style-name="T33"> vector_type = std::array&lt;T, N&gt;;</text:span></text:p>
          <text:p text:style-name="P12"><text:span text:style-name="T33">};</text:span></text:p>
          <text:p text:style-name="P17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3;p49" draw:style-name="gr3" draw:text-style-name="P18" draw:layer="layout" svg:width="11.398cm" svg:height="9.345cm" svg:x="0.9cm" svg:y="3.629cm">
          <text:p text:style-name="P23"><text:span text:style-name="T7">Generic no-intrinsics back-end: just use fallback routines.</text:span></text:p>
          <text:p text:style-name="P12"><text:span text:style-name="T7"/></text:p>
          <text:p text:style-name="P12"><text:span text:style-name="T7">Hopefully compiler will elide all those copies?</text:span></text:p>
          <text:p text:style-name="P12"><text:span text:style-name="T7"/></text:p>
          <text:list text:style-name="L25">
            <text:list-item>
              <text:p text:style-name="P12"><text:span text:style-name="T7">Sometimes it will.</text:span></text:p>
            </text:list-item>
            <text:list-item>
              <text:p text:style-name="P1"><text:span text:style-name="T7">Sometimes the optimizer gets horribly confused if width&gt;1.</text:span></text:p>
            </text:list-item>
          </text:list>
          <text:p text:style-name="P17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4;p49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397;g6219565945_1_287:notes" draw:style-name="gr1" draw:layer="layout" svg:width="16.932cm" svg:height="9.524cm" svg:x="1.059cm" svg:y="1.905cm" draw:page-number="39" presentation:class="page"/>
          <draw:frame draw:name="Google Shape;398;g6219565945_1_287:notes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409;p50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410;p50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Does it work?</text:span></text:p>
            <text:p text:style-name="P11"><text:span text:style-name="T52"/></text:p>
            <text:p text:style-name="P31"><text:span text:style-name="T7"/></text:p>
            <text:p text:style-name="P17"><text:span text:style-name="T7"/></text:p>
          </draw:text-box>
        </draw:frame>
        <draw:custom-shape draw:name="Google Shape;411;p50" draw:style-name="gr3" draw:text-style-name="P18" draw:layer="layout" svg:width="12.29cm" svg:height="9.345cm" svg:x="13.109cm" svg:y="3.629cm">
          <text:p text:style-name="P10"><text:span text:style-name="T10">clang++-9 -O3 -fno-unroll-loops -march=skylake-avx512</text:span></text:p>
          <text:p text:style-name="P12"><text:span text:style-name="T16"><text:line-break/></text:span><text:span text:style-name="T48">sfma(double*, double, double const*, double const*):</text:span></text:p>
          <text:p text:style-name="P41"><text:span text:style-name="T45">vbroadcastsd</text:span><text:span text:style-name="T46"> </text:span><text:span text:style-name="T47">%xmm0</text:span><text:span text:style-name="T46">, </text:span><text:span text:style-name="T47">%ymm0</text:span></text:p>
          <text:p text:style-name="P41"><text:span text:style-name="T45">xorl</text:span><text:span text:style-name="T46"> </text:span><text:span text:style-name="T47">%eax</text:span><text:span text:style-name="T46">, </text:span><text:span text:style-name="T47">%eax</text:span></text:p>
          <text:p text:style-name="P12"><text:span text:style-name="T48">.LBB0_1:</text:span></text:p>
          <text:p text:style-name="P41"><text:span text:style-name="T45">vmovupd</text:span><text:span text:style-name="T46"> (</text:span><text:span text:style-name="T47">%rsi</text:span><text:span text:style-name="T46">,</text:span><text:span text:style-name="T47">%rax</text:span><text:span text:style-name="T46">,</text:span><text:span text:style-name="T49">8</text:span><text:span text:style-name="T46">), </text:span><text:span text:style-name="T47">%ymm1</text:span></text:p>
          <text:p text:style-name="P41"><text:span text:style-name="T45">vfmadd213pd</text:span><text:span text:style-name="T46"> (</text:span><text:span text:style-name="T47">%rdx</text:span><text:span text:style-name="T46">,</text:span><text:span text:style-name="T47">%rax</text:span><text:span text:style-name="T46">,</text:span><text:span text:style-name="T49">8</text:span><text:span text:style-name="T46">), </text:span><text:span text:style-name="T47">%ymm0</text:span><text:span text:style-name="T46">, </text:span><text:span text:style-name="T47">%ymm1</text:span></text:p>
          <text:p text:style-name="P41"><text:span text:style-name="T45">vmovupd</text:span><text:span text:style-name="T46"> </text:span><text:span text:style-name="T47">%ymm1</text:span><text:span text:style-name="T46">, (</text:span><text:span text:style-name="T47">%rdi</text:span><text:span text:style-name="T46">,</text:span><text:span text:style-name="T47">%rax</text:span><text:span text:style-name="T46">,</text:span><text:span text:style-name="T49">8</text:span><text:span text:style-name="T46">)</text:span></text:p>
          <text:p text:style-name="P41"><text:span text:style-name="T45">addq</text:span><text:span text:style-name="T46"> </text:span><text:span text:style-name="T50">$4</text:span><text:span text:style-name="T46">, </text:span><text:span text:style-name="T47">%rax</text:span></text:p>
          <text:p text:style-name="P41"><text:span text:style-name="T45">cmpq</text:span><text:span text:style-name="T46"> </text:span><text:span text:style-name="T50">$32768</text:span><text:span text:style-name="T46">, </text:span><text:span text:style-name="T47">%rax</text:span></text:p>
          <text:p text:style-name="P41"><text:span text:style-name="T45">jb</text:span><text:span text:style-name="T46"> </text:span><text:span text:style-name="T48">.LBB0_1</text:span></text:p>
          <text:p text:style-name="P41"><text:span text:style-name="T45">vzeroupper</text:span></text:p>
          <text:p text:style-name="P41"><text:span text:style-name="T45">retq</text:span></text:p>
          <text:p text:style-name="P12"><text:span text:style-name="T16"/></text:p>
          <text:p text:style-name="P17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50" draw:style-name="gr3" draw:text-style-name="P18" draw:layer="layout" svg:width="11.398cm" svg:height="9.345cm" svg:x="0.9cm" svg:y="3.629cm">
          <text:p text:style-name="P23"><text:span text:style-name="T38">With implementations filled out for avx2_double4, do we get vectorized code?</text:span></text:p>
          <text:p text:style-name="P12"><text:span text:style-name="T45">#include</text:span><text:span text:style-name="T46"> </text:span><text:span text:style-name="T45">&lt;</text:span><text:span text:style-name="T53">tinysimd/avx2.h</text:span><text:span text:style-name="T45">&gt;</text:span></text:p>
          <text:p text:style-name="P1"><text:span text:style-name="T45">#define</text:span><text:span text:style-name="T46"> N </text:span><text:span text:style-name="T49">32768</text:span></text:p>
          <text:p text:style-name="P1"><text:span text:style-name="T46"/></text:p>
          <text:p text:style-name="P1"><text:span text:style-name="T45">using</text:span><text:span text:style-name="T46"> </text:span><text:span text:style-name="T45">namespace</text:span><text:span text:style-name="T46"> tinysimd;</text:span></text:p>
          <text:p text:style-name="P1"><text:span text:style-name="T45">using</text:span><text:span text:style-name="T46"> S = avx2_double4;</text:span></text:p>
          <text:p text:style-name="P1"><text:span text:style-name="T45">using</text:span><text:span text:style-name="T46"> vec = simd_traits&lt;S&gt;::vector_type;</text:span></text:p>
          <text:p text:style-name="P1"><text:span text:style-name="T45">constexpr</text:span><text:span text:style-name="T46"> </text:span><text:span text:style-name="T45">unsigned</text:span><text:span text:style-name="T46"> width = simd_traits&lt;S&gt;::width;</text:span></text:p>
          <text:p text:style-name="P1"><text:span text:style-name="T46"/></text:p>
          <text:p text:style-name="P1"><text:span text:style-name="T45">void</text:span><text:span text:style-name="T46"> sfma(</text:span><text:span text:style-name="T45">double</text:span><text:span text:style-name="T46">* </text:span><text:span text:style-name="T45">__restrict</text:span><text:span text:style-name="T46"> c, </text:span><text:span text:style-name="T45">double</text:span><text:span text:style-name="T46"> k,</text:span></text:p>
          <text:p text:style-name="P21"><text:span text:style-name="T46"><text:s text:c="3"/></text:span><text:span text:style-name="T45">const</text:span><text:span text:style-name="T46"> </text:span><text:span text:style-name="T45">double</text:span><text:span text:style-name="T46">* a, </text:span><text:span text:style-name="T45">const</text:span><text:span text:style-name="T46"> </text:span><text:span text:style-name="T45">double</text:span><text:span text:style-name="T46">* b)</text:span></text:p>
          <text:p text:style-name="P1"><text:span text:style-name="T46">{</text:span></text:p>
          <text:p text:style-name="P1"><text:span text:style-name="T45"><text:s text:c="4"/></text:span><text:span text:style-name="T45">for</text:span><text:span text:style-name="T46"> (</text:span><text:span text:style-name="T45">unsigned</text:span><text:span text:style-name="T46"> i = </text:span><text:span text:style-name="T49">0</text:span><text:span text:style-name="T46">; i&lt;N; i += width) {</text:span></text:p>
          <text:p text:style-name="P1"><text:span text:style-name="T46"><text:s text:c="8"/></text:span><text:span text:style-name="T46">vec va = S::copy_from(a+i);</text:span></text:p>
          <text:p text:style-name="P1"><text:span text:style-name="T46"><text:s text:c="8"/></text:span><text:span text:style-name="T46">vec vb = S::copy_from(b+i);</text:span></text:p>
          <text:p text:style-name="P1"><text:span text:style-name="T46"><text:s text:c="8"/></text:span><text:span text:style-name="T46">vec vc = S::fma(S::broadcast(k), va, vb);</text:span></text:p>
          <text:p text:style-name="P1"><text:span text:style-name="T46"><text:s text:c="8"/></text:span><text:span text:style-name="T46">S::copy_to(vc, c+i);</text:span></text:p>
          <text:p text:style-name="P1"><text:span text:style-name="T46"><text:s text:c="4"/></text:span><text:span text:style-name="T46">}</text:span></text:p>
          <text:p text:style-name="P1"><text:span text:style-name="T46">}</text:span></text:p>
          <text:p text:style-name="P1"><text:span text:style-name="T13"/></text:p>
          <text:p text:style-name="P1"><text:span text:style-name="T46"/></text:p>
          <text:p text:style-name="P1"><text:span text:style-name="T9"/></text:p>
          <text:p text:style-name="P23"><text:span text:style-name="T38"/></text:p>
          <text:p text:style-name="P17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3;p50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406;g6219565945_1_294:notes" draw:style-name="gr1" draw:layer="layout" svg:width="16.932cm" svg:height="9.524cm" svg:x="1.059cm" svg:y="1.905cm" draw:page-number="40" presentation:class="page"/>
          <draw:frame draw:name="Google Shape;407;g6219565945_1_294:notes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418;p51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419;p51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52">Back-end design: heterogeneous operations — gather and scatter</text:span></text:p>
            <text:p text:style-name="P11"><text:span text:style-name="T52"/></text:p>
            <text:p text:style-name="P31"><text:span text:style-name="T7">Scatter operation (indirect SIMD write): </text:span><text:span text:style-name="T71">p[index[i]] = v[i]</text:span></text:p>
            <text:p text:style-name="P31"><text:span text:style-name="T7">Gather operation (indirect SIMD read): </text:span><text:span text:style-name="T71">v[i] = p[index[i]]</text:span></text:p>
            <text:p text:style-name="P12"><text:span text:style-name="T7"/></text:p>
            <text:p text:style-name="P12"><text:span text:style-name="T7"><text:tab/></text:span><text:span text:style-name="T7">Heterogeneous operation: SIMD value type and SIMD index type.</text:span></text:p>
            <text:p text:style-name="P12"><text:span text:style-name="T7"/></text:p>
            <text:p text:style-name="P31"><text:span text:style-name="T7">SIMD value implementation class knows how to interpret the value vector-type, but how will it know how to interpret the index vector-type?</text:span></text:p>
            <text:p text:style-name="P17"><text:span text:style-name="T7"/></text:p>
          </draw:text-box>
        </draw:frame>
        <draw:frame draw:name="Google Shape;420;p51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415;g6219565945_1_301:notes" draw:style-name="gr1" draw:layer="layout" svg:width="16.932cm" svg:height="9.524cm" svg:x="1.059cm" svg:y="1.905cm" draw:page-number="41" presentation:class="page"/>
          <draw:frame draw:name="Google Shape;416;g6219565945_1_301:notes" presentation:style-name="pr4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425;p52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426;p52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52">Back-end design: heterogeneous operations — gather and scatter</text:span></text:p>
            <text:p text:style-name="P11"><text:span text:style-name="T52"/></text:p>
            <text:p text:style-name="P12"><text:span text:style-name="T7">A ‘tag’ type can represent the implementation class for the index vector, without requiring that the implementation class be complete.</text:span></text:p>
            <text:p text:style-name="P11"><text:span text:style-name="T62">template &lt;typename X&gt; struct tag {};</text:span></text:p>
            <text:p text:style-name="P12"><text:span text:style-name="T7"/></text:p>
            <text:p text:style-name="P12"><text:span text:style-name="T7">Back-end can then overload gather for different index implementations, that may share the same index </text:span><text:span text:style-name="T52">representation</text:span><text:span text:style-name="T7">.</text:span></text:p>
            <text:list text:style-name="L13">
              <text:list-item>
                <text:p text:style-name="P12"><text:span text:style-name="T7">Example: suppose </text:span><text:span text:style-name="T71">avx512_int8</text:span><text:span text:style-name="T7"> and </text:span><text:span text:style-name="T71">avx512_long8</text:span><text:span text:style-name="T7"> both use a </text:span><text:span text:style-name="T71">__m512i</text:span><text:span text:style-name="T7"> representation. Then different </text:span><text:span text:style-name="T71">gather</text:span><text:span text:style-name="T7"> overloads for </text:span><text:span text:style-name="T71">tag&lt;avx512_int8&gt;</text:span><text:span text:style-name="T7"> and </text:span><text:span text:style-name="T71">tag&lt;avx512_long8&gt;</text:span><text:span text:style-name="T7"> can use the corresponding intrinsic.</text:span></text:p>
              </text:list-item>
            </text:list>
          </draw:text-box>
        </draw:frame>
        <draw:frame draw:name="Google Shape;427;p52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422;g623828cc9f_0_9:notes" draw:style-name="gr1" draw:layer="layout" svg:width="16.932cm" svg:height="9.524cm" svg:x="1.059cm" svg:y="1.905cm" draw:page-number="42" presentation:class="page"/>
          <draw:frame draw:name="Google Shape;423;g623828cc9f_0_9:notes" presentation:style-name="pr4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432;p53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433;p53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52">Back-end design: heterogeneous operations — gather and scatter</text:span></text:p>
            <text:p text:style-name="P11"><text:span text:style-name="T52"/></text:p>
            <text:p text:style-name="P17"><text:span text:style-name="T7"/></text:p>
          </draw:text-box>
        </draw:frame>
        <draw:custom-shape draw:name="Google Shape;434;p53" draw:style-name="gr3" draw:text-style-name="P18" draw:layer="layout" svg:width="23.6cm" svg:height="9.345cm" svg:x="0.9cm" svg:y="3.629cm">
          <text:p text:style-name="P1"><text:span text:style-name="T38">In the fallback class, use the Index implementation provided by the tag to extract the indicies, and perform the loads one by one:</text:span></text:p>
          <text:p text:style-name="P1"><text:span text:style-name="T38"/></text:p>
          <text:p text:style-name="P1"><text:span text:style-name="T12">template</text:span><text:span text:style-name="T13"> &lt;</text:span><text:span text:style-name="T12">typename</text:span><text:span text:style-name="T13"> I&gt; </text:span><text:span text:style-name="T12">struct</text:span><text:span text:style-name="T13"> tag {};</text:span></text:p>
          <text:p text:style-name="P1"><text:span text:style-name="T12">template</text:span><text:span text:style-name="T13"> &lt;</text:span><text:span text:style-name="T12">typename</text:span><text:span text:style-name="T13"> I&gt; </text:span><text:span text:style-name="T12">struct</text:span><text:span text:style-name="T13"> fallback&lt;I&gt; {</text:span></text:p>
          <text:p text:style-name="P1"><text:span text:style-name="T13"><text:s text:c="4"/></text:span><text:span text:style-name="T74">// ...</text:span></text:p>
          <text:p text:style-name="P1"><text:span text:style-name="T12"><text:s text:c="4"/></text:span><text:span text:style-name="T12">template</text:span><text:span text:style-name="T13"> &lt;</text:span><text:span text:style-name="T12">typename</text:span><text:span text:style-name="T13"> IndexI&gt;</text:span></text:p>
          <text:p text:style-name="P1"><text:span text:style-name="T12"><text:s text:c="4"/></text:span><text:span text:style-name="T12">static</text:span><text:span text:style-name="T13"> vector_type gather(tag&lt;IndexI&gt;, </text:span><text:span text:style-name="T12">const</text:span><text:span text:style-name="T13"> scalar_type* </text:span><text:span text:style-name="T12">__restrict</text:span><text:span text:style-name="T13"> p,</text:span></text:p>
          <text:p text:style-name="P1"><text:span text:style-name="T12"><text:s text:c="30"/></text:span><text:span text:style-name="T12">typename</text:span><text:span text:style-name="T13"> simd_traits&lt;IndexI&gt;::vector_type index) {</text:span></text:p>
          <text:p text:style-name="P1"><text:span text:style-name="T13"><text:s text:c="8"/></text:span><text:span text:style-name="T12">using</text:span><text:span text:style-name="T13"> index_store = </text:span><text:span text:style-name="T12">typename</text:span><text:span text:style-name="T13"> simd_traits&lt;IndexI&gt;::scalar_type[width];</text:span></text:p>
          <text:p text:style-name="P1"><text:span text:style-name="T13"><text:s text:c="8"/></text:span><text:span text:style-name="T13">index_store j;</text:span></text:p>
          <text:p text:style-name="P1"><text:span text:style-name="T13"><text:s text:c="8"/></text:span><text:span text:style-name="T13">IndexI::copy_to(index, j);</text:span></text:p>
          <text:p text:style-name="P1"><text:span text:style-name="T13"/></text:p>
          <text:p text:style-name="P1"><text:span text:style-name="T13"><text:s text:c="8"/></text:span><text:span text:style-name="T13">store a;</text:span></text:p>
          <text:p text:style-name="P1"><text:span text:style-name="T12"><text:s text:c="8"/></text:span><text:span text:style-name="T12">for</text:span><text:span text:style-name="T13"> (</text:span><text:span text:style-name="T12">unsigned</text:span><text:span text:style-name="T13"> i = </text:span><text:span text:style-name="T14">0</text:span><text:span text:style-name="T13">; i&lt;width; ++i) a[i] = p[j[i]];</text:span></text:p>
          <text:p text:style-name="P1"><text:span text:style-name="T12"><text:s text:c="8"/></text:span><text:span text:style-name="T12">return</text:span><text:span text:style-name="T13"> I::copy_from(a);</text:span></text:p>
          <text:p text:style-name="P1"><text:span text:style-name="T13"><text:s text:c="4"/></text:span><text:span text:style-name="T13">}</text:span></text:p>
          <text:p text:style-name="P1"><text:span text:style-name="T13">};</text:span></text:p>
          <text:p text:style-name="P1"><text:span text:style-name="T13"/></text:p>
          <text:p text:style-name="P1"><text:span text:style-name="T38"/></text:p>
          <text:p text:style-name="P1"><text:span text:style-name="T38"/></text:p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5;p53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429;g6219565945_2_10:notes" draw:style-name="gr1" draw:layer="layout" svg:width="16.932cm" svg:height="9.524cm" svg:x="1.059cm" svg:y="1.905cm" draw:page-number="43" presentation:class="page"/>
          <draw:frame draw:name="Google Shape;430;g6219565945_2_10:notes" presentation:style-name="pr4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440;p54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441;p54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52">Back-end design: heterogeneous operations — gather and scatter</text:span></text:p>
            <text:p text:style-name="P11"><text:span text:style-name="T52"/></text:p>
            <text:p text:style-name="P17"><text:span text:style-name="T7"/></text:p>
          </draw:text-box>
        </draw:frame>
        <draw:custom-shape draw:name="Google Shape;442;p54" draw:style-name="gr3" draw:text-style-name="P18" draw:layer="layout" svg:width="23.6cm" svg:height="9.345cm" svg:x="0.9cm" svg:y="3.629cm">
          <text:p text:style-name="P1"><text:span text:style-name="T38">In the implementation class:</text:span><text:span text:style-name="T38"><text:line-break/></text:span><text:span text:style-name="T38"/></text:p>
          <text:list text:style-name="L22">
            <text:list-item>
              <text:p text:style-name="P1"><text:span text:style-name="T38">Use a using declaration to bring in the templated overloads from fallback.</text:span></text:p>
            </text:list-item>
            <text:list-item>
              <text:p text:style-name="P1"><text:span text:style-name="T38">Provide specific implementations as required.</text:span></text:p>
            </text:list-item>
          </text:list>
          <text:p text:style-name="P1"><text:span text:style-name="T38"><text:line-break/></text:span><text:span text:style-name="T12">struct</text:span><text:span text:style-name="T13"> avx2_int4;</text:span></text:p>
          <text:p text:style-name="P1"><text:span text:style-name="T12">struct</text:span><text:span text:style-name="T13"> avx2_double2: fallback&lt;avx2_double4&gt; {</text:span></text:p>
          <text:p text:style-name="P1"><text:span text:style-name="T13"><text:s text:c="4"/></text:span><text:span text:style-name="T74">// …</text:span></text:p>
          <text:p text:style-name="P1"><text:span text:style-name="T12"><text:s text:c="4"/></text:span><text:span text:style-name="T12">using</text:span><text:span text:style-name="T13"> fallback&lt;avx2_double4&gt;::gather;</text:span></text:p>
          <text:p text:style-name="P1"><text:span text:style-name="T12"><text:s text:c="4"/></text:span><text:span text:style-name="T12">static</text:span><text:span text:style-name="T13"> </text:span><text:span text:style-name="T12">__m256d</text:span><text:span text:style-name="T13"> gather(tag&lt;avx2_int4&gt;, </text:span><text:span text:style-name="T12">const</text:span><text:span text:style-name="T13"> </text:span><text:span text:style-name="T12">double</text:span><text:span text:style-name="T13">* p, </text:span><text:span text:style-name="T12">__m128i</text:span><text:span text:style-name="T13"> index) {</text:span></text:p>
          <text:p text:style-name="P1"><text:span text:style-name="T12"><text:s text:c="8"/></text:span><text:span text:style-name="T12">return</text:span><text:span text:style-name="T13"> _mm256_i32gather_pd(p, index, </text:span><text:span text:style-name="T14">8</text:span><text:span text:style-name="T13">);</text:span></text:p>
          <text:p text:style-name="P1"><text:span text:style-name="T13"><text:s text:c="4"/></text:span><text:span text:style-name="T13">}</text:span></text:p>
          <text:p text:style-name="P1"><text:span text:style-name="T13">};</text:span></text:p>
          <text:p text:style-name="P1"><text:span text:style-name="T38"/></text:p>
          <text:p text:style-name="P1"><text:span text:style-name="T38">Extend similarly for scatter operations (and other heterogeneous operations such as value casting).</text:span></text:p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3;p54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437;g6219565945_2_18:notes" draw:style-name="gr1" draw:layer="layout" svg:width="16.932cm" svg:height="9.524cm" svg:x="1.059cm" svg:y="1.905cm" draw:page-number="44" presentation:class="page"/>
          <draw:frame draw:name="Google Shape;438;g6219565945_2_18:notes" presentation:style-name="pr5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448;p55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449;p55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52">Back-end design: gather demo</text:span></text:p>
            <text:p text:style-name="P11"><text:span text:style-name="T52"/></text:p>
            <text:p text:style-name="P31"><text:span text:style-name="T7"/></text:p>
            <text:p text:style-name="P17"><text:span text:style-name="T7"/></text:p>
          </draw:text-box>
        </draw:frame>
        <draw:custom-shape draw:name="Google Shape;450;p55" draw:style-name="gr2" draw:text-style-name="P18" draw:layer="layout" svg:width="11.807cm" svg:height="9.345cm" svg:x="12.7cm" svg:y="3.629cm">
          <text:p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55" draw:style-name="gr3" draw:text-style-name="P18" draw:layer="layout" svg:width="11.398cm" svg:height="9.345cm" svg:x="0.9cm" svg:y="3.629cm">
          <text:p text:style-name="P1"><text:span text:style-name="T45">#include</text:span><text:span text:style-name="T46"> </text:span><text:span text:style-name="T45">&lt;</text:span><text:span text:style-name="T53">tinysimd/avx2.h</text:span><text:span text:style-name="T45">&gt;</text:span></text:p>
          <text:p text:style-name="P1"><text:span text:style-name="T45">#define</text:span><text:span text:style-name="T46"> N </text:span><text:span text:style-name="T49">32768</text:span></text:p>
          <text:p text:style-name="P1"><text:span text:style-name="T46"/></text:p>
          <text:p text:style-name="P1"><text:span text:style-name="T45">using</text:span><text:span text:style-name="T46"> </text:span><text:span text:style-name="T45">namespace</text:span><text:span text:style-name="T46"> tinysimd;</text:span></text:p>
          <text:p text:style-name="P1"><text:span text:style-name="T45">using</text:span><text:span text:style-name="T46"> d4impl = avx2_double4;</text:span></text:p>
          <text:p text:style-name="P1"><text:span text:style-name="T45">using</text:span><text:span text:style-name="T46"> d4 = simd_traits&lt;d4impl&gt;::vector_type;</text:span></text:p>
          <text:p text:style-name="P1"><text:span text:style-name="T45">using</text:span><text:span text:style-name="T46"> i4impl = avx2_int4;</text:span></text:p>
          <text:p text:style-name="P1"><text:span text:style-name="T45">using</text:span><text:span text:style-name="T46"> i4 = simd_traits&lt;i4impl&gt;::vector_type;</text:span></text:p>
          <text:p text:style-name="P1"><text:span text:style-name="T45">constexpr</text:span><text:span text:style-name="T46"> </text:span><text:span text:style-name="T45">unsigned</text:span><text:span text:style-name="T46"> width = </text:span><text:span text:style-name="T49">4</text:span><text:span text:style-name="T46">;</text:span></text:p>
          <text:p text:style-name="P1"><text:span text:style-name="T46"><text:line-break/></text:span><text:span text:style-name="T72">// c[i] = a[index[i]]*b[index[i]]</text:span></text:p>
          <text:p text:style-name="P1"><text:span text:style-name="T45">void</text:span><text:span text:style-name="T46"> mul_indexed(</text:span><text:span text:style-name="T45">double</text:span><text:span text:style-name="T46">* </text:span><text:span text:style-name="T45">__restrict</text:span><text:span text:style-name="T46"> c, </text:span><text:span text:style-name="T45">const</text:span><text:span text:style-name="T46"> </text:span><text:span text:style-name="T45">int</text:span><text:span text:style-name="T46">* index,</text:span></text:p>
          <text:p text:style-name="P1"><text:span text:style-name="T46"><text:s text:c="17"/></text:span><text:span text:style-name="T45">const</text:span><text:span text:style-name="T46"> </text:span><text:span text:style-name="T45">double</text:span><text:span text:style-name="T46">* a, </text:span><text:span text:style-name="T45">const</text:span><text:span text:style-name="T46"> </text:span><text:span text:style-name="T45">double</text:span><text:span text:style-name="T46">* b)</text:span></text:p>
          <text:p text:style-name="P1"><text:span text:style-name="T46">{</text:span></text:p>
          <text:p text:style-name="P1"><text:span text:style-name="T45"><text:s text:c="4"/></text:span><text:span text:style-name="T45">for</text:span><text:span text:style-name="T46"> (</text:span><text:span text:style-name="T45">unsigned</text:span><text:span text:style-name="T46"> i = </text:span><text:span text:style-name="T49">0</text:span><text:span text:style-name="T46">; i&lt;N; i += width) {</text:span></text:p>
          <text:p text:style-name="P1"><text:span text:style-name="T45"><text:s text:c="8"/></text:span><text:span text:style-name="T46">i4 vi = i4impl::copy_from(index+i);</text:span></text:p>
          <text:p text:style-name="P1"><text:span text:style-name="T45"><text:s text:c="8"/></text:span><text:span text:style-name="T46">d4 va = d4impl::gather(tag&lt;i4impl&gt;{}, a, vi);</text:span></text:p>
          <text:p text:style-name="P1"><text:span text:style-name="T45"><text:s text:c="8"/></text:span><text:span text:style-name="T46">d4 vb = d4impl::gather(tag&lt;i4impl&gt;{}, b, vi);</text:span></text:p>
          <text:p text:style-name="P1"><text:span text:style-name="T45"><text:s text:c="8"/></text:span><text:span text:style-name="T46">d4impl::copy_to(d4impl::mul(va, vb), c+i);</text:span></text:p>
          <text:p text:style-name="P1"><text:span text:style-name="T45"><text:s text:c="4"/></text:span><text:span text:style-name="T46">}</text:span></text:p>
          <text:p text:style-name="P1"><text:span text:style-name="T46">}</text:span></text:p>
          <text:p text:style-name="P1"><text:span text:style-name="T46"/></text:p>
          <text:p text:style-name="P1"><text:span text:style-name="T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55" draw:style-name="gr3" draw:text-style-name="P18" draw:layer="layout" svg:width="11.342cm" svg:height="9.345cm" svg:x="13.101cm" svg:y="3.628cm">
          <text:p text:style-name="P10"><text:span text:style-name="T10">clang++-9 -O3 -fno-unroll-loops -march=skylake-avx512</text:span></text:p>
          <text:p text:style-name="P12"><text:span text:style-name="T48"/></text:p>
          <text:p text:style-name="P1"><text:span text:style-name="T48">mul_indexed(double*, int const*, double const*, double const*):</text:span></text:p>
          <text:p text:style-name="P19"><text:span text:style-name="T45">xorl</text:span><text:span text:style-name="T46"> </text:span><text:span text:style-name="T47">%eax</text:span><text:span text:style-name="T46">, </text:span><text:span text:style-name="T47">%eax</text:span></text:p>
          <text:p text:style-name="P1"><text:span text:style-name="T48">.LBB0_1:</text:span></text:p>
          <text:p text:style-name="P21"><text:span text:style-name="T45">vmovupd</text:span><text:span text:style-name="T46"> (</text:span><text:span text:style-name="T47">%rsi</text:span><text:span text:style-name="T46">,</text:span><text:span text:style-name="T47">%rax</text:span><text:span text:style-name="T46">,</text:span><text:span text:style-name="T49">4</text:span><text:span text:style-name="T46">), </text:span><text:span text:style-name="T47">%xmm0</text:span></text:p>
          <text:p text:style-name="P21"><text:span text:style-name="T45">vpcmpeqd</text:span><text:span text:style-name="T46"> </text:span><text:span text:style-name="T47">%ymm1</text:span><text:span text:style-name="T46">, </text:span><text:span text:style-name="T47">%ymm1</text:span><text:span text:style-name="T46">, </text:span><text:span text:style-name="T47">%ymm1</text:span></text:p>
          <text:p text:style-name="P21"><text:span text:style-name="T45">vxorpd</text:span><text:span text:style-name="T46"> </text:span><text:span text:style-name="T47">%xmm2</text:span><text:span text:style-name="T46">, </text:span><text:span text:style-name="T47">%xmm2</text:span><text:span text:style-name="T46">, </text:span><text:span text:style-name="T47">%xmm2</text:span></text:p>
          <text:p text:style-name="P21"><text:span text:style-name="T45">vgatherdpd</text:span><text:span text:style-name="T46"> </text:span><text:span text:style-name="T47">%ymm1</text:span><text:span text:style-name="T46">, (</text:span><text:span text:style-name="T47">%rdx</text:span><text:span text:style-name="T46">,</text:span><text:span text:style-name="T47">%xmm0</text:span><text:span text:style-name="T46">,</text:span><text:span text:style-name="T49">8</text:span><text:span text:style-name="T46">), </text:span><text:span text:style-name="T47">%ymm2</text:span></text:p>
          <text:p text:style-name="P21"><text:span text:style-name="T45">vpcmpeqd</text:span><text:span text:style-name="T46"> </text:span><text:span text:style-name="T47">%ymm1</text:span><text:span text:style-name="T46">, </text:span><text:span text:style-name="T47">%ymm1</text:span><text:span text:style-name="T46">, </text:span><text:span text:style-name="T47">%ymm1</text:span></text:p>
          <text:p text:style-name="P21"><text:span text:style-name="T45">vxorpd</text:span><text:span text:style-name="T46"> </text:span><text:span text:style-name="T47">%xmm3</text:span><text:span text:style-name="T46">, </text:span><text:span text:style-name="T47">%xmm3</text:span><text:span text:style-name="T46">, </text:span><text:span text:style-name="T47">%xmm3</text:span></text:p>
          <text:p text:style-name="P21"><text:span text:style-name="T45">vgatherdpd</text:span><text:span text:style-name="T46"> </text:span><text:span text:style-name="T47">%ymm1</text:span><text:span text:style-name="T46">, (</text:span><text:span text:style-name="T47">%rcx</text:span><text:span text:style-name="T46">,</text:span><text:span text:style-name="T47">%xmm0</text:span><text:span text:style-name="T46">,</text:span><text:span text:style-name="T49">8</text:span><text:span text:style-name="T46">), </text:span><text:span text:style-name="T47">%ymm3</text:span></text:p>
          <text:p text:style-name="P21"><text:span text:style-name="T45">vmulpd</text:span><text:span text:style-name="T46"> </text:span><text:span text:style-name="T47">%ymm3</text:span><text:span text:style-name="T46">, </text:span><text:span text:style-name="T47">%ymm2</text:span><text:span text:style-name="T46">, </text:span><text:span text:style-name="T47">%ymm0</text:span></text:p>
          <text:p text:style-name="P21"><text:span text:style-name="T45">vmovupd</text:span><text:span text:style-name="T46"> </text:span><text:span text:style-name="T47">%ymm0</text:span><text:span text:style-name="T46">, (</text:span><text:span text:style-name="T47">%rdi</text:span><text:span text:style-name="T46">,</text:span><text:span text:style-name="T47">%rax</text:span><text:span text:style-name="T46">,</text:span><text:span text:style-name="T49">8</text:span><text:span text:style-name="T46">)</text:span></text:p>
          <text:p text:style-name="P21"><text:span text:style-name="T45">addq</text:span><text:span text:style-name="T46"> </text:span><text:span text:style-name="T50">$4</text:span><text:span text:style-name="T46">, </text:span><text:span text:style-name="T47">%rax</text:span></text:p>
          <text:p text:style-name="P21"><text:span text:style-name="T45">cmpq</text:span><text:span text:style-name="T46"> </text:span><text:span text:style-name="T50">$32768</text:span><text:span text:style-name="T46">, </text:span><text:span text:style-name="T47">%rax</text:span></text:p>
          <text:p text:style-name="P21"><text:span text:style-name="T45">jb</text:span><text:span text:style-name="T46"> </text:span><text:span text:style-name="T48">.LBB0_1</text:span></text:p>
          <text:p text:style-name="P21"><text:span text:style-name="T45">vzeroupper</text:span></text:p>
          <text:p text:style-name="P21"><text:span text:style-name="T45">retq</text:span></text:p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3;p55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445;g6219565945_1_308:notes" draw:style-name="gr1" draw:layer="layout" svg:width="16.932cm" svg:height="9.524cm" svg:x="1.059cm" svg:y="1.905cm" draw:page-number="45" presentation:class="page"/>
          <draw:frame draw:name="Google Shape;446;g6219565945_1_308:notes" presentation:style-name="pr5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458;p56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459;p56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52">Front-end</text:span></text:p>
            <text:p text:style-name="P11"><text:span text:style-name="T7"/></text:p>
            <text:p text:style-name="P41"><text:span text:style-name="T7">Public API components:</text:span></text:p>
            <text:list text:style-name="L19">
              <text:list-item>
                <text:p text:style-name="P12"><text:span text:style-name="T7">A wrapper </text:span><text:span text:style-name="T71">simd_wrap&lt;I&gt;</text:span><text:span text:style-name="T7"> around the implementation class </text:span><text:span text:style-name="T58">I</text:span><text:span text:style-name="T7">, containing a member of type </text:span><text:span text:style-name="T71">simd_traits&lt;I&gt;::vector_type</text:span><text:span text:style-name="T7">. Provides operator overloads.</text:span><text:span text:style-name="T7"><text:line-break/></text:span><text:span text:style-name="T7"/></text:p>
              </text:list-item>
              <text:list-item>
                <text:p text:style-name="P1"><text:span text:style-name="T7">A type map </text:span><text:span text:style-name="T71">simd&lt;V, N, Abi&gt;</text:span><text:span text:style-name="T7"> to the wrapper </text:span><text:span text:style-name="T71">simd_wrap&lt;I&gt;</text:span><text:span text:style-name="T7"> where </text:span><text:span text:style-name="T58">I</text:span><text:span text:style-name="T7"> is </text:span><text:span text:style-name="T71">Abi&lt;V, N&gt;::type</text:span><text:span text:style-name="T7">.</text:span><text:span text:style-name="T7"><text:line-break/></text:span><text:span text:style-name="T7"/></text:p>
              </text:list-item>
              <text:list-item>
                <text:p text:style-name="P1"><text:span text:style-name="T7">A function </text:span><text:span text:style-name="T71">indirect</text:span><text:span text:style-name="T7"> that wraps a pointer and a SIMD index into an </text:span><text:span text:style-name="T75">indirect_expression</text:span><text:span text:style-name="T7"> object used to describe indexed operations.</text:span></text:p>
              </text:list-item>
            </text:list>
          </draw:text-box>
        </draw:frame>
        <draw:frame draw:name="Google Shape;460;p56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455;g6219565945_1_315:notes" draw:style-name="gr1" draw:layer="layout" svg:width="16.932cm" svg:height="9.524cm" svg:x="1.059cm" svg:y="1.905cm" draw:page-number="46" presentation:class="page"/>
          <draw:frame draw:name="Google Shape;456;g6219565945_1_315:notes" presentation:style-name="pr5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465;p57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466;p57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Front-end: </text:span><text:span text:style-name="T58">simd_wrap</text:span></text:p>
            <text:p text:style-name="P11"><text:span text:style-name="T7"/></text:p>
            <text:p text:style-name="P17"><text:span text:style-name="T7"/></text:p>
          </draw:text-box>
        </draw:frame>
        <draw:custom-shape draw:name="Google Shape;467;p57" draw:style-name="gr3" draw:text-style-name="P18" draw:layer="layout" svg:width="11.749cm" svg:height="9.358cm" svg:x="0.95cm" svg:y="3.629cm">
          <text:p text:style-name="P20"><text:span text:style-name="T38">Constructors</text:span><text:span text:style-name="T38"><text:line-break/></text:span><text:span text:style-name="T38"/></text:p>
          <text:p text:style-name="P1"><text:span text:style-name="T32">template</text:span><text:span text:style-name="T33"> &lt;</text:span><text:span text:style-name="T32">typename</text:span><text:span text:style-name="T33"> I&gt; </text:span><text:span text:style-name="T32">struct</text:span><text:span text:style-name="T33"> simd_wrap {</text:span></text:p>
          <text:p text:style-name="P1"><text:span text:style-name="T32">private</text:span><text:span text:style-name="T33">:</text:span></text:p>
          <text:p text:style-name="P1"><text:span text:style-name="T32"><text:s text:c="4"/></text:span><text:span text:style-name="T32">static_assert</text:span><text:span text:style-name="T33">(!std::is_void&lt;I&gt;::value, </text:span><text:span text:style-name="T76">"unsupported”);</text:span></text:p>
          <text:p text:style-name="P1"><text:span text:style-name="T32"><text:s text:c="4"/></text:span><text:span text:style-name="T32">using</text:span><text:span text:style-name="T33"> vector_type = </text:span><text:span text:style-name="T32">typename</text:span><text:span text:style-name="T33"> simd_traits&lt;I&gt;::vector_type;</text:span></text:p>
          <text:p text:style-name="P1"><text:span text:style-name="T33"><text:s text:c="4"/></text:span><text:span text:style-name="T33">vector_type value_;</text:span></text:p>
          <text:p text:style-name="P1"><text:span text:style-name="T32"/></text:p>
          <text:p text:style-name="P1"><text:span text:style-name="T32">public</text:span><text:span text:style-name="T33">:</text:span></text:p>
          <text:p text:style-name="P1"><text:span text:style-name="T32"><text:s text:c="4"/></text:span><text:span text:style-name="T32">using</text:span><text:span text:style-name="T33"> scalar_type = </text:span><text:span text:style-name="T32">typename</text:span><text:span text:style-name="T33"> simd_traits&lt;I&gt;::scalar_type;</text:span></text:p>
          <text:p text:style-name="P1"><text:span text:style-name="T32"><text:s text:c="4"/></text:span><text:span text:style-name="T32">static</text:span><text:span text:style-name="T33"> </text:span><text:span text:style-name="T32">constexpr</text:span><text:span text:style-name="T33"> </text:span><text:span text:style-name="T32">unsigned</text:span><text:span text:style-name="T33"> width = simd_traits&lt;I&gt;::width;</text:span></text:p>
          <text:p text:style-name="P1"><text:span text:style-name="T33"/></text:p>
          <text:p text:style-name="P1"><text:span text:style-name="T33"><text:s text:c="4"/></text:span><text:span text:style-name="T33">simd_wrap() = </text:span><text:span text:style-name="T32">default</text:span><text:span text:style-name="T33">;</text:span></text:p>
          <text:p text:style-name="P1"><text:span text:style-name="T33"><text:s text:c="4"/></text:span><text:span text:style-name="T33">simd_wrap(</text:span><text:span text:style-name="T32">const</text:span><text:span text:style-name="T33"> simd_wrap&amp; other) = </text:span><text:span text:style-name="T32">default</text:span><text:span text:style-name="T33">;</text:span></text:p>
          <text:p text:style-name="P1"><text:span text:style-name="T33"/></text:p>
          <text:p text:style-name="P1"><text:span text:style-name="T33"><text:s text:c="4"/></text:span><text:span text:style-name="T33">simd_wrap(</text:span><text:span text:style-name="T32">const</text:span><text:span text:style-name="T33"> scalar_type&amp; x):</text:span></text:p>
          <text:p text:style-name="P1"><text:span text:style-name="T33"><text:s text:c="7"/></text:span><text:span text:style-name="T33">value_(</text:span><text:span text:style-name="T77">I::broadcast</text:span><text:span text:style-name="T33">(x)) {}</text:span></text:p>
          <text:p text:style-name="P1"><text:span text:style-name="T33"><text:s text:c="4"/></text:span><text:span text:style-name="T33">simd_wrap(</text:span><text:span text:style-name="T32">const</text:span><text:span text:style-name="T33"> scalar_type (&amp;a)[width]):</text:span></text:p>
          <text:p text:style-name="P1"><text:span text:style-name="T33"><text:s text:c="8"/></text:span><text:span text:style-name="T33">value_(</text:span><text:span text:style-name="T77">I::copy_from</text:span><text:span text:style-name="T33">(a)) {}</text:span></text:p>
          <text:p text:style-name="P1"><text:span text:style-name="T32"><text:s text:c="4"/></text:span><text:span text:style-name="T32">explicit</text:span><text:span text:style-name="T33"> simd_wrap(</text:span><text:span text:style-name="T32">const</text:span><text:span text:style-name="T33"> scalar_type *p):</text:span></text:p>
          <text:p text:style-name="P1"><text:span text:style-name="T33"><text:s text:c="8"/></text:span><text:span text:style-name="T33">value_(</text:span><text:span text:style-name="T77">I::copy_from</text:span><text:span text:style-name="T33">(p)) {}</text:span></text:p>
          <text:p text:style-name="P1"><text:span text:style-name="T33"/></text:p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8;p57" draw:style-name="gr3" draw:text-style-name="P18" draw:layer="layout" svg:width="11.425cm" svg:height="9.358cm" svg:x="13.074cm" svg:y="3.629cm">
          <text:p text:style-name="P20"><text:span text:style-name="T38">Assignment and writes to memory</text:span><text:span text:style-name="T38"><text:line-break/></text:span><text:span text:style-name="T38"/></text:p>
          <text:p text:style-name="P1"><text:span text:style-name="T33"><text:s text:c="4"/></text:span><text:span text:style-name="T33">simd_wrap&amp; </text:span><text:span text:style-name="T32">operator</text:span><text:span text:style-name="T33">=(</text:span><text:span text:style-name="T32">const</text:span><text:span text:style-name="T33"> simd_wrap&amp; other) = </text:span><text:span text:style-name="T32">default</text:span><text:span text:style-name="T33">;</text:span></text:p>
          <text:p text:style-name="P1"><text:span text:style-name="T33"><text:s text:c="4"/></text:span><text:span text:style-name="T33">simd_wrap&amp; </text:span><text:span text:style-name="T32">operator</text:span><text:span text:style-name="T33">=(</text:span><text:span text:style-name="T32">const</text:span><text:span text:style-name="T33"> scalar_type&amp; x) {</text:span></text:p>
          <text:p text:style-name="P1"><text:span text:style-name="T33"><text:s text:c="8"/></text:span><text:span text:style-name="T33">value_ = </text:span><text:span text:style-name="T77">I::broadcast</text:span><text:span text:style-name="T33">(x);</text:span></text:p>
          <text:p text:style-name="P1"><text:span text:style-name="T33"><text:s text:c="8"/></text:span><text:span text:style-name="T32">return</text:span><text:span text:style-name="T33"> *</text:span><text:span text:style-name="T32">this</text:span><text:span text:style-name="T33">;</text:span></text:p>
          <text:p text:style-name="P1"><text:span text:style-name="T33"><text:s text:c="4"/></text:span><text:span text:style-name="T33">}</text:span></text:p>
          <text:p text:style-name="P1"><text:span text:style-name="T32"><text:s text:c="4"/></text:span><text:span text:style-name="T32">void</text:span><text:span text:style-name="T33"> copy_to(scalar_type* p) </text:span><text:span text:style-name="T32">const</text:span><text:span text:style-name="T33"> {</text:span></text:p>
          <text:p text:style-name="P1"><text:span text:style-name="T33"><text:s text:c="8"/></text:span><text:span text:style-name="T77">I::copy_to</text:span><text:span text:style-name="T33">(value_, p);</text:span></text:p>
          <text:p text:style-name="P1"><text:span text:style-name="T33"><text:s text:c="4"/></text:span><text:span text:style-name="T33">}</text:span></text:p>
          <text:p text:style-name="P1"><text:span text:style-name="T33"/></text:p>
          <text:p text:style-name="P1"><text:span text:style-name="T33"><text:s text:c="4"/></text:span><text:span text:style-name="T78">// ...</text:span></text:p>
          <text:p text:style-name="P1"><text:span text:style-name="T79">};</text:span></text:p>
          <text:p text:style-name="P1"><text:span text:style-name="T33"/></text:p>
          <text:p text:style-name="P1"><text:span text:style-name="T33"/></text:p>
          <text:p text:style-name="P1"><text:span text:style-name="T33"/></text:p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9;p57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462;g6219565945_2_29:notes" draw:style-name="gr1" draw:layer="layout" svg:width="16.932cm" svg:height="9.524cm" svg:x="1.059cm" svg:y="1.905cm" draw:page-number="47" presentation:class="page"/>
          <draw:frame draw:name="Google Shape;463;g6219565945_2_29:notes" presentation:style-name="pr5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474;p58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Front-end: </text:span><text:span text:style-name="T58">simd_wrap</text:span><text:span text:style-name="T7"> arithmetic operations</text:span><text:span text:style-name="T33"><text:line-break/></text:span><text:span text:style-name="T33"/></text:p>
            <text:p text:style-name="P31"><text:span text:style-name="T32">template</text:span><text:span text:style-name="T33"> &lt;</text:span><text:span text:style-name="T32">typename</text:span><text:span text:style-name="T33"> I&gt; </text:span><text:span text:style-name="T32">struct</text:span><text:span text:style-name="T33"> simd_wrap {</text:span><text:span text:style-name="T32"> <text:s text:c="3"/></text:span></text:p>
            <text:p text:style-name="P21"><text:span text:style-name="T79"><text:s text:c="4"/></text:span><text:span text:style-name="T79">// …</text:span></text:p>
            <text:p text:style-name="P21"><text:span text:style-name="T32">private</text:span><text:span text:style-name="T33">:</text:span></text:p>
            <text:p text:style-name="P21"><text:span text:style-name="T32"><text:s text:c="4"/></text:span><text:span text:style-name="T32">static</text:span><text:span text:style-name="T33"> simd_wrap wrap(</text:span><text:span text:style-name="T32">const</text:span><text:span text:style-name="T33"> vector_type&amp; v) {</text:span></text:p>
            <text:p text:style-name="P21"><text:span text:style-name="T33"><text:s text:c="8"/></text:span><text:span text:style-name="T33">simd_wrap s;</text:span></text:p>
            <text:p text:style-name="P21"><text:span text:style-name="T33"><text:s text:c="8"/></text:span><text:span text:style-name="T33">s.value_ = v</text:span></text:p>
            <text:p text:style-name="P21"><text:span text:style-name="T33"><text:s text:c="8"/></text:span><text:span text:style-name="T32">return</text:span><text:span text:style-name="T33"> s;</text:span></text:p>
            <text:p text:style-name="P21"><text:span text:style-name="T33"><text:s text:c="4"/></text:span><text:span text:style-name="T33">}</text:span></text:p>
            <text:p text:style-name="P21"><text:span text:style-name="T32">public</text:span><text:span text:style-name="T33">:</text:span></text:p>
            <text:p text:style-name="P21"><text:span text:style-name="T32"><text:s text:c="4"/></text:span><text:span text:style-name="T32">friend</text:span><text:span text:style-name="T33"> simd_wrap </text:span><text:span text:style-name="T32">operator</text:span><text:span text:style-name="T33">+(</text:span><text:span text:style-name="T32">const</text:span><text:span text:style-name="T33"> simd_wrap&amp; a, </text:span><text:span text:style-name="T32">const</text:span><text:span text:style-name="T33"> simd_wrap&amp; b) {</text:span></text:p>
            <text:p text:style-name="P21"><text:span text:style-name="T33"><text:s text:c="8"/></text:span><text:span text:style-name="T32">return</text:span><text:span text:style-name="T33"> wrap(</text:span><text:span text:style-name="T77">I::add</text:span><text:span text:style-name="T33">(a.value_, b.value_));</text:span></text:p>
            <text:p text:style-name="P21"><text:span text:style-name="T33"><text:s text:c="4"/></text:span><text:span text:style-name="T33">}</text:span></text:p>
            <text:p text:style-name="P21"><text:span text:style-name="T32"><text:s text:c="4"/></text:span><text:span text:style-name="T32">friend</text:span><text:span text:style-name="T33"> simd_wrap </text:span><text:span text:style-name="T32">operator</text:span><text:span text:style-name="T33">*(</text:span><text:span text:style-name="T32">const</text:span><text:span text:style-name="T33"> simd_wrap&amp; a, </text:span><text:span text:style-name="T32">const</text:span><text:span text:style-name="T33"> simd_wrap&amp; b) {</text:span></text:p>
            <text:p text:style-name="P21"><text:span text:style-name="T33"><text:s text:c="8"/></text:span><text:span text:style-name="T32">return</text:span><text:span text:style-name="T33"> wrap(</text:span><text:span text:style-name="T77">I::mul</text:span><text:span text:style-name="T33">(a.value_, b.value_));</text:span></text:p>
            <text:p text:style-name="P21"><text:span text:style-name="T33"><text:s text:c="4"/></text:span><text:span text:style-name="T33">}</text:span></text:p>
            <text:p text:style-name="P21"><text:span text:style-name="T32"><text:s text:c="4"/></text:span><text:span text:style-name="T32">friend</text:span><text:span text:style-name="T33"> simd_wrap fma(</text:span><text:span text:style-name="T32">const</text:span><text:span text:style-name="T33"> simd_wrap&amp; a, </text:span><text:span text:style-name="T32">const</text:span><text:span text:style-name="T33"> simd_wrap&amp; b, </text:span><text:span text:style-name="T32">const</text:span><text:span text:style-name="T33"> simd_wrap&amp; c) {</text:span></text:p>
            <text:p text:style-name="P21"><text:span text:style-name="T33"><text:s text:c="8"/></text:span><text:span text:style-name="T32">return</text:span><text:span text:style-name="T33"> wrap(</text:span><text:span text:style-name="T77">I::fma</text:span><text:span text:style-name="T33">(a.value_, b.value_, c.value_));</text:span></text:p>
            <text:p text:style-name="P21"><text:span text:style-name="T33"><text:s text:c="4"/></text:span><text:span text:style-name="T33">}</text:span></text:p>
            <text:p text:style-name="P21"><text:span text:style-name="T33"/></text:p>
            <text:p text:style-name="P21"><text:span text:style-name="T33"><text:s text:c="4"/></text:span><text:span text:style-name="T33">simd_wrap&amp; </text:span><text:span text:style-name="T32">operator</text:span><text:span text:style-name="T33">+=(</text:span><text:span text:style-name="T32">const</text:span><text:span text:style-name="T33"> simd_wrap&amp; a) { value_ = </text:span><text:span text:style-name="T77">I::add</text:span><text:span text:style-name="T33">(value_, a.value_); </text:span><text:span text:style-name="T32">return</text:span><text:span text:style-name="T33"> *</text:span><text:span text:style-name="T32">this</text:span><text:span text:style-name="T33">; }</text:span></text:p>
            <text:p text:style-name="P21"><text:span text:style-name="T33"><text:s text:c="4"/></text:span><text:span text:style-name="T33">simd_wrap&amp; </text:span><text:span text:style-name="T32">operator</text:span><text:span text:style-name="T33">*=(</text:span><text:span text:style-name="T32">const</text:span><text:span text:style-name="T33"> simd_wrap&amp; a) { value_ = </text:span><text:span text:style-name="T77">I::mul</text:span><text:span text:style-name="T33">(value_, a.value_); </text:span><text:span text:style-name="T32">return</text:span><text:span text:style-name="T33"> *</text:span><text:span text:style-name="T32">this</text:span><text:span text:style-name="T33">; }</text:span></text:p>
            <text:p text:style-name="P21"><text:span text:style-name="T32"><text:s text:c="4"/></text:span><text:span text:style-name="T79">// …</text:span></text:p>
            <text:p text:style-name="P21"><text:span text:style-name="T79">};</text:span></text:p>
            <text:p text:style-name="P1"><text:span text:style-name="T33"/></text:p>
            <text:p text:style-name="P1"><text:span text:style-name="T38"/></text:p>
            <text:p text:style-name="P10"><text:span text:style-name="T7"/></text:p>
            <text:p text:style-name="P11"><text:span text:style-name="T7"/></text:p>
            <text:p text:style-name="P17"><text:span text:style-name="T7"/></text:p>
          </draw:text-box>
        </draw:frame>
        <draw:frame draw:name="Google Shape;475;p58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476;p58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471;g6219565945_2_39:notes" draw:style-name="gr1" draw:layer="layout" svg:width="16.932cm" svg:height="9.524cm" svg:x="1.059cm" svg:y="1.905cm" draw:page-number="48" presentation:class="page"/>
          <draw:frame draw:name="Google Shape;472;g6219565945_2_39:notes" presentation:style-name="pr5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481;p59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Front-end: </text:span><text:span text:style-name="T58">simd_wrap</text:span><text:span text:style-name="T7"> element access</text:span></text:p>
            <text:p text:style-name="P11"><text:span text:style-name="T38"/></text:p>
            <text:p text:style-name="P41"><text:span text:style-name="T38"/></text:p>
            <text:p text:style-name="P11"><text:span text:style-name="T7"/></text:p>
            <text:p text:style-name="P11"><text:span text:style-name="T7"/></text:p>
            <text:p text:style-name="P17"><text:span text:style-name="T7"/></text:p>
          </draw:text-box>
        </draw:frame>
        <draw:frame draw:name="Google Shape;482;p59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483;p59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custom-shape draw:name="Google Shape;484;p59" draw:style-name="gr3" draw:text-style-name="P18" draw:layer="layout" svg:width="11.419cm" svg:height="9.336cm" svg:x="13.101cm" svg:y="3.629cm">
          <text:p text:style-name="P1"><text:span text:style-name="T45">template</text:span><text:span text:style-name="T46"> &lt;</text:span><text:span text:style-name="T45">typename</text:span><text:span text:style-name="T46"> I&gt; </text:span><text:span text:style-name="T45">struct</text:span><text:span text:style-name="T46"> simd_wrap { </text:span><text:span text:style-name="T72">// …</text:span><text:span text:style-name="T46"> </text:span></text:p>
          <text:p text:style-name="P1"><text:span text:style-name="T46"><text:s text:c="4"/></text:span><text:span text:style-name="T45">struct</text:span><text:span text:style-name="T46"> element_proxy{</text:span></text:p>
          <text:p text:style-name="P1"><text:span text:style-name="T46"><text:s text:c="8"/></text:span><text:span text:style-name="T46">vector_type* vptr;</text:span></text:p>
          <text:p text:style-name="P1"><text:span text:style-name="T46"><text:s text:c="8"/></text:span><text:span text:style-name="T45">int</text:span><text:span text:style-name="T46"> i;</text:span></text:p>
          <text:p text:style-name="P1"><text:span text:style-name="T46"/></text:p>
          <text:p text:style-name="P1"><text:span text:style-name="T46"><text:s text:c="8"/></text:span><text:span text:style-name="T46">element_proxy </text:span><text:span text:style-name="T45">operator</text:span><text:span text:style-name="T46">=(scalar_type x){</text:span></text:p>
          <text:p text:style-name="P1"><text:span text:style-name="T46"><text:s text:c="12"/></text:span><text:span text:style-name="T46">I::set_element(*vptr, i, x);</text:span></text:p>
          <text:p text:style-name="P1"><text:span text:style-name="T46"><text:s text:c="12"/></text:span><text:span text:style-name="T45">return</text:span><text:span text:style-name="T46"> *</text:span><text:span text:style-name="T45">this</text:span><text:span text:style-name="T46">;</text:span></text:p>
          <text:p text:style-name="P1"><text:span text:style-name="T46"><text:s text:c="8"/></text:span><text:span text:style-name="T46">}</text:span></text:p>
          <text:p text:style-name="P1"><text:span text:style-name="T46"><text:s text:c="8"/></text:span><text:span text:style-name="T45">operator</text:span><text:span text:style-name="T46"> scalar_type() const {</text:span></text:p>
          <text:p text:style-name="P1"><text:span text:style-name="T46"><text:s text:c="12"/></text:span><text:span text:style-name="T45">return</text:span><text:span text:style-name="T46"> I::element(*vptr, i);</text:span></text:p>
          <text:p text:style-name="P1"><text:span text:style-name="T46"><text:s text:c="8"/></text:span><text:span text:style-name="T46">}</text:span></text:p>
          <text:p text:style-name="P1"><text:span text:style-name="T46"><text:s text:c="4"/></text:span><text:span text:style-name="T46">};</text:span></text:p>
          <text:p text:style-name="P1"><text:span text:style-name="T46"/></text:p>
          <text:p text:style-name="P1"><text:span text:style-name="T46"><text:s text:c="4"/></text:span><text:span text:style-name="T46">element_proxy </text:span><text:span text:style-name="T45">operator</text:span><text:span text:style-name="T46">[](</text:span><text:span text:style-name="T45">int</text:span><text:span text:style-name="T46"> i) {</text:span></text:p>
          <text:p text:style-name="P1"><text:span text:style-name="T46"><text:s text:c="8"/></text:span><text:span text:style-name="T45">return</text:span><text:span text:style-name="T46"> element_proxy{&amp;value_, i};</text:span></text:p>
          <text:p text:style-name="P1"><text:span text:style-name="T46"><text:s text:c="4"/></text:span><text:span text:style-name="T46">}</text:span></text:p>
          <text:p text:style-name="P1"><text:span text:style-name="T46"><text:s text:c="4"/></text:span><text:span text:style-name="T46">scalar_type </text:span><text:span text:style-name="T45">operator</text:span><text:span text:style-name="T46">[](</text:span><text:span text:style-name="T45">int</text:span><text:span text:style-name="T46"> i) const {</text:span></text:p>
          <text:p text:style-name="P1"><text:span text:style-name="T46"><text:s text:c="8"/></text:span><text:span text:style-name="T45">return</text:span><text:span text:style-name="T46"> I::element(value_, i);</text:span></text:p>
          <text:p text:style-name="P1"><text:span text:style-name="T46"><text:s text:c="4"/></text:span><text:span text:style-name="T46">}</text:span></text:p>
          <text:p text:style-name="P1"><text:span text:style-name="T46">};</text:span></text:p>
          <text:p text:style-name="P1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5;p59" draw:style-name="gr3" draw:text-style-name="P18" draw:layer="layout" svg:width="11.294cm" svg:height="9.336cm" svg:x="0.9cm" svg:y="3.564cm">
          <text:p text:style-name="P1"><text:span text:style-name="T38">If v is a SIMD vector value, how do we change the elements in this vector?</text:span></text:p>
          <text:p text:style-name="P1"><text:span text:style-name="T38"/></text:p>
          <text:p text:style-name="P1"><text:span text:style-name="T38">A proxy class can hold on to the SIMD value and the element index, and perform an update when it is assigned:</text:span></text:p>
          <text:p text:style-name="P1"><text:span text:style-name="T38"/></text:p>
          <text:p text:style-name="P1"><text:span text:style-name="T38"><text:s text:c="7"/></text:span><text:span text:style-name="T20">simd&lt;</text:span><text:span text:style-name="T80">double</text:span><text:span text:style-name="T20">, 4&gt; v = … ;</text:span></text:p>
          <text:p text:style-name="P1"><text:span text:style-name="T20"/></text:p>
          <text:p text:style-name="P1"><text:span text:style-name="T20"><text:s text:c="4"/></text:span><text:span text:style-name="T81">// v[3] is actually of type</text:span></text:p>
          <text:p text:style-name="P1"><text:span text:style-name="T81"><text:s text:c="4"/></text:span><text:span text:style-name="T81">// simd&lt;double, 4&gt;::element_proxy</text:span></text:p>
          <text:p text:style-name="P1"><text:span text:style-name="T81"><text:s text:c="4"/></text:span><text:span text:style-name="T20">v[3] = 2.3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8;g6219565945_2_48:notes" draw:style-name="gr1" draw:layer="layout" svg:width="16.932cm" svg:height="9.524cm" svg:x="1.059cm" svg:y="1.905cm" draw:page-number="49" presentation:class="page"/>
          <draw:frame draw:name="Google Shape;479;g6219565945_2_48:notes" presentation:style-name="pr5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490;p60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Front-end: adding indirect operations</text:span></text:p>
            <text:p text:style-name="P11"><text:span text:style-name="T38"/></text:p>
            <text:p text:style-name="P12"><text:span text:style-name="T33"/></text:p>
            <text:p text:style-name="P1"><text:span text:style-name="T38"/></text:p>
            <text:p text:style-name="P10"><text:span text:style-name="T7"/></text:p>
            <text:p text:style-name="P11"><text:span text:style-name="T7"/></text:p>
            <text:p text:style-name="P17"><text:span text:style-name="T7"/></text:p>
          </draw:text-box>
        </draw:frame>
        <draw:frame draw:name="Google Shape;491;p60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custom-shape draw:name="Google Shape;492;p60" draw:style-name="gr3" draw:text-style-name="P18" draw:layer="layout" svg:width="11.398cm" svg:height="9.345cm" svg:x="0.9cm" svg:y="3.629cm">
          <text:p text:style-name="P1"><text:span text:style-name="T38">How to represent indexed, indirect access to memory? Unify syntax for gather and scatter operations?</text:span></text:p>
          <text:p text:style-name="P1"><text:span text:style-name="T13"/></text:p>
          <text:p text:style-name="P1"><text:span text:style-name="T13"><text:s text:c="4"/></text:span><text:span text:style-name="T13">simd&lt;int, 4&gt; indices = … ;</text:span></text:p>
          <text:p text:style-name="P1"><text:span text:style-name="T13"/></text:p>
          <text:p text:style-name="P1"><text:span text:style-name="T13"><text:s text:c="4"/></text:span><text:span text:style-name="T12">// gather: v[i] = p[indices[i]]</text:span></text:p>
          <text:p text:style-name="P1"><text:span text:style-name="T13"><text:s text:c="4"/></text:span><text:span text:style-name="T13">simd&lt;double, 4&gt; v = indirect(p, indices);</text:span></text:p>
          <text:p text:style-name="P1"><text:span text:style-name="T13"/></text:p>
          <text:p text:style-name="P1"><text:span text:style-name="T13"><text:s text:c="4"/></text:span><text:span text:style-name="T12">// scatter: p[indices[i]] = v[i]</text:span></text:p>
          <text:p text:style-name="P1"><text:span text:style-name="T13"><text:s text:c="4"/></text:span><text:span text:style-name="T13">indirect(p, indices) = v;</text:span></text:p>
          <text:p text:style-name="P1"><text:span text:style-name="T13"/></text:p>
          <text:p text:style-name="P1"><text:span text:style-name="T38">Make an </text:span><text:span text:style-name="T62">indirect_expression</text:span><text:span text:style-name="T38"> object that is returned by </text:span><text:span text:style-name="T62">indirect()</text:span><text:span text:style-name="T38">, and represents the pointer to memory and SIMD value of offse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3;p60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custom-shape draw:name="Google Shape;494;p60" draw:style-name="gr3" draw:text-style-name="P18" draw:layer="layout" svg:width="12.297cm" svg:height="9.345cm" svg:x="13.101cm" svg:y="3.629cm">
          <text:p text:style-name="P1"><text:span text:style-name="T45"/></text:p>
          <text:p text:style-name="P1"><text:span text:style-name="T45">template</text:span><text:span text:style-name="T46"> &lt;</text:span><text:span text:style-name="T45">typename</text:span><text:span text:style-name="T46"> I&gt; </text:span><text:span text:style-name="T45">struct</text:span><text:span text:style-name="T46"> simd_wrap;</text:span></text:p>
          <text:p text:style-name="P1"><text:span text:style-name="T46"/></text:p>
          <text:p text:style-name="P1"><text:span text:style-name="T45">template</text:span><text:span text:style-name="T46"> &lt;</text:span><text:span text:style-name="T45">typename</text:span><text:span text:style-name="T46"> I, </text:span><text:span text:style-name="T45">typename</text:span><text:span text:style-name="T46"> T&gt;</text:span></text:p>
          <text:p text:style-name="P1"><text:span text:style-name="T45">struct</text:span><text:span text:style-name="T46"> indirect_expression {</text:span></text:p>
          <text:p text:style-name="P1"><text:span text:style-name="T45"><text:s text:c="4"/></text:span><text:span text:style-name="T45">using</text:span><text:span text:style-name="T46"> index_type = </text:span><text:span text:style-name="T45">typename</text:span><text:span text:style-name="T46"> simd_traits&lt;I&gt;::vector_type;</text:span></text:p>
          <text:p text:style-name="P1"><text:span text:style-name="T46"><text:s text:c="4"/></text:span><text:span text:style-name="T46">T* p;</text:span></text:p>
          <text:p text:style-name="P1"><text:span text:style-name="T46"><text:s text:c="4"/></text:span><text:span text:style-name="T46">index_type index;</text:span></text:p>
          <text:p text:style-name="P1"><text:span text:style-name="T46"/></text:p>
          <text:p text:style-name="P1"><text:span text:style-name="T46"><text:s text:c="4"/></text:span><text:span text:style-name="T46">indirect_expression(T* p, </text:span><text:span text:style-name="T45">const</text:span><text:span text:style-name="T46"> index_type&amp; index):</text:span></text:p>
          <text:p text:style-name="P1"><text:span text:style-name="T46"><text:s text:c="8"/></text:span><text:span text:style-name="T46">p(p), index(index) {}</text:span></text:p>
          <text:p text:style-name="P1"><text:span text:style-name="T46"/></text:p>
          <text:p text:style-name="P1"><text:span text:style-name="T45"><text:s text:c="4"/></text:span><text:span text:style-name="T45">template</text:span><text:span text:style-name="T46"> &lt;</text:span><text:span text:style-name="T45">typename</text:span><text:span text:style-name="T46"> J&gt;</text:span></text:p>
          <text:p text:style-name="P1"><text:span text:style-name="T46"><text:s text:c="4"/></text:span><text:span text:style-name="T46">indirect_expression&amp; </text:span><text:span text:style-name="T45">operator</text:span><text:span text:style-name="T46">=(</text:span><text:span text:style-name="T45">const</text:span><text:span text:style-name="T46"> simd_wrap&lt;J&gt;&amp; a) {</text:span></text:p>
          <text:p text:style-name="P1"><text:span text:style-name="T45"><text:s text:c="8"/></text:span><text:span text:style-name="T46">a.copy_to(*</text:span><text:span text:style-name="T45">this</text:span><text:span text:style-name="T46">);</text:span></text:p>
          <text:p text:style-name="P1"><text:span text:style-name="T46"><text:s text:c="8"/></text:span><text:span text:style-name="T46">return *</text:span><text:span text:style-name="T45">this</text:span><text:span text:style-name="T46">;</text:span></text:p>
          <text:p text:style-name="P1"><text:span text:style-name="T46"><text:s text:c="4"/></text:span><text:span text:style-name="T46">}</text:span></text:p>
          <text:p text:style-name="P1"><text:span text:style-name="T46">};</text:span></text:p>
          <text:p text:style-name="P1"><text:span text:style-name="T13"/></text:p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7;g6219565945_2_54:notes" draw:style-name="gr1" draw:layer="layout" svg:width="16.932cm" svg:height="9.524cm" svg:x="1.059cm" svg:y="1.905cm" draw:page-number="50" presentation:class="page"/>
          <draw:frame draw:name="Google Shape;488;g6219565945_2_54:notes" presentation:style-name="pr5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499;p61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Front-end: adding indirect operations</text:span></text:p>
            <text:p text:style-name="P11"><text:span text:style-name="T38"/></text:p>
            <text:p text:style-name="P12"><text:span text:style-name="T33"/></text:p>
            <text:p text:style-name="P1"><text:span text:style-name="T38"/></text:p>
            <text:p text:style-name="P10"><text:span text:style-name="T7"/></text:p>
            <text:p text:style-name="P11"><text:span text:style-name="T7"/></text:p>
            <text:p text:style-name="P17"><text:span text:style-name="T7"/></text:p>
          </draw:text-box>
        </draw:frame>
        <draw:frame draw:name="Google Shape;500;p61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custom-shape draw:name="Google Shape;501;p61" draw:style-name="gr3" draw:text-style-name="P18" draw:layer="layout" svg:width="12.267cm" svg:height="9.474cm" svg:x="13.132cm" svg:y="3.672cm">
          <text:p text:style-name="P1"><text:span text:style-name="T38">Then overload </text:span><text:span text:style-name="T62">simd_wrap</text:span><text:span text:style-name="T38"> constructor and </text:span><text:span text:style-name="T62">copy_to</text:span><text:span text:style-name="T38"> for </text:span><text:span text:style-name="T62">indirect_expression</text:span><text:span text:style-name="T20">.</text:span></text:p>
          <text:p text:style-name="P1"><text:span text:style-name="T32"><text:line-break/></text:span><text:span text:style-name="T45">template</text:span><text:span text:style-name="T46"> &lt;</text:span><text:span text:style-name="T45">typename</text:span><text:span text:style-name="T46"> I&gt; </text:span><text:span text:style-name="T45">struct</text:span><text:span text:style-name="T46"> simd_wrap {</text:span></text:p>
          <text:p text:style-name="P1"><text:span text:style-name="T72"><text:s text:c="4"/></text:span><text:span text:style-name="T72">// …</text:span></text:p>
          <text:p text:style-name="P1"><text:span text:style-name="T45"><text:s text:c="4"/></text:span><text:span text:style-name="T45">template</text:span><text:span text:style-name="T46"> &lt;</text:span><text:span text:style-name="T45">typename</text:span><text:span text:style-name="T46"> J&gt;</text:span></text:p>
          <text:p text:style-name="P1"><text:span text:style-name="T46"><text:s text:c="4"/></text:span><text:span text:style-name="T46">simd_wrap(indirect_expression&lt;J, const scalar_type&gt; pi):</text:span></text:p>
          <text:p text:style-name="P1"><text:span text:style-name="T46"><text:s text:c="8"/></text:span><text:span text:style-name="T46">value_(</text:span><text:span text:style-name="T82">I::gather</text:span><text:span text:style-name="T46">(tag&lt;J&gt;{}, pi.p, pi.index)) {}</text:span></text:p>
          <text:p text:style-name="P1"><text:span text:style-name="T45"/></text:p>
          <text:p text:style-name="P1"><text:span text:style-name="T45"><text:s text:c="4"/></text:span><text:span text:style-name="T45">template</text:span><text:span text:style-name="T46"> &lt;</text:span><text:span text:style-name="T45">typename</text:span><text:span text:style-name="T46"> J&gt;</text:span></text:p>
          <text:p text:style-name="P1"><text:span text:style-name="T46"><text:s text:c="4"/></text:span><text:span text:style-name="T46">simd_wrap(indirect_expression&lt;J, scalar_type&gt; pi):</text:span></text:p>
          <text:p text:style-name="P1"><text:span text:style-name="T46"><text:s text:c="8"/></text:span><text:span text:style-name="T46">value_(</text:span><text:span text:style-name="T82">I::gather</text:span><text:span text:style-name="T46">(tag&lt;J&gt;{}, pi.p, pi.index)) {}</text:span></text:p>
          <text:p text:style-name="P1"><text:span text:style-name="T46"/></text:p>
          <text:p text:style-name="P1"><text:span text:style-name="T72"><text:s text:c="4"/></text:span><text:span text:style-name="T45">template</text:span><text:span text:style-name="T46"> &lt;</text:span><text:span text:style-name="T45">typename</text:span><text:span text:style-name="T46"> J&gt;</text:span></text:p>
          <text:p text:style-name="P1"><text:span text:style-name="T45"><text:s text:c="4"/></text:span><text:span text:style-name="T45">void</text:span><text:span text:style-name="T46"> copy_to(indirect_expression&lt;J, scalar_type&gt; pi)</text:span></text:p>
          <text:p text:style-name="P1"><text:span text:style-name="T46"><text:s text:c="8"/></text:span><text:span text:style-name="T45">const</text:span></text:p>
          <text:p text:style-name="P1"><text:span text:style-name="T46"><text:s text:c="4"/></text:span><text:span text:style-name="T46">{</text:span></text:p>
          <text:p text:style-name="P1"><text:span text:style-name="T46"><text:s text:c="8"/></text:span><text:span text:style-name="T82">I::scatter</text:span><text:span text:style-name="T46">(tag&lt;J&gt;{}, value_, pi.p, pi.index);</text:span></text:p>
          <text:p text:style-name="P1"><text:span text:style-name="T46"><text:s text:c="4"/></text:span><text:span text:style-name="T46">}</text:span></text:p>
          <text:p text:style-name="P1"><text:span text:style-name="T46">};</text:span></text:p>
          <text:p text:style-name="P1"><text:span text:style-name="T33"/></text:p>
          <text:p text:style-name="P1"><text:span text:style-name="T33"/></text:p>
          <text:p text:style-name="P1"><text:span text:style-name="T13"/></text:p>
          <text:p text:style-name="P1"><text:span text:style-name="T13"/></text:p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2;p61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draw:custom-shape draw:name="Google Shape;503;p61" draw:style-name="gr3" draw:text-style-name="P18" draw:layer="layout" svg:width="11.799cm" svg:height="9.325cm" svg:x="0.9cm" svg:y="3.672cm">
          <text:p text:style-name="P1"><text:span text:style-name="T38">We can add </text:span><text:span text:style-name="T62">indirect()</text:span><text:span text:style-name="T38"> to </text:span><text:span text:style-name="T62">simd_wrap</text:span><text:span text:style-name="T38"> as a friend function (for access to the private </text:span><text:span text:style-name="T62">value_</text:span><text:span text:style-name="T38">):</text:span></text:p>
          <text:p text:style-name="P1"><text:span text:style-name="T38"/></text:p>
          <text:p text:style-name="P1"><text:span text:style-name="T45">template</text:span><text:span text:style-name="T46"> &lt;</text:span><text:span text:style-name="T45">typename</text:span><text:span text:style-name="T46"> I&gt; </text:span><text:span text:style-name="T45">struct</text:span><text:span text:style-name="T46"> simd_wrap {</text:span></text:p>
          <text:p text:style-name="P1"><text:span text:style-name="T72"><text:s text:c="4"/></text:span><text:span text:style-name="T72">// …</text:span></text:p>
          <text:p text:style-name="P1"><text:span text:style-name="T45"><text:s text:c="4"/></text:span><text:span text:style-name="T45">template</text:span><text:span text:style-name="T46"> &lt;</text:span></text:p>
          <text:p text:style-name="P1"><text:span text:style-name="T45"><text:s text:c="8"/></text:span><text:span text:style-name="T45">typename</text:span><text:span text:style-name="T46"> Ptr,</text:span></text:p>
          <text:p text:style-name="P1"><text:span text:style-name="T46"><text:s text:c="8"/></text:span><text:span text:style-name="T45">typename</text:span><text:span text:style-name="T46"> =</text:span></text:p>
          <text:p text:style-name="P1"><text:span text:style-name="T46"><text:s text:c="12"/></text:span><text:span text:style-name="T46">std::enable_if_t&lt;std::is_pointer&lt;Ptr&gt;::value&gt;</text:span></text:p>
          <text:p text:style-name="P1"><text:span text:style-name="T46"><text:s text:c="8"/></text:span><text:span text:style-name="T46">&gt;</text:span></text:p>
          <text:p text:style-name="P1"><text:span text:style-name="T45"><text:s text:c="4"/></text:span><text:span text:style-name="T45">friend</text:span><text:span text:style-name="T46"> </text:span><text:span text:style-name="T45">auto</text:span><text:span text:style-name="T46"> indirect(Ptr p, </text:span><text:span text:style-name="T45">const</text:span><text:span text:style-name="T46"> simd_wrap&amp; index)</text:span></text:p>
          <text:p text:style-name="P1"><text:span text:style-name="T46"><text:s text:c="4"/></text:span><text:span text:style-name="T46">{</text:span></text:p>
          <text:p text:style-name="P1"><text:span text:style-name="T45"><text:s text:c="2"/></text:span><text:span text:style-name="T46"><text:s text:c="6"/></text:span><text:span text:style-name="T45">using</text:span><text:span text:style-name="T46"> V = std::remove_reference_t&lt;</text:span><text:span text:style-name="T45">decltype</text:span><text:span text:style-name="T46">(*p)&gt;;</text:span></text:p>
          <text:p text:style-name="P1"><text:span text:style-name="T45"><text:s text:c="8"/></text:span><text:span text:style-name="T45">return</text:span><text:span text:style-name="T46"> indirect_expression&lt;I, V&gt;(p, index.value_);</text:span></text:p>
          <text:p text:style-name="P1"><text:span text:style-name="T46"><text:s text:c="4"/></text:span><text:span text:style-name="T46">}</text:span></text:p>
          <text:p text:style-name="P1"><text:span text:style-name="T46">};</text:span></text:p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6;g623828cc9f_0_26:notes" draw:style-name="gr1" draw:layer="layout" svg:width="16.932cm" svg:height="9.524cm" svg:x="1.059cm" svg:y="1.905cm" draw:page-number="51" presentation:class="page"/>
          <draw:frame draw:name="Google Shape;497;g623828cc9f_0_26:notes" presentation:style-name="pr5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508;p62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Examples</text:span></text:p>
            <text:p text:style-name="P11"><text:span text:style-name="T38"/></text:p>
            <text:p text:style-name="P12"><text:span text:style-name="T33"/></text:p>
            <text:p text:style-name="P1"><text:span text:style-name="T38"/></text:p>
            <text:p text:style-name="P10"><text:span text:style-name="T7"/></text:p>
            <text:p text:style-name="P11"><text:span text:style-name="T7"/></text:p>
            <text:p text:style-name="P17"><text:span text:style-name="T7"/></text:p>
          </draw:text-box>
        </draw:frame>
        <draw:frame draw:name="Google Shape;509;p62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custom-shape draw:name="Google Shape;510;p62" draw:style-name="gr3" draw:text-style-name="P18" draw:layer="layout" svg:width="11.398cm" svg:height="9.474cm" svg:x="0.9cm" svg:y="3.629cm">
          <text:p text:style-name="P1"><text:span text:style-name="T12">#include</text:span><text:span text:style-name="T13"> </text:span><text:span text:style-name="T12">&lt;</text:span><text:span text:style-name="T39">tinysimd/simd.h</text:span><text:span text:style-name="T12">&gt;</text:span></text:p>
          <text:p text:style-name="P1"><text:span text:style-name="T12"/></text:p>
          <text:p text:style-name="P1"><text:span text:style-name="T12">using</text:span><text:span text:style-name="T13"> double4 = tinysimd::simd&lt;</text:span><text:span text:style-name="T12">double</text:span><text:span text:style-name="T13">, </text:span><text:span text:style-name="T14">4</text:span><text:span text:style-name="T13">&gt;;</text:span></text:p>
          <text:p text:style-name="P1"><text:span text:style-name="T13"/></text:p>
          <text:p text:style-name="P1"><text:span text:style-name="T74">// c[i] = k*a[i] + b[i]</text:span></text:p>
          <text:p text:style-name="P1"><text:span text:style-name="T12">void</text:span><text:span text:style-name="T13"> sma(</text:span><text:span text:style-name="T12">double</text:span><text:span text:style-name="T13">* </text:span><text:span text:style-name="T12">__restrict</text:span><text:span text:style-name="T13"> c, </text:span><text:span text:style-name="T12">double</text:span><text:span text:style-name="T13"> k,</text:span></text:p>
          <text:p text:style-name="P1"><text:span text:style-name="T13"><text:s text:c="9"/></text:span><text:span text:style-name="T12">const</text:span><text:span text:style-name="T13"> </text:span><text:span text:style-name="T12">double</text:span><text:span text:style-name="T13">* a, </text:span><text:span text:style-name="T12">const</text:span><text:span text:style-name="T13"> </text:span><text:span text:style-name="T12">double</text:span><text:span text:style-name="T13">* b)</text:span></text:p>
          <text:p text:style-name="P1"><text:span text:style-name="T13">{</text:span></text:p>
          <text:p text:style-name="P1"><text:span text:style-name="T12"><text:s text:c="4"/></text:span><text:span text:style-name="T12">for</text:span><text:span text:style-name="T13"> (</text:span><text:span text:style-name="T12">unsigned</text:span><text:span text:style-name="T13"> i = </text:span><text:span text:style-name="T14">0</text:span><text:span text:style-name="T13">; i&lt;N; i += </text:span><text:span text:style-name="T14">4</text:span><text:span text:style-name="T13">) {</text:span></text:p>
          <text:p text:style-name="P1"><text:span text:style-name="T13"><text:s text:c="8"/></text:span><text:span text:style-name="T13">double4 va(a+i), vb(b+i);</text:span></text:p>
          <text:p text:style-name="P1"><text:span text:style-name="T13"><text:s text:c="8"/></text:span><text:span text:style-name="T12">auto</text:span><text:span text:style-name="T13"> vc = k*va + vb;</text:span></text:p>
          <text:p text:style-name="P1"><text:span text:style-name="T13"><text:s text:c="8"/></text:span><text:span text:style-name="T13">vc.copy_to(c+i);</text:span></text:p>
          <text:p text:style-name="P1"><text:span text:style-name="T13"><text:s text:c="4"/></text:span><text:span text:style-name="T13">}</text:span></text:p>
          <text:p text:style-name="P1"><text:span text:style-name="T13">}</text:span></text:p>
          <text:p text:style-name="P1"><text:span text:style-name="T12"/></text:p>
          <text:p text:style-name="P1"><text:span text:style-name="T32"/></text:p>
          <text:p text:style-name="P1"><text:span text:style-name="T33"/></text:p>
          <text:p text:style-name="P1"><text:span text:style-name="T13"/></text:p>
          <text:p text:style-name="P1"><text:span text:style-name="T13"/></text:p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62" draw:style-name="gr3" draw:text-style-name="P18" draw:layer="layout" svg:width="11.405cm" svg:height="9.332cm" svg:x="13.095cm" svg:y="3.642cm">
          <text:p text:style-name="P20"><text:span text:style-name="T10">clang++-9 -O3 -fno-unroll-loops -march=skylake-avx512</text:span></text:p>
          <text:p text:style-name="P1"><text:span text:style-name="T12"/></text:p>
          <text:p text:style-name="P1"><text:span text:style-name="T16">sma(double*, double, double const*, double const*):</text:span></text:p>
          <text:p text:style-name="P19"><text:span text:style-name="T12">vbroadcastsd</text:span><text:span text:style-name="T13"> </text:span><text:span text:style-name="T15">%xmm0</text:span><text:span text:style-name="T13">, </text:span><text:span text:style-name="T15">%ymm0</text:span></text:p>
          <text:p text:style-name="P21"><text:span text:style-name="T12">xorl</text:span><text:span text:style-name="T13"> </text:span><text:span text:style-name="T15">%eax</text:span><text:span text:style-name="T13">, </text:span><text:span text:style-name="T15">%eax</text:span></text:p>
          <text:p text:style-name="P1"><text:span text:style-name="T16">.LBB0_1:</text:span></text:p>
          <text:p text:style-name="P21"><text:span text:style-name="T12">vmulpd</text:span><text:span text:style-name="T13"> (</text:span><text:span text:style-name="T15">%rsi</text:span><text:span text:style-name="T13">,</text:span><text:span text:style-name="T15">%rax</text:span><text:span text:style-name="T13">,</text:span><text:span text:style-name="T14">8</text:span><text:span text:style-name="T13">), </text:span><text:span text:style-name="T15">%ymm0</text:span><text:span text:style-name="T13">, </text:span><text:span text:style-name="T15">%ymm1</text:span></text:p>
          <text:p text:style-name="P21"><text:span text:style-name="T12">vaddpd</text:span><text:span text:style-name="T13"> (</text:span><text:span text:style-name="T15">%rdx</text:span><text:span text:style-name="T13">,</text:span><text:span text:style-name="T15">%rax</text:span><text:span text:style-name="T13">,</text:span><text:span text:style-name="T14">8</text:span><text:span text:style-name="T13">), </text:span><text:span text:style-name="T15">%ymm1</text:span><text:span text:style-name="T13">, </text:span><text:span text:style-name="T15">%ymm1</text:span></text:p>
          <text:p text:style-name="P21"><text:span text:style-name="T12">vmovupd</text:span><text:span text:style-name="T13"> </text:span><text:span text:style-name="T15">%ymm1</text:span><text:span text:style-name="T13">, (</text:span><text:span text:style-name="T15">%rdi</text:span><text:span text:style-name="T13">,</text:span><text:span text:style-name="T15">%rax</text:span><text:span text:style-name="T13">,</text:span><text:span text:style-name="T14">8</text:span><text:span text:style-name="T13">)</text:span></text:p>
          <text:p text:style-name="P21"><text:span text:style-name="T12">addq</text:span><text:span text:style-name="T13"> </text:span><text:span text:style-name="T17">$4</text:span><text:span text:style-name="T13">, </text:span><text:span text:style-name="T15">%rax</text:span></text:p>
          <text:p text:style-name="P21"><text:span text:style-name="T12">cmpq</text:span><text:span text:style-name="T13"> </text:span><text:span text:style-name="T17">$32768</text:span><text:span text:style-name="T13">, </text:span><text:span text:style-name="T15">%rax</text:span></text:p>
          <text:p text:style-name="P21"><text:span text:style-name="T12">jb</text:span><text:span text:style-name="T13"> </text:span><text:span text:style-name="T16">.LBB0_1</text:span></text:p>
          <text:p text:style-name="P21"><text:span text:style-name="T12">vzeroupper</text:span></text:p>
          <text:p text:style-name="P21"><text:span text:style-name="T12">retq</text:span></text:p>
          <text:p text:style-name="P21"><text:span text:style-name="T12"/></text:p>
          <text:p text:style-name="P21"><text:span text:style-name="T25"/></text:p>
          <text:p text:style-name="P21"><text:span text:style-name="T12"/></text:p>
          <text:p text:style-name="P21"><text:span text:style-name="T12"/></text:p>
          <text:p text:style-name="P2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2;p62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505;g6219565945_2_73:notes" draw:style-name="gr1" draw:layer="layout" svg:width="16.932cm" svg:height="9.524cm" svg:x="1.059cm" svg:y="1.905cm" draw:page-number="52" presentation:class="page"/>
          <draw:frame draw:name="Google Shape;506;g6219565945_2_73:notes" presentation:style-name="pr5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517;p63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Examples</text:span></text:p>
            <text:p text:style-name="P11"><text:span text:style-name="T38"/></text:p>
            <text:p text:style-name="P12"><text:span text:style-name="T33"/></text:p>
            <text:p text:style-name="P1"><text:span text:style-name="T38"/></text:p>
            <text:p text:style-name="P10"><text:span text:style-name="T7"/></text:p>
            <text:p text:style-name="P11"><text:span text:style-name="T7"/></text:p>
            <text:p text:style-name="P17"><text:span text:style-name="T7"/></text:p>
          </draw:text-box>
        </draw:frame>
        <draw:frame draw:name="Google Shape;518;p63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custom-shape draw:name="Google Shape;519;p63" draw:style-name="gr3" draw:text-style-name="P18" draw:layer="layout" svg:width="11.398cm" svg:height="9.474cm" svg:x="0.9cm" svg:y="3.629cm">
          <text:p text:style-name="P1"><text:span text:style-name="T12">#include</text:span><text:span text:style-name="T13"> </text:span><text:span text:style-name="T12">&lt;</text:span><text:span text:style-name="T39">tinysimd/simd.h</text:span><text:span text:style-name="T12">&gt;</text:span></text:p>
          <text:p text:style-name="P1"><text:span text:style-name="T12"/></text:p>
          <text:p text:style-name="P1"><text:span text:style-name="T12">using</text:span><text:span text:style-name="T13"> int4 = tinysimd::simd&lt;</text:span><text:span text:style-name="T12">int</text:span><text:span text:style-name="T13">, </text:span><text:span text:style-name="T14">4</text:span><text:span text:style-name="T13">&gt;;</text:span></text:p>
          <text:p text:style-name="P1"><text:span text:style-name="T12">using</text:span><text:span text:style-name="T13"> double4 = tinysimd::simd&lt;</text:span><text:span text:style-name="T12">double</text:span><text:span text:style-name="T13">, </text:span><text:span text:style-name="T14">4</text:span><text:span text:style-name="T13">&gt;;</text:span></text:p>
          <text:p text:style-name="P1"><text:span text:style-name="T13"/></text:p>
          <text:p text:style-name="P1"><text:span text:style-name="T74">// c[i] = a[index[i]] + b[index[i]]</text:span></text:p>
          <text:p text:style-name="P1"><text:span text:style-name="T12">void</text:span><text:span text:style-name="T13"> mul_indexed(</text:span></text:p>
          <text:p text:style-name="P1"><text:span text:style-name="T12"><text:s text:c="4"/></text:span><text:span text:style-name="T12">double</text:span><text:span text:style-name="T13">* </text:span><text:span text:style-name="T12">__restrict</text:span><text:span text:style-name="T13"> c, </text:span><text:span text:style-name="T12">const</text:span><text:span text:style-name="T13"> </text:span><text:span text:style-name="T12">int</text:span><text:span text:style-name="T13">* index,</text:span></text:p>
          <text:p text:style-name="P1"><text:span text:style-name="T12"><text:s text:c="4"/></text:span><text:span text:style-name="T12">const</text:span><text:span text:style-name="T13"> </text:span><text:span text:style-name="T12">double</text:span><text:span text:style-name="T13">* a, </text:span><text:span text:style-name="T12">const</text:span><text:span text:style-name="T13"> </text:span><text:span text:style-name="T12">double</text:span><text:span text:style-name="T13">* b)</text:span></text:p>
          <text:p text:style-name="P1"><text:span text:style-name="T13">{</text:span></text:p>
          <text:p text:style-name="P1"><text:span text:style-name="T12"><text:s text:c="4"/></text:span><text:span text:style-name="T12">for</text:span><text:span text:style-name="T13"> (</text:span><text:span text:style-name="T12">unsigned</text:span><text:span text:style-name="T13"> i = </text:span><text:span text:style-name="T14">0</text:span><text:span text:style-name="T13">; i&lt;N; i+=</text:span><text:span text:style-name="T14">4</text:span><text:span text:style-name="T13">) {</text:span></text:p>
          <text:p text:style-name="P1"><text:span text:style-name="T13"><text:s text:c="8"/></text:span><text:span text:style-name="T13">int4 vi(index+i);</text:span></text:p>
          <text:p text:style-name="P1"><text:span text:style-name="T13"><text:s text:c="8"/></text:span><text:span text:style-name="T13">double4 vc = double4(indirect(a, vi))*</text:span></text:p>
          <text:p text:style-name="P1"><text:span text:style-name="T13"><text:s text:c="21"/></text:span><text:span text:style-name="T13">double4(indirect(b, vi));</text:span></text:p>
          <text:p text:style-name="P1"><text:span text:style-name="T13"><text:s text:c="8"/></text:span><text:span text:style-name="T13">vc.copy_to(c+i);</text:span></text:p>
          <text:p text:style-name="P1"><text:span text:style-name="T13"><text:s text:c="4"/></text:span><text:span text:style-name="T13">}</text:span></text:p>
          <text:p text:style-name="P1"><text:span text:style-name="T13">}</text:span></text:p>
          <text:p text:style-name="P1"><text:span text:style-name="T13"/></text:p>
          <text:p text:style-name="P1"><text:span text:style-name="T12"/></text:p>
          <text:p text:style-name="P1"><text:span text:style-name="T12"/></text:p>
          <text:p text:style-name="P1"><text:span text:style-name="T32"/></text:p>
          <text:p text:style-name="P1"><text:span text:style-name="T33"/></text:p>
          <text:p text:style-name="P1"><text:span text:style-name="T13"/></text:p>
          <text:p text:style-name="P1"><text:span text:style-name="T13"/></text:p>
          <text:p text:style-name="P1"><text:span text:style-name="T3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63" draw:style-name="gr3" draw:text-style-name="P18" draw:layer="layout" svg:width="11.405cm" svg:height="9.332cm" svg:x="13.095cm" svg:y="3.642cm">
          <text:p text:style-name="P20"><text:span text:style-name="T10">clang++-9 -O3 -fno-unroll-loops -march=skylake-avx512</text:span></text:p>
          <text:p text:style-name="P1"><text:span text:style-name="T12"/></text:p>
          <text:p text:style-name="P1"><text:span text:style-name="T16">permuted_mul(double*, int const*, double const*, double const*):</text:span></text:p>
          <text:p text:style-name="P19"><text:span text:style-name="T12">xorl</text:span><text:span text:style-name="T13"> </text:span><text:span text:style-name="T15">%eax</text:span><text:span text:style-name="T13">, </text:span><text:span text:style-name="T15">%eax</text:span></text:p>
          <text:p text:style-name="P1"><text:span text:style-name="T16">.LBB0_1:</text:span></text:p>
          <text:p text:style-name="P21"><text:span text:style-name="T12">vmovupd</text:span><text:span text:style-name="T13"> (</text:span><text:span text:style-name="T15">%rsi</text:span><text:span text:style-name="T13">,</text:span><text:span text:style-name="T15">%rax</text:span><text:span text:style-name="T13">,</text:span><text:span text:style-name="T14">4</text:span><text:span text:style-name="T13">), </text:span><text:span text:style-name="T15">%xmm0</text:span></text:p>
          <text:p text:style-name="P21"><text:span text:style-name="T12">vpcmpeqd</text:span><text:span text:style-name="T13"> </text:span><text:span text:style-name="T15">%ymm1</text:span><text:span text:style-name="T13">, </text:span><text:span text:style-name="T15">%ymm1</text:span><text:span text:style-name="T13">, </text:span><text:span text:style-name="T15">%ymm1</text:span></text:p>
          <text:p text:style-name="P21"><text:span text:style-name="T12">vxorpd</text:span><text:span text:style-name="T13"> </text:span><text:span text:style-name="T15">%xmm2</text:span><text:span text:style-name="T13">, </text:span><text:span text:style-name="T15">%xmm2</text:span><text:span text:style-name="T13">, </text:span><text:span text:style-name="T15">%xmm2</text:span></text:p>
          <text:p text:style-name="P21"><text:span text:style-name="T12">vgatherdpd</text:span><text:span text:style-name="T13"> </text:span><text:span text:style-name="T15">%ymm1</text:span><text:span text:style-name="T13">, (</text:span><text:span text:style-name="T15">%rdx</text:span><text:span text:style-name="T13">,</text:span><text:span text:style-name="T15">%xmm0</text:span><text:span text:style-name="T13">,</text:span><text:span text:style-name="T14">8</text:span><text:span text:style-name="T13">), </text:span><text:span text:style-name="T15">%ymm2</text:span></text:p>
          <text:p text:style-name="P21"><text:span text:style-name="T12">vpcmpeqd</text:span><text:span text:style-name="T13"> </text:span><text:span text:style-name="T15">%ymm1</text:span><text:span text:style-name="T13">, </text:span><text:span text:style-name="T15">%ymm1</text:span><text:span text:style-name="T13">, </text:span><text:span text:style-name="T15">%ymm1</text:span></text:p>
          <text:p text:style-name="P21"><text:span text:style-name="T12">vxorpd</text:span><text:span text:style-name="T13"> </text:span><text:span text:style-name="T15">%xmm3</text:span><text:span text:style-name="T13">, </text:span><text:span text:style-name="T15">%xmm3</text:span><text:span text:style-name="T13">, </text:span><text:span text:style-name="T15">%xmm3</text:span></text:p>
          <text:p text:style-name="P21"><text:span text:style-name="T12">vgatherdpd</text:span><text:span text:style-name="T13"> </text:span><text:span text:style-name="T15">%ymm1</text:span><text:span text:style-name="T13">, (</text:span><text:span text:style-name="T15">%rcx</text:span><text:span text:style-name="T13">,</text:span><text:span text:style-name="T15">%xmm0</text:span><text:span text:style-name="T13">,</text:span><text:span text:style-name="T14">8</text:span><text:span text:style-name="T13">), </text:span><text:span text:style-name="T15">%ymm3</text:span></text:p>
          <text:p text:style-name="P21"><text:span text:style-name="T12">vmulpd</text:span><text:span text:style-name="T13"> </text:span><text:span text:style-name="T15">%ymm3</text:span><text:span text:style-name="T13">, </text:span><text:span text:style-name="T15">%ymm2</text:span><text:span text:style-name="T13">, </text:span><text:span text:style-name="T15">%ymm0</text:span></text:p>
          <text:p text:style-name="P21"><text:span text:style-name="T12">vmovupd</text:span><text:span text:style-name="T13"> </text:span><text:span text:style-name="T15">%ymm0</text:span><text:span text:style-name="T13">, (</text:span><text:span text:style-name="T15">%rdi</text:span><text:span text:style-name="T13">,</text:span><text:span text:style-name="T15">%rax</text:span><text:span text:style-name="T13">,</text:span><text:span text:style-name="T14">8</text:span><text:span text:style-name="T13">)</text:span></text:p>
          <text:p text:style-name="P21"><text:span text:style-name="T12">addq</text:span><text:span text:style-name="T13"> </text:span><text:span text:style-name="T17">$4</text:span><text:span text:style-name="T13">, </text:span><text:span text:style-name="T15">%rax</text:span></text:p>
          <text:p text:style-name="P21"><text:span text:style-name="T12">cmpq</text:span><text:span text:style-name="T13"> </text:span><text:span text:style-name="T17">$32768</text:span><text:span text:style-name="T13">, </text:span><text:span text:style-name="T15">%rax</text:span></text:p>
          <text:p text:style-name="P21"><text:span text:style-name="T12">jb</text:span><text:span text:style-name="T13"> </text:span><text:span text:style-name="T16">.LBB0_1</text:span></text:p>
          <text:p text:style-name="P21"><text:span text:style-name="T12">vzeroupper</text:span></text:p>
          <text:p text:style-name="P21"><text:span text:style-name="T12">retq</text:span></text:p>
          <text:p text:style-name="P21"><text:span text:style-name="T16"/></text:p>
          <text:p text:style-name="P21"><text:span text:style-name="T12"/></text:p>
          <text:p text:style-name="P21"><text:span text:style-name="T25"/></text:p>
          <text:p text:style-name="P21"><text:span text:style-name="T12"/></text:p>
          <text:p text:style-name="P21"><text:span text:style-name="T12"/></text:p>
          <text:p text:style-name="P2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1;p63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514;g6219565945_2_85:notes" draw:style-name="gr1" draw:layer="layout" svg:width="16.932cm" svg:height="9.524cm" svg:x="1.059cm" svg:y="1.905cm" draw:page-number="53" presentation:class="page"/>
          <draw:frame draw:name="Google Shape;515;g6219565945_2_85:notes" presentation:style-name="pr5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526;p64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Missing features — masks and conditionals</text:span></text:p>
            <text:p text:style-name="P11"><text:span text:style-name="T7"/></text:p>
            <text:p text:style-name="P11"><text:span text:style-name="T58">where(x&gt;3, a) = b + c</text:span></text:p>
            <text:p text:style-name="P11"><text:span text:style-name="T58"/></text:p>
            <text:p text:style-name="P31"><text:span text:style-name="T7">Comparisons produce a </text:span><text:span text:style-name="T58">simd_mask_wrap</text:span><text:span text:style-name="T7">, that also wraps a SIMD implementation, but provides logical operations.</text:span></text:p>
            <text:p text:style-name="P31"><text:span text:style-name="T7"/></text:p>
            <text:p text:style-name="P31"><text:span text:style-name="T7">The </text:span><text:span text:style-name="T58">where</text:span><text:span text:style-name="T7"> function produces a </text:span><text:span text:style-name="T58">where_expression</text:span><text:span text:style-name="T7">, representing a mask and a </text:span><text:span text:style-name="T58">simd_wrap</text:span><text:span text:style-name="T7"> lvalue. Assignments are translated to masked SIMD expressions and blend operations provided by the implementation class.</text:span></text:p>
            <text:p text:style-name="P43"><text:span text:style-name="T7"/></text:p>
          </draw:text-box>
        </draw:frame>
        <draw:frame draw:name="Google Shape;527;p64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528;p64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523;g6219565945_2_66:notes" draw:style-name="gr1" draw:layer="layout" svg:width="16.932cm" svg:height="9.524cm" svg:x="1.059cm" svg:y="1.905cm" draw:page-number="54" presentation:class="page"/>
          <draw:frame draw:name="Google Shape;524;g6219565945_2_66:notes" presentation:style-name="pr6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533;p65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7">Missing features — conversion/casting</text:span></text:p>
            <text:p text:style-name="P11"><text:span text:style-name="T7"/></text:p>
            <text:p text:style-name="P11"><text:span text:style-name="T58">simd&lt;float, 4&gt; x = /*…*/;</text:span></text:p>
            <text:p text:style-name="P11"><text:span text:style-name="T58">simd&lt;double, 4&gt; y = x + 2;</text:span></text:p>
            <text:p text:style-name="P11"><text:span text:style-name="T58"/></text:p>
            <text:p text:style-name="P31"><text:span text:style-name="T7">Add constructors to </text:span><text:span text:style-name="T58">simd_wrap&lt;I&gt;</text:span><text:span text:style-name="T7"> that call another heterogeneous operation </text:span><text:span text:style-name="T58">I::cast_from</text:span><text:span text:style-name="T7"> in the implementation class, with a tag for the source SIMD implementation.</text:span></text:p>
            <text:p text:style-name="P31"><text:span text:style-name="T7"/></text:p>
            <text:p text:style-name="P31"><text:span text:style-name="T7">A top-level templated function </text:span><text:span text:style-name="T58">simd_wrap&lt;I&gt; simd_cast(simd_wrap&lt;J&gt;)</text:span><text:span text:style-name="T7"> asserts width equality and wraps the conversion functions.</text:span></text:p>
            <text:p text:style-name="P43"><text:span text:style-name="T7"/></text:p>
          </draw:text-box>
        </draw:frame>
        <draw:frame draw:name="Google Shape;534;p65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535;p65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530;g623828cc9f_0_16:notes" draw:style-name="gr1" draw:layer="layout" svg:width="16.932cm" svg:height="9.524cm" svg:x="1.059cm" svg:y="1.905cm" draw:page-number="55" presentation:class="page"/>
          <draw:frame draw:name="Google Shape;531;g623828cc9f_0_16:notes" presentation:style-name="pr6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" draw:style-name="dp1" draw:master-page-name="Content">
        <draw:frame draw:name="Google Shape;540;p66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10"><text:span text:style-name="T55">Sample code</text:span></text:p>
            <text:p text:style-name="P44"><text:span text:style-name="T38">Git repo: </text:span><text:span text:style-name="T3"><text:a xlink:href="https://github.com/eth-cscs/examples_cpp" xlink:type="simple">https://github.com/eth-cscs/examples_cpp</text:a></text:span></text:p>
            <text:p text:style-name="P44"><text:span text:style-name="T62">tinysimd</text:span><text:span text:style-name="T38"> code and examples in directory </text:span><text:span text:style-name="T62">Code/tinysimd</text:span></text:p>
            <text:p text:style-name="P45"><text:span text:style-name="T62"/></text:p>
            <text:p text:style-name="P11"><text:span text:style-name="T55">x86-64 instructions and intrinsics</text:span></text:p>
            <text:p text:style-name="P45"><text:span text:style-name="T38">Compiler intrinsics: </text:span><text:span text:style-name="T3"><text:a xlink:href="https://software.intel.com/sites/landingpage/IntrinsicsGuide/" xlink:type="simple">https://software.intel.com/sites/landingpage/IntrinsicsGuide/</text:a></text:span></text:p>
            <text:p text:style-name="P46"><text:span text:style-name="T38">Félix Cloutier’s x86 instruction set reference: </text:span><text:span text:style-name="T3"><text:a xlink:href="https://www.felixcloutier.com/x86/" xlink:type="simple">https://www.felixcloutier.com/x86/</text:a></text:span></text:p>
            <text:p text:style-name="P46"><text:span text:style-name="T38">Agner Fog’s instruction tables: </text:span><text:span text:style-name="T3"><text:a xlink:href="https://www.agner.org/optimize/#manuals" xlink:type="simple">https://www.agner.org/optimize/#manuals</text:a></text:span></text:p>
            <text:p text:style-name="P46"><text:span text:style-name="T73"/></text:p>
            <text:p text:style-name="P10"><text:span text:style-name="T55">Compiler explorer</text:span></text:p>
            <text:p text:style-name="P10"><text:span text:style-name="T3"><text:a xlink:href="https://godbolt.org/" xlink:type="simple">https://godbolt.org</text:a></text:span></text:p>
          </draw:text-box>
        </draw:frame>
        <draw:frame draw:name="Google Shape;541;p66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5">Resources</text:span></text:p>
          </draw:text-box>
        </draw:frame>
        <draw:frame draw:name="Google Shape;542;p66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537;g623828cc9f_0_37:notes" draw:style-name="gr1" draw:layer="layout" svg:width="16.932cm" svg:height="9.524cm" svg:x="1.059cm" svg:y="1.905cm" draw:page-number="56" presentation:class="page"/>
          <draw:frame draw:name="Google Shape;538;g623828cc9f_0_37:notes" presentation:style-name="pr6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547;p67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548;p67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37"><text:span text:style-name="T7">Addendum — constrained indices</text:span></text:p>
            <text:p text:style-name="P31"><text:span text:style-name="T7"/></text:p>
            <text:p text:style-name="P31"><text:span text:style-name="T7">General gather/scatter is typically slow, even if supported in the architecture.</text:span></text:p>
            <text:p text:style-name="P12"><text:span text:style-name="T7"/></text:p>
            <text:p text:style-name="P31"><text:span text:style-name="T7"><text:s/></text:span><text:span text:style-name="T7">But:</text:span></text:p>
            <text:list text:style-name="L20">
              <text:list-item>
                <text:p text:style-name="P12"><text:span text:style-name="T7">If we knew the indices were all the same: </text:span></text:p>
              </text:list-item>
            </text:list>
            <text:list text:style-name="L6">
              <text:list-item>
                <text:p text:style-name="P1"><text:span text:style-name="T7">gather is a single scalar load.</text:span><text:span text:style-name="T7"><text:line-break/></text:span><text:span text:style-name="T7"/></text:p>
              </text:list-item>
            </text:list>
            <text:list text:style-name="L20">
              <text:list-item>
                <text:p text:style-name="P1"><text:span text:style-name="T7">If we knew the indices were all distinct:</text:span></text:p>
              </text:list-item>
            </text:list>
            <text:list text:style-name="L6">
              <text:list-item>
                <text:p text:style-name="P1"><text:span text:style-name="T7">could do an indirect compound add without conflict.</text:span></text:p>
              </text:list-item>
            </text:list>
          </draw:text-box>
        </draw:frame>
        <draw:frame draw:name="Google Shape;549;p67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544;g6219565945_2_106:notes" draw:style-name="gr1" draw:layer="layout" svg:width="16.932cm" svg:height="9.524cm" svg:x="1.059cm" svg:y="1.905cm" draw:page-number="57" presentation:class="page"/>
          <draw:frame draw:name="Google Shape;545;g6219565945_2_106:notes" presentation:style-name="pr6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554;p68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37"><text:span text:style-name="T7">Addendum — constrained indices</text:span></text:p>
            <text:p text:style-name="P11"><text:span text:style-name="T7"/></text:p>
            <text:p text:style-name="P47"><text:span text:style-name="T7">Allow user code to add a </text:span><text:span text:style-name="T52">constraint</text:span><text:span text:style-name="T7"> to an indirect expression</text:span></text:p>
            <text:p text:style-name="P12"><text:span text:style-name="T7"/></text:p>
            <text:p text:style-name="P17"><text:span text:style-name="T7"><text:s/></text:span><text:span text:style-name="T7"><text:tab/></text:span></text:p>
          </draw:text-box>
        </draw:frame>
        <draw:frame draw:name="Google Shape;555;p68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556;p68" draw:style-name="standard" draw:layer="layout" svg:width="20.107cm" svg:height="6.436cm" svg:x="2.646cm" svg:y="6.38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38">Indices</text:span></text:p>
              </table:table-cell>
              <table:table-cell>
                <text:p text:style-name="P1"><text:span text:style-name="T38">Constraint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38">3, 3, 3, 3</text:span></text:p>
              </table:table-cell>
              <table:table-cell>
                <text:p text:style-name="P1"><text:span text:style-name="T67">constant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38">3, 4, 5, 6</text:span></text:p>
              </table:table-cell>
              <table:table-cell>
                <text:p text:style-name="P1"><text:span text:style-name="T67">contiguous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38">3, 5, 2, 7</text:span></text:p>
              </table:table-cell>
              <table:table-cell>
                <text:p text:style-name="P1"><text:span text:style-name="T67">independent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38">3, 5, 5, 8</text:span></text:p>
              </table:table-cell>
              <table:table-cell>
                <text:p text:style-name="P1"><text:span text:style-name="T67">monotonic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38">3, 5, 2, 5</text:span></text:p>
              </table:table-cell>
              <table:table-cell>
                <text:p text:style-name="P1"><text:span text:style-name="T67">non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557;p68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551;g6219565945_2_94:notes" draw:style-name="gr1" draw:layer="layout" svg:width="16.932cm" svg:height="9.524cm" svg:x="1.059cm" svg:y="1.905cm" draw:page-number="58" presentation:class="page"/>
          <draw:frame draw:name="Google Shape;552;g6219565945_2_94:notes" presentation:style-name="pr6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nysimd: a tiny SIMD library" draw:style-name="dp1" draw:master-page-name="Content">
        <draw:frame draw:name="Google Shape;562;p69" presentation:style-name="pr5" draw:text-style-name="P9" draw:layer="layout" svg:width="23.6cm" svg:height="1.795cm" svg:x="0.9cm" svg:y="0.096cm" presentation:class="title" presentation:user-transformed="true">
          <draw:text-box>
            <text:p text:style-name="P1"><text:span text:style-name="T64">tinysimd</text:span><text:span text:style-name="T5">: a tiny SIMD library</text:span></text:p>
          </draw:text-box>
        </draw:frame>
        <draw:frame draw:name="Google Shape;563;p69" presentation:style-name="pr6" draw:text-style-name="P14" draw:layer="layout" svg:width="23.6cm" svg:height="10.708cm" svg:x="0.9cm" svg:y="2.265cm" presentation:class="outline" presentation:user-transformed="true">
          <draw:text-box>
            <text:p text:style-name="P37"><text:span text:style-name="T7">Addendum — constrained indices</text:span></text:p>
            <text:p text:style-name="P11"><text:span text:style-name="T7"/></text:p>
            <text:p text:style-name="P11"><text:span text:style-name="T7"/></text:p>
            <text:list text:style-name="L10">
              <text:list-item>
                <text:p text:style-name="P12"><text:span text:style-name="T7">Add a </text:span><text:span text:style-name="T58">constraint</text:span><text:span text:style-name="T7"> field to </text:span><text:span text:style-name="T58">indirect_expression</text:span><text:span text:style-name="T7">, defaulting to</text:span><text:span text:style-name="T58"> constraint::none</text:span><text:span text:style-name="T7">.</text:span><text:span text:style-name="T7"><text:line-break/></text:span><text:span text:style-name="T7"/></text:p>
              </text:list-item>
              <text:list-item>
                <text:p text:style-name="P1"><text:span text:style-name="T7">Add fallback implementations for gather and scatter that take a </text:span><text:span text:style-name="T58">constraint</text:span><text:span text:style-name="T7">, and dispatch accordingly.</text:span><text:span text:style-name="T7"><text:line-break/></text:span><text:span text:style-name="T7"/></text:p>
              </text:list-item>
              <text:list-item>
                <text:p text:style-name="P1"><text:span text:style-name="T7">Add a fallback implementation for a scatter-reduce operation, that implements the indirect </text:span><text:span text:style-name="T58">+=</text:span><text:span text:style-name="T7"> operation, dispatching on </text:span><text:span text:style-name="T58">constraint</text:span><text:span text:style-name="T7">.</text:span></text:p>
              </text:list-item>
            </text:list>
            <text:p text:style-name="P17"><text:span text:style-name="T7"/></text:p>
          </draw:text-box>
        </draw:frame>
        <draw:frame draw:name="Google Shape;564;p69" presentation:style-name="pr7" draw:text-style-name="P16" draw:layer="layout" svg:width="0.799cm" svg:height="0.299cm" svg:x="12.7cm" svg:y="13.451cm" presentation:class="page-number" presentation:user-transformed="true">
          <draw:text-box>
            <text:p text:style-name="P15"><text:span text:style-name="T8"><text:page-number>&lt;number&gt;</text:page-number></text:span></text:p>
          </draw:text-box>
        </draw:frame>
        <presentation:notes draw:style-name="dp2">
          <draw:page-thumbnail draw:name="Google Shape;559;g6219565945_2_101:notes" draw:style-name="gr1" draw:layer="layout" svg:width="16.932cm" svg:height="9.524cm" svg:x="1.059cm" svg:y="1.905cm" draw:page-number="59" presentation:class="page"/>
          <draw:frame draw:name="Google Shape;560;g6219565945_2_101:notes" presentation:style-name="pr6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ntent-outline3" style:family="presentation" style:parent-style-name="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ntent-outline4" style:family="presentation" style:parent-style-name="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7f7f7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8cm" svg:stroke-color="#a60b1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.15cm" fo:padding-right="0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.15cm" fo:wrap-option="wrap"/>
    </style:style>
    <style:style style:name="Mpr5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.15cm" fo:padding-right="0cm" fo:wrap-option="wrap"/>
    </style:style>
    <style:style style:name="Mpr6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1" draw:style-name="Mgr3" draw:text-style-name="MP5" draw:layer="backgroundobjects" drawooo:display="printer" svg:width="0.001cm" svg:height="0.299cm" svg:x="12.7cm" svg:y="13.451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1" draw:style-name="Mgr4" draw:text-style-name="MP5" draw:layer="backgroundobjects" drawooo:display="printer" svg:width="1.699cm" svg:height="0.277cm" svg:x="22.809cm" svg:y="13.455cm">
        <draw:image xlink:href="Pictures/10000201000009AA000001947961A2D336B2115C.png" xlink:type="simple" xlink:show="embed" xlink:actuate="onLoad">
          <text:p/>
        </draw:image>
      </draw:frame>
      <draw:frame draw:name="Google Shape;12;p1" draw:style-name="Mgr4" draw:text-style-name="MP5" draw:layer="backgroundobjects" drawooo:display="printer" svg:width="2.252cm" svg:height="0.914cm" svg:x="0.734cm" svg:y="13.131cm">
        <draw:image xlink:href="Pictures/10000201000006210000027DA4CB64A5DCCC4C6E.png" xlink:type="simple" xlink:show="embed" xlink:actuate="onLoad">
          <text:p/>
        </draw:image>
      </draw:frame>
      <draw:frame draw:name="Google Shape;14;p2" draw:style-name="Mgr4" draw:text-style-name="MP5" draw:layer="backgroundobjects" svg:width="25.399cm" svg:height="4.566cm" svg:x="0cm" svg:y="2.576cm">
        <draw:image xlink:href="Pictures/10000000000003BD000000AC15F9F62A858E83B4.jpg" xlink:type="simple" xlink:show="embed" xlink:actuate="onLoad">
          <text:p/>
        </draw:image>
      </draw:frame>
      <draw:frame draw:name="Google Shape;15;p2" presentation:style-name="TITLE-title" draw:layer="backgroundobjects" svg:width="23.6cm" svg:height="2.248cm" svg:x="0.9cm" svg:y="7.144cm" presentation:class="title" presentation:placeholder="true" presentation:user-transformed="true">
        <draw:text-box/>
      </draw:frame>
      <draw:custom-shape draw:name="Google Shape;17;p2" draw:style-name="Mgr5" draw:text-style-name="MP5" draw:layer="backgroundobjects" svg:width="25.399cm" svg:height="0.001cm" svg:x="0cm" svg:y="7.144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8;p2" draw:style-name="Mgr4" draw:text-style-name="MP5" draw:layer="backgroundobjects" svg:width="5.252cm" svg:height="1.469cm" svg:x="0.638cm" svg:y="0.667cm">
        <draw:image xlink:href="Pictures/1000020100000762000002114368B3B06D152B0F.png" xlink:type="simple" xlink:show="embed" xlink:actuate="onLoad">
          <text:p/>
        </draw:image>
      </draw:frame>
      <draw:frame draw:name="Google Shape;19;p2" draw:style-name="Mgr4" draw:text-style-name="MP5" draw:layer="backgroundobjects" svg:width="1.974cm" svg:height="0.322cm" svg:x="22.511cm" svg:y="0.963cm">
        <draw:image xlink:href="Pictures/10000201000009AA000001947961A2D336B2115C.png" xlink:type="simple" xlink:show="embed" xlink:actuate="onLoad">
          <text:p/>
        </draw:image>
      </draw:frame>
      <draw:frame draw:name="Google Shape;20;p2" presentation:style-name="Mpr1" draw:text-style-name="MP7" draw:layer="backgroundobjects" svg:width="1.523cm" svg:height="1.092cm" svg:x="23.769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" style:page-layout-name="PM1" draw:style-name="Mdp1">
      <draw:custom-shape draw:name="Google Shape;10;p1" draw:style-name="Mgr3" draw:text-style-name="MP5" draw:layer="backgroundobjects" svg:width="0.001cm" svg:height="0.299cm" svg:x="12.7cm" svg:y="13.451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1" draw:style-name="Mgr4" draw:text-style-name="MP5" draw:layer="backgroundobjects" svg:width="1.699cm" svg:height="0.277cm" svg:x="22.809cm" svg:y="13.455cm">
        <draw:image xlink:href="Pictures/10000201000009AA000001947961A2D336B2115C.png" xlink:type="simple" xlink:show="embed" xlink:actuate="onLoad">
          <text:p/>
        </draw:image>
      </draw:frame>
      <draw:frame draw:name="Google Shape;12;p1" draw:style-name="Mgr4" draw:text-style-name="MP5" draw:layer="backgroundobjects" svg:width="2.252cm" svg:height="0.914cm" svg:x="0.734cm" svg:y="13.131cm">
        <draw:image xlink:href="Pictures/10000201000006210000027DA4CB64A5DCCC4C6E.png" xlink:type="simple" xlink:show="embed" xlink:actuate="onLoad">
          <text:p/>
        </draw:image>
      </draw:frame>
      <draw:frame draw:name="Google Shape;22;p3" presentation:style-name="Content-title" draw:layer="backgroundobjects" svg:width="23.6cm" svg:height="1.795cm" svg:x="0.9cm" svg:y="0.096cm" presentation:class="title" presentation:placeholder="true" presentation:user-transformed="true">
        <draw:text-box/>
      </draw:frame>
      <draw:frame draw:name="Google Shape;23;p3" presentation:style-name="Content-outline1" draw:layer="backgroundobjects" svg:width="23.6cm" svg:height="10.708cm" svg:x="0.9cm" svg:y="2.265cm" presentation:class="outline" presentation:placeholder="true" presentation:user-transformed="true">
        <draw:text-box/>
      </draw:frame>
      <draw:frame draw:name="Google Shape;24;p3" presentation:style-name="Mpr4" draw:text-style-name="MP8" draw:layer="backgroundobjects" svg:width="8.575cm" svg:height="0.299cm" svg:x="4.099cm" svg:y="13.451cm" presentation:class="footer" presentation:user-transformed="true">
        <draw:text-box>
          <text:p/>
        </draw:text-box>
      </draw:frame>
      <draw:frame draw:name="Google Shape;25;p3" presentation:style-name="Mpr5" draw:text-style-name="MP8" draw:layer="backgroundobjects" svg:width="0.799cm" svg:height="0.299cm" svg:x="12.7cm" svg:y="13.451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Content-title" draw:layer="backgroundobjects" svg:width="16.931cm" svg:height="9.524cm" svg:x="1.059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18"/>
    <meta:generator>LibreOfficeDev/6.0.5.2$Linux_X86_64 LibreOffice_project/</meta:generator>
  </office:meta>
</office:document-meta>
</file>